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410000032A10D3C6E2.png"/>
  <manifest:file-entry manifest:media-type="image/png" manifest:full-path="Pictures/10000000000003410000032A54EBCCE7.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1EC900000E80F65B92BD.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text-properties fo:color="#000000" fo:font-weight="normal" style:font-weight-asian="normal" style:font-weight-complex="normal"/>
    </style:style>
    <style:style style:name="P52" style:family="paragraph" style:parent-style-name="Text_20_body">
      <style:paragraph-properties fo:text-align="start" style:justify-single-word="false"/>
      <style:text-properties fo:color="#000000" fo:font-weight="normal" style:font-weight-asian="normal" style:font-weight-complex="normal"/>
    </style:style>
    <style:style style:name="P53" style:family="paragraph" style:parent-style-name="Text_20_body">
      <style:paragraph-properties fo:text-align="center" style:justify-single-word="false"/>
      <style:text-properties fo:color="#000000" fo:font-weight="bold" style:font-weight-asian="bold" style:font-weight-complex="bold"/>
    </style:style>
    <style:style style:name="P54" style:family="paragraph" style:parent-style-name="Text_20_body">
      <style:text-properties fo:color="#000000" fo:font-size="10pt" fo:background-color="transparent" style:font-size-asian="10pt" style:font-size-complex="10pt"/>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ab-stops>
          <style:tab-stop style:position="3.1909in"/>
        </style:tab-stops>
      </style:paragraph-properties>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ab-stops>
          <style:tab-stop style:position="3.1909in"/>
        </style:tab-stops>
      </style:paragraph-properties>
    </style:style>
    <style:style style:name="P59" style:family="paragraph" style:parent-style-name="Text_20_body">
      <style:text-properties fo:font-size="10pt" style:font-size-asian="10pt" style:font-size-complex="10pt"/>
    </style:style>
    <style:style style:name="P60" style:family="paragraph" style:parent-style-name="Text_20_body">
      <style:text-properties fo:color="#ff0000"/>
    </style:style>
    <style:style style:name="P61" style:family="paragraph" style:parent-style-name="Text_20_body">
      <style:text-properties fo:color="#ff0000" fo:font-weight="bold" style:font-weight-asian="bold" style:font-weight-complex="bold"/>
    </style:style>
    <style:style style:name="P62" style:family="paragraph" style:parent-style-name="Text_20_body">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style>
    <style:style style:name="P64" style:family="paragraph" style:parent-style-name="Preformatted_20_Text">
      <style:paragraph-properties fo:margin-top="0in" fo:margin-bottom="0.1965in"/>
      <style:text-properties fo:color="#0000cc" fo:font-size="10pt" fo:background-color="#e7e7ff" style:font-size-asian="10pt" style:font-size-complex="10pt"/>
    </style:style>
    <style:style style:name="P65" style:family="paragraph" style:parent-style-name="Preformatted_20_Text">
      <style:paragraph-properties fo:margin-top="0in" fo:margin-bottom="0.1965in"/>
      <style:text-properties fo:color="#000000"/>
    </style:style>
    <style:style style:name="P66" style:family="paragraph" style:parent-style-name="Preformatted_20_Text">
      <style:paragraph-properties fo:margin-top="0in" fo:margin-bottom="0.1965in"/>
      <style:text-properties fo:color="#000000" fo:font-size="10pt" style:font-size-asian="10pt" style:font-size-complex="10pt"/>
    </style:style>
    <style:style style:name="P67" style:family="paragraph" style:parent-style-name="Preformatted_20_Text">
      <style:paragraph-properties fo:margin-top="0in" fo:margin-bottom="0.1965in"/>
      <style:text-properties fo:color="#0000ff" fo:font-size="10pt" fo:background-color="#e7e7ff" style:font-size-asian="10pt" style:font-size-complex="10pt"/>
    </style:style>
    <style:style style:name="P68" style:family="paragraph" style:parent-style-name="Preformatted_20_Text">
      <style:paragraph-properties fo:margin-top="0in" fo:margin-bottom="0.1965in"/>
      <style:text-properties fo:color="#0000ff" fo:font-size="10pt" style:font-size-asian="10pt" style:font-size-complex="10pt"/>
    </style:style>
    <style:style style:name="P69" style:family="paragraph" style:parent-style-name="Preformatted_20_Text">
      <style:paragraph-properties fo:margin-top="0in" fo:margin-bottom="0.1965in"/>
      <style:text-properties fo:font-size="10pt" style:font-size-asian="10pt" style:font-size-complex="10pt"/>
    </style:style>
    <style:style style:name="P70" style:family="paragraph" style:parent-style-name="Text_20_body">
      <style:paragraph-properties fo:margin-top="0in" fo:margin-bottom="0.1965in"/>
      <style:text-properties fo:color="#000000"/>
    </style:style>
    <style:style style:name="P71" style:family="paragraph" style:parent-style-name="Preformatted_20_Text">
      <style:paragraph-properties fo:margin-left="0.502in" fo:margin-right="0in" fo:text-indent="0in" style:auto-text-indent="false"/>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Standard">
      <style:paragraph-properties fo:margin-left="0.3882in" fo:margin-right="0in" fo:text-indent="0in" style:auto-text-indent="false"/>
    </style:style>
    <style:style style:name="P74" style:family="paragraph" style:parent-style-name="Text_20_body">
      <style:paragraph-properties fo:margin-left="0.511in" fo:margin-right="0in" fo:text-indent="0in" style:auto-text-indent="false"/>
      <style:text-properties fo:font-size="10.5pt" style:font-size-asian="10.5pt" style:font-size-complex="10.5pt"/>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end" style:justify-single-word="false"/>
    </style:style>
    <style:style style:name="P77" style:family="paragraph" style:parent-style-name="Standard">
      <style:paragraph-properties fo:margin-left="0.4071in" fo:margin-right="0in" fo:text-indent="0in" style:auto-text-indent="false"/>
    </style:style>
    <style:style style:name="P78" style:family="paragraph" style:parent-style-name="Hanging_20_indent">
      <style:paragraph-properties>
        <style:tab-stops/>
      </style:paragraph-properties>
    </style:style>
    <style:style style:name="P79" style:family="paragraph" style:parent-style-name="Text_20_body_20_indent">
      <style:paragraph-properties>
        <style:tab-stops>
          <style:tab-stop style:position="3.1909in"/>
        </style:tab-stops>
      </style:paragraph-properties>
    </style:style>
    <style:style style:name="P80" style:family="paragraph" style:parent-style-name="Text_20_body_20_indent">
      <style:text-properties fo:font-size="9pt" style:font-size-asian="9pt" style:font-size-complex="9pt"/>
    </style:style>
    <style:style style:name="P81" style:family="paragraph" style:parent-style-name="Table_20_Contents">
      <style:paragraph-properties fo:margin-left="1.3902in" fo:margin-right="0.0047in" fo:text-align="start" style:justify-single-word="false" fo:text-indent="0in" style:auto-text-indent="false"/>
    </style:style>
    <style:style style:name="P82" style:family="paragraph" style:parent-style-name="Table_20_Heading">
      <style:paragraph-properties fo:text-align="center" style:justify-single-word="false"/>
    </style:style>
    <style:style style:name="P83" style:family="paragraph" style:parent-style-name="Text_20_body_20_indent">
      <style:paragraph-properties fo:margin-left="0.4866in" fo:margin-right="0in" fo:text-indent="0in" style:auto-text-indent="false"/>
    </style:style>
    <style:style style:name="P84" style:family="paragraph" style:parent-style-name="Contents_20_4">
      <style:paragraph-properties>
        <style:tab-stops>
          <style:tab-stop style:position="6.3354in" style:type="right" style:leader-style="dotted" style:leader-text="."/>
        </style:tab-stops>
      </style:paragraph-properties>
    </style:style>
    <style:style style:name="P85" style:family="paragraph" style:parent-style-name="Contents_20_3">
      <style:paragraph-properties>
        <style:tab-stops>
          <style:tab-stop style:position="6.5319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Text_20_body" style:list-style-name="List_20_1"/>
    <style:style style:name="P89" style:family="paragraph" style:parent-style-name="Text_20_body" style:list-style-name="List_20_1">
      <style:paragraph-properties fo:margin-left="0.6063in" fo:margin-right="0in" fo:text-indent="-0.1575in" style:auto-text-indent="false">
        <style:tab-stops/>
      </style:paragraph-properties>
    </style:style>
    <style:style style:name="P90" style:family="paragraph" style:parent-style-name="Text_20_body" style:list-style-name="L1">
      <style:paragraph-properties fo:margin-left="0in" fo:margin-right="0in" fo:text-indent="0in" style:auto-text-indent="false"/>
    </style:style>
    <style:style style:name="P91"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2" style:family="paragraph" style:parent-style-name="List" style:list-style-name="L3"/>
    <style:style style:name="P93" style:family="paragraph" style:parent-style-name="Heading_20_2">
      <style:text-properties fo:color="#000000"/>
    </style:style>
    <style:style style:name="P94" style:family="paragraph" style:parent-style-name="Heading_20_1">
      <style:paragraph-properties fo:break-before="page"/>
    </style:style>
    <style:style style:name="P95" style:family="paragraph" style:parent-style-name="Heading_20_1">
      <style:paragraph-properties fo:margin-left="0in" fo:margin-right="0in" fo:text-indent="0in" style:auto-text-indent="false"/>
    </style:style>
    <style:style style:name="P96" style:family="paragraph" style:parent-style-name="Heading_20_3">
      <style:text-properties fo:color="#000000"/>
    </style:style>
    <style:style style:name="P97" style:family="paragraph" style:parent-style-name="Heading_20_4">
      <style:text-properties fo:color="#000000"/>
    </style:style>
    <style:style style:name="P98" style:family="paragraph" style:parent-style-name="Heading_20_4">
      <style:paragraph-properties fo:margin-left="0in" fo:margin-right="0in" fo:text-indent="0in" style:auto-text-indent="false"/>
    </style:style>
    <style:style style:name="P99" style:family="paragraph" style:parent-style-name="List_20_1" style:list-style-name="L2">
      <style:paragraph-properties fo:margin-left="0.6535in" fo:margin-right="0in" fo:text-indent="-0.2555in" style:auto-text-indent="false">
        <style:tab-stops/>
      </style:paragraph-properties>
    </style:style>
    <style:style style:name="P100" style:family="paragraph" style:parent-style-name="List_20_1" style:list-style-name="L2">
      <style:paragraph-properties fo:margin-left="0.6346in" fo:margin-right="0in" fo:text-indent="-0.2555in" style:auto-text-indent="false">
        <style:tab-stops/>
      </style:paragraph-properties>
    </style:style>
    <style:style style:name="P101"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Pip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7"><text:bookmark-start text:name="DDE_LINK22"/>1 Preface<text:tab/>8</text:p>
          <text:p text:style-name="P86">1.1 Dedication<text:tab/>8</text:p>
          <text:p text:style-name="P86">1.2 Acknowledgments<text:tab/>8</text:p>
          <text:p text:style-name="P86">1.3 Support Email List<text:tab/>8</text:p>
          <text:p text:style-name="P86">1.4 Recommended Weekly Sequence When Teaching A Class With This Book<text:tab/>8</text:p>
          <text:p text:style-name="P87">2 Introduction<text:tab/>9</text:p>
          <text:p text:style-name="P86">2.1 Patterns And STEM<text:tab/>9</text:p>
          <text:p text:style-name="P87">3 Patterns And Pattern Spaces<text:tab/>10</text:p>
          <text:p text:style-name="P86">3.1 Exploring A Permutation Pattern Space<text:tab/>10</text:p>
          <text:p text:style-name="P85">3.1.1 Generating Permutation Patterns With PermutationsList()<text:tab/>10</text:p>
          <text:p text:style-name="P85">3.1.2 The Permutations() Function And The Enormous Pattern Spaces It Can Work With<text:tab/>14</text:p>
          <text:p text:style-name="P86">3.2 Tools For Moving Through A Pattern Space<text:tab/>16</text:p>
          <text:p text:style-name="P85">3.2.1 Walking Through A Pattern Space With Pencil And Paper<text:tab/>16</text:p>
          <text:p text:style-name="P85">3.2.2 Flying A Spacecraft Through A Pattern Space With A Loop Based Program<text:tab/>17</text:p>
          <text:p text:style-name="P84">3.2.2.1 A Pattern Space Can Quickly Become Too Vast For Even A Computer "Spacecraft" To Traverse<text:tab/>18</text:p>
          <text:p text:style-name="P85">3.2.3 Hyperspace Jumping Through A Pattern Space With Mathematical Formulas And Theorems<text:tab/>20</text:p>
          <text:p text:style-name="P84">3.2.3.1 Beginning The Search For An Integer Summing Jump Point<text:tab/>20</text:p>
          <text:p text:style-name="P84">3.2.3.2 Switching To Mathematical Notation<text:tab/>23</text:p>
          <text:p text:style-name="P85">3.2.4 Formulas And Theorems Are Like Hyperspace Jump Points<text:tab/>27</text:p>
          <text:p text:style-name="P85">3.2.5 The Greek Letter Sigma () Is Used In Mathematical Notation To Represent The Sum Operation<text:tab/>28</text:p>
          <text:p text:style-name="P84">3.2.5.1 Summing Without Applying An Operation<text:tab/>28</text:p>
          <text:p text:style-name="P84">3.2.5.2 Applying An Operation While Summing<text:tab/>29</text:p>
          <text:p text:style-name="P85">3.2.6 Mathematical Notation Was Designed To Relay Complex Ideas With A Minimum Amount Of Writing (Or Typing!)<text:tab/>30</text:p>
          <text:p text:style-name="P84">3.2.6.1 Knowing How To Program Makes Learning Mathematics Easier<text:tab/>30</text:p>
          <text:p text:style-name="P84">3.2.6.2 Using Juxtaposition Notation For Multiplication Instead Of The * Operator In Mathematical Notation<text:tab/>30</text:p>
          <text:p text:style-name="P86">3.3 Exercises<text:tab/>31</text:p>
          <text:p text:style-name="P85">3.3.1 Exercise 1<text:tab/>31</text:p>
          <text:p text:style-name="P85">3.3.2 Exercise 2<text:tab/>32</text:p>
          <text:p text:style-name="P85">3.3.3 Exercise 3<text:tab/>32</text:p>
          <text:p text:style-name="P85">3.3.4 Exercise 4<text:tab/>32</text:p>
          <text:p text:style-name="P85">3.3.5 Exercise 5<text:tab/>34</text:p>
          <text:p text:style-name="P85"><text:soft-page-break/>3.3.6 Exercise 6<text:tab/>35</text:p>
          <text:p text:style-name="P87">4 Number System Patterns (Some Have Big Gaps, Some Have Small Gaps or No Gaps)<text:tab/>36</text:p>
          <text:p text:style-name="P86">4.1 Number Systems Which Have Big Gaps<text:tab/>36</text:p>
          <text:p text:style-name="P85">4.1.1 - The Natural (Or Counting) Numbers<text:tab/>36</text:p>
          <text:p text:style-name="P85">4.1.2 The Integers (Natural Numbers Plus Their Negative Counterparts)<text:tab/>37</text:p>
          <text:p text:style-name="P85">4.1.3 The Big Gaps Which Exist Between Natural Numbers And Integers<text:tab/>38</text:p>
          <text:p text:style-name="P84">4.1.3.1 Zooming Into The Area Between The Integers 0 And 1<text:tab/>38</text:p>
          <text:p text:style-name="P85">4.1.4 Natural Numbers And Integers Are Used When Counting Things; Discrete Mathematics<text:tab/>39</text:p>
          <text:p text:style-name="P86">4.2 The Rational Numbers, A Number System Which Has Small Gaps<text:tab/>40</text:p>
          <text:p text:style-name="P85">4.2.1 The Rational Number System Contains Equivalents To All The Integers<text:tab/>40</text:p>
          <text:p text:style-name="P85">4.2.2 Zooming Into The Area Between The Rational Numbers 0/1 And 1/1<text:tab/>41</text:p>
          <text:p text:style-name="P85">4.2.3 Going Beyond One Level In The Zoom (All Rational Numbers Have An Infinite Number Of Rational Numbers Between Them)<text:tab/>42</text:p>
          <text:p text:style-name="P85">4.2.4 Irrational Numbers<text:tab/>43</text:p>
          <text:p text:style-name="P86">4.3 The Real Numbers And Decimal Representations<text:tab/>43</text:p>
          <text:p text:style-name="P85">4.3.1 Obtaining Decimal Representations Of Real Numbers With N()<text:tab/>44</text:p>
          <text:p text:style-name="P85">4.3.2 Obtaining Decimal Representations Of Rational Numbers With N()<text:tab/>45</text:p>
          <text:p text:style-name="P85">4.3.3 Obtaining Rational Representations Of Decimal Numbers<text:tab/>47</text:p>
          <text:p text:style-name="P85">4.3.4 Zooming Into The Area Between The Real Numbers 0.0 And 1.0<text:tab/>47</text:p>
          <text:p text:style-name="P85">4.3.5 Going Beyond One Level In The Zoom (All Real Numbers Have An Infinite Number Of Real Numbers Between Them)<text:tab/>48</text:p>
          <text:p text:style-name="P85">4.3.6 Rational Numbers And Real Numbers Are Used When Measuring Things; Continuous Mathematics<text:tab/>49</text:p>
          <text:p text:style-name="P85">4.3.7 Imaginary Numbers And Complex Numbers Will Be Covered Later<text:tab/>49</text:p>
          <text:p text:style-name="P86">4.4 Exercises<text:tab/>49</text:p>
          <text:p text:style-name="P85">4.4.1 Exercise 1<text:tab/>50</text:p>
          <text:p text:style-name="P85">4.4.2 Exercise 2<text:tab/>51</text:p>
          <text:p text:style-name="P85">4.4.3 Exercise 3<text:tab/>51</text:p>
          <text:p text:style-name="P85">4.4.4 Exercise 4<text:tab/>51</text:p>
          <text:p text:style-name="P85">4.4.5 Exercise 5<text:tab/>51</text:p>
          <text:p text:style-name="P85">4.4.6 Exercise 6<text:tab/>51</text:p>
          <text:p text:style-name="P85">4.4.7 Exercise 7<text:tab/>51</text:p>
          <text:p text:style-name="P87">5 The Modeling And Simulation Of Systems<text:tab/>52</text:p>
          <text:p text:style-name="P87">6 Counting Based Simulations Which Use Probability<text:tab/>53</text:p>
          <text:p text:style-name="P86">6.1 Rules Related To Probability<text:tab/>54</text:p>
          <text:p text:style-name="P86">6.2 The Three Kinds Of Probabilities<text:tab/>55</text:p>
          <text:p text:style-name="P85">6.2.1 Subjective Probability<text:tab/>55</text:p>
          <text:p text:style-name="P85">6.2.2 Theoretical Probability<text:tab/>55</text:p>
          <text:p text:style-name="P84">6.2.2.1 Calculating The Probability That A Single Die Will Come Up 5 <text:soft-page-break/>When Rolled Using Theory<text:tab/>56</text:p>
          <text:p text:style-name="P85">6.2.3 Empirical Probability<text:tab/>58</text:p>
          <text:p text:style-name="P84">6.2.3.1 Determining The Probability That A Single Die Will Come Up 5 When Rolled Using Simulation; The Law Of Large Numbers<text:tab/>58</text:p>
          <text:p text:style-name="P85">6.2.4 Histograms<text:tab/>61</text:p>
          <text:p text:style-name="P84">6.2.4.1 Plain Histogram With No Title<text:tab/>61</text:p>
          <text:p text:style-name="P84">6.2.4.2 Adding A Title To A Histogram And The Options Operator (-&gt;)<text:tab/>62</text:p>
          <text:p text:style-name="P84">6.2.4.3 Histogram With Configured Bins<text:tab/>63</text:p>
          <text:p text:style-name="P84">6.2.4.4 Histogram With Two 1's<text:tab/>64</text:p>
          <text:p text:style-name="P84">6.2.4.5 Histogram With Three 5's<text:tab/>65</text:p>
          <text:p text:style-name="P84">6.2.4.6 Histogram With Axes Labels And Data Series Titles<text:tab/>66</text:p>
          <text:p text:style-name="P85">6.2.5 A Histogram Which Shows The Result Of Rolling A Single Simulated Die 1000 Times<text:tab/>67</text:p>
          <text:p text:style-name="P85">6.2.6 A Histogram Which Shows The Result Of Rolling Two Simulated Dice 1000 Times<text:tab/>68</text:p>
          <text:p text:style-name="P86">6.3 Exercises<text:tab/>69</text:p>
          <text:p text:style-name="P85">6.3.1 Exercise 1<text:tab/>70</text:p>
          <text:p text:style-name="P85">6.3.2 Exercise 2<text:tab/>70</text:p>
          <text:p text:style-name="P85">6.3.3 Exercise 3<text:tab/>70</text:p>
          <text:p text:style-name="P85">6.3.4 Exercise 4<text:tab/>70</text:p>
          <text:p text:style-name="P85">6.3.5 Exercise 5<text:tab/>70</text:p>
          <text:p text:style-name="P85">6.3.6 Exercise 6<text:tab/>71</text:p>
          <text:p text:style-name="P85">6.3.7 Exercise 7<text:tab/>71</text:p>
          <text:p text:style-name="P85">6.3.8 Exercise 8<text:tab/>71</text:p>
          <text:p text:style-name="P85">6.3.9 Exercise 9<text:tab/>71</text:p>
          <text:p text:style-name="P87">7 Monte Carlo Simulations<text:tab/>72</text:p>
          <text:p text:style-name="P86">7.1 The Three Doors Game<text:tab/>74</text:p>
          <text:p text:style-name="P86">7.2 In A Room Full Of People, What Is The Probability That At Least Two Will Have The Same Birthday?<text:tab/>75</text:p>
          <text:p text:style-name="P86">7.3 What Is The Probability Of A Family With Four Children Having Exactly Three Boys?<text:tab/>78</text:p>
          <text:p text:style-name="P86">7.4 What Is The Probability Of Having Three Or More Hits In Five Basketball Free throws?<text:tab/>80</text:p>
          <text:p text:style-name="P86">7.5 Shooting At A Target<text:tab/>82</text:p>
          <text:p text:style-name="P86">7.6 Two Stacks Of 10 Pennies<text:tab/>84</text:p>
          <text:p text:style-name="P86">7.7 Vending Machine Simulation<text:tab/>86</text:p>
          <text:p text:style-name="P86">7.8 Card Game Simulations<text:tab/>90</text:p>
          <text:p text:style-name="P85">7.8.1 The Probability Of Obtaining A Hand With Two Of A Kind In Cards<text:tab/>90</text:p>
          <text:p text:style-name="P85">7.8.2 The Probability Of Obtaining Two Pairs Vs. Three Of A Kind In Cards<text:tab/>91</text:p>
          <text:p text:style-name="P85">7.8.3 Modeling A Deck Of Cards<text:tab/>92</text:p>
          <text:p text:style-name="P86">7.9 A Random Walk Simulation<text:tab/>93</text:p>
          <text:p text:style-name="P86">7.10 Exercises<text:tab/>95</text:p>
          <text:p text:style-name="P85"><text:soft-page-break/>7.10.1 Exercise 1<text:tab/>96</text:p>
          <text:p text:style-name="P85">7.10.2 Exercise 2<text:tab/>96</text:p>
          <text:p text:style-name="P85">7.10.3 Exercise 3<text:tab/>96</text:p>
          <text:p text:style-name="P85">7.10.4 Exercise 4<text:tab/>96</text:p>
          <text:p text:style-name="P85">7.10.5 Exercise 5<text:tab/>97</text:p>
          <text:p text:style-name="P85">7.10.6 Exercise 6 (extra credit)<text:tab/>97</text:p>
          <text:p text:style-name="P87">8 The AskUser(), TellUser(), and Atom() Functions<text:tab/>98</text:p>
          <text:p text:style-name="P86">8.1 AskUser()<text:tab/>98</text:p>
          <text:p text:style-name="P86">8.2 TellUser()<text:tab/>99</text:p>
          <text:p text:style-name="P86">8.3 Using AskUser() and TellUser() Together In a Repeat() Loop<text:tab/>99</text:p>
          <text:p text:style-name="P86">8.4 Exercises<text:tab/>100</text:p>
          <text:p text:style-name="P85">8.4.1 Exercise 1<text:tab/>100</text:p>
          <text:p text:style-name="P85">8.4.2 Exercise 2<text:tab/>101</text:p>
          <text:p text:style-name="P87">9 Mathematical Formulas, The Solve() Function, Mathematical Functions, And Static Plotting<text:tab/>102</text:p>
          <text:p text:style-name="P86">9.1 Applied Mathematics And Formulas<text:tab/>102</text:p>
          <text:p text:style-name="P86">9.2 Rearranging Formulas With The == Operator And The Solve() Function<text:tab/>103</text:p>
          <text:p text:style-name="P86">9.3 Turning A Formula Into An Explicit Function; Independent And Dependent Variables<text:tab/>105</text:p>
          <text:p text:style-name="P86">9.4 The Domain And Range Of A Function<text:tab/>106</text:p>
          <text:p text:style-name="P86">9.5 Plotting A Function (Obtaining A Graphic "Map" Of A Function's Pattern Space)<text:tab/>107</text:p>
          <text:p text:style-name="P85">9.5.1 Generating 11 Points With A ForEach Loop And Plotting Them With ScatterPlot()<text:tab/>108</text:p>
          <text:p text:style-name="P85">9.5.2 Analyzing The Plotted Points With Cross Hairs And Mouse Pointer Hovering<text:tab/>110</text:p>
          <text:p text:style-name="P85">9.5.3 Generating 11 Points With Table() And Plotting Them With ScatterPlot()<text:tab/>110</text:p>
          <text:p text:style-name="P85">9.5.4 Generating More Accurate Plots With Table() And ScatterPlot()<text:tab/>112</text:p>
          <text:p text:style-name="P85">9.5.5 Generating Points With Plot2D But Not Plotting Them<text:tab/>114</text:p>
          <text:p text:style-name="P85">9.5.6 Plotting A Function With Plot2D()<text:tab/>115</text:p>
          <text:p text:style-name="P85">9.5.7 Calculating The Rate Of Change Of The Function f(t) = 55t; Rise Over Run; Slope<text:tab/>117</text:p>
          <text:p text:style-name="P84">9.5.7.1 Calculating The Slope Using Two Adjacent Points<text:tab/>118</text:p>
          <text:p text:style-name="P84">9.5.7.2 Calculating The Slope Using Two Points Which Are Not Adjacent<text:tab/>119</text:p>
          <text:p text:style-name="P84">9.5.7.3 Using Randomly Selected Points To Calculate The Slope<text:tab/>120</text:p>
          <text:p text:style-name="P86">9.6 Exercises<text:tab/>123</text:p>
          <text:p text:style-name="P85">9.6.1 Exercise 1<text:tab/>123</text:p>
          <text:p text:style-name="P85">9.6.2 Exercise 2<text:tab/>124</text:p>
          <text:p text:style-name="P85">9.6.3 Exercise 3<text:tab/>124</text:p>
          <text:p text:style-name="P85">9.6.4 Exercise 4<text:tab/>124</text:p>
          <text:p text:style-name="P87"><text:soft-page-break/>10 Introduction To The GeoGebra Plugin; Dynamic Equations; Simple Linear Simulations<text:tab/>125</text:p>
          <text:p text:style-name="P86">10.1 An Overview Of The GeoGebra GUI<text:tab/>125</text:p>
          <text:p text:style-name="P86">10.2 Adding Points To The Drawing Pad<text:tab/>127</text:p>
          <text:p text:style-name="P86">10.3 Adding Lines To The Drawing Pad<text:tab/>129</text:p>
          <text:p text:style-name="P86">10.4 Plotting Functions On The Drawing Pad<text:tab/>130</text:p>
          <text:p text:style-name="P85">10.4.1 Adjusting The Scale Of The Range Axis<text:tab/>132</text:p>
          <text:p text:style-name="P86">10.5 Plotting A Line Which Has A Slope Of 55<text:tab/>133</text:p>
          <text:p text:style-name="P86">10.6 Plotting Functions Of Lines Which Have Negative Slopes<text:tab/>134</text:p>
          <text:p text:style-name="P86">10.7 Dynamically Changing The Slope Of A Line<text:tab/>135</text:p>
          <text:p text:style-name="P85">10.7.1 A Better Looking GeoGebra Slope Simulation<text:tab/>136</text:p>
          <text:p text:style-name="P86">10.8 The %geogebra Fold<text:tab/>137</text:p>
          <text:p text:style-name="P85">10.8.1 Entering A Function Into GeoGebra In Order To Dynamically Change It<text:tab/>138</text:p>
          <text:p text:style-name="P86">10.9 The GeoGebraPoint() Function<text:tab/>139</text:p>
          <text:p text:style-name="P85">10.9.1 Plotting 5 Random Points On The Drawing Pad<text:tab/>139</text:p>
          <text:p text:style-name="P85">10.9.2 Simulating A Ball Falling At A Constant Rate<text:tab/>140</text:p>
          <text:p text:style-name="P84">10.9.2.1 Adding A Line To The Simulation And Tracing It<text:tab/>141</text:p>
          <text:p text:style-name="P85">10.9.3 Moving A Point At A Specified Slope<text:tab/>143</text:p>
          <text:p text:style-name="P85">10.9.4 Simulating A Random Walk<text:tab/>144</text:p>
          <text:p text:style-name="P85">10.9.5 A Simple Bouncing Ball Simulation<text:tab/>145</text:p>
          <text:p text:style-name="P86">10.10 The GeoGebraPlot() Function<text:tab/>147</text:p>
          <text:p text:style-name="P86">10.11 Exercises<text:tab/>148</text:p>
          <text:p text:style-name="P85">10.11.1 Exercise 1<text:tab/>148</text:p>
          <text:p text:style-name="P85">10.11.2 Exercise 2<text:tab/>149</text:p>
          <text:p text:style-name="P85">10.11.3 Exercise 3<text:tab/>149</text:p>
          <text:p text:style-name="P85">10.11.4 Exercise 4<text:tab/>150</text:p>
          <text:p text:style-name="P85">10.11.5 Exercise 5<text:tab/>150</text:p>
          <text:p text:style-name="P85">10.11.6 Exercise 6<text:tab/>150</text:p>
          <text:p text:style-name="P85">10.11.7 Exercise 7<text:tab/>150</text:p>
          <text:p text:style-name="P85">10.11.8 Exercise 8<text:tab/>151</text:p>
          <text:p text:style-name="P87">11 Calculating And Simulating The Throwing Of A Ball Into The Air With Gravity<text:tab/>152</text:p>
          <text:p text:style-name="P86">11.1 Analysis Of Throwing A Ball Into The Air With Gravity<text:tab/>153</text:p>
          <text:p text:style-name="P86">11.2 Showing Only The Ball<text:tab/>153</text:p>
          <text:p text:style-name="P86">11.3 Ball + Plot Of The Distance vs. Time Function<text:tab/>155</text:p>
          <text:p text:style-name="P86">11.4 Ball + Plot Of The Distance Vs. Time Function + Slope<text:tab/>156</text:p>
          <text:p text:style-name="P86">11.5 Plotting Velocity Vs. Time<text:tab/>156</text:p>
          <text:p text:style-name="P85">11.5.1 Velocity Vs. Time Indicated By Tracing The Velocity Point<text:tab/>157</text:p>
          <text:p text:style-name="P85">11.5.2 Velocity Vs. Time Indicated By Tracing The Velocity Point <text:s/>And Showing The Velocity Vs. Time Function<text:tab/>158</text:p>
          <text:p text:style-name="P85">11.5.3 Showing Only The Distance Vs. Time And Velocity Vs. Time Functions<text:soft-page-break/><text:tab/>158</text:p>
          <text:p text:style-name="P86">11.6 A Little Bit Of Calculus<text:tab/>159</text:p>
          <text:p text:style-name="P86">11.7 Finding The Velocity Vs. Time Function From The Distance Vs. Time Function Using Differentiation From Calculus<text:tab/>161</text:p>
          <text:p text:style-name="P86">11.8 Finding The Distance Vs. Time Function From The Velocity Vs. Time Function Using Integration From Calculus<text:tab/>163</text:p>
          <text:p text:style-name="P86">11.9 Calculating When The Ball Is On The Ground<text:tab/>165</text:p>
          <text:p text:style-name="P86">11.10 Calculating When The Ball Has Reached The Highest Point In Its Path<text:tab/>166</text:p>
          <text:p text:style-name="P86">11.11 Simulation Of Dropping A Ball With Gravity<text:tab/>167</text:p>
          <text:p text:style-name="P85">11.11.1 How The Line y := y + v*dt Works<text:tab/>169</text:p>
          <text:p text:style-name="P85">11.11.2 How The Line v := v + g*dt Works<text:tab/>170</text:p>
          <text:p text:style-name="P86">11.12 Throwing A Ball Vertically Into The Air With Gravity<text:tab/>170</text:p>
          <text:p text:style-name="P86">11.13 Throwing A Ball Horizontally With Gravity<text:tab/>171</text:p>
          <text:p text:style-name="P86">11.14 Exercises<text:tab/>172</text:p>
          <text:p text:style-name="P85">11.14.1 Exercise 1<text:tab/>173</text:p>
          <text:p text:style-name="P85">11.14.2 Exercise 2<text:tab/>173</text:p>
          <text:p text:style-name="P85">11.14.3 Exercise 3<text:tab/>173</text:p>
          <text:p text:style-name="P85">11.14.4 Exercise 4<text:tab/>173</text:p>
          <text:p text:style-name="P85">11.14.5 Exercise 5<text:tab/>174</text:p>
          <text:p text:style-name="P85">11.14.6 Exercise 6<text:tab/>174</text:p>
        </text:index-body>
      </text:table-of-content>
      <text:p text:style-name="Standard"><text:bookmark-end text:name="DDE_LINK22"/></text:p>
      <text:h text:style-name="P9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873404940" text:style-name="List_20_1">
        <text:list-item>
          <text:p text:style-name="P88"><text:bookmark-start text:name="DDE_LINK"/>Week 7: Sections<text:bookmark-end text:name="DDE_LINK"/> 1-3.</text:p>
        </text:list-item>
        <text:list-item>
          <text:p text:style-name="P88">Week 8: Section 4</text:p>
        </text:list-item>
        <text:list-item>
          <text:p text:style-name="P88">Week 9: Sections 5-6</text:p>
        </text:list-item>
        <text:list-item>
          <text:p text:style-name="P88">Week 10: Section 7</text:p>
        </text:list-item>
        <text:list-item>
          <text:p text:style-name="P88">Week 11: Sections 8-9</text:p>
        </text:list-item>
        <text:list-item>
          <text:p text:style-name="P88">Week 12: Exam</text:p>
        </text:list-item>
        <text:list-item>
          <text:p text:style-name="P88">Week 13: Section 10</text:p>
          <text:p text:style-name="P88"/>
        </text:list-item>
      </text:list>
      <text:h text:style-name="P95" text:outline-level="1">Introduction</text:h>
      <text:p text:style-name="P7">In the book <text:span text:style-name="T33">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78203008" text:continue-numbering="true" text:style-name="List_20_1">
        <text:list-item>
          <text:p text:style-name="P89">All plants and animals are made of patterns of cells.</text:p>
        </text:list-item>
        <text:list-item>
          <text:p text:style-name="P89">Cells and minerals are built with patterns of molecules and atoms.</text:p>
        </text:list-item>
        <text:list-item>
          <text:p text:style-name="P89">Atoms are patterns of protons, neutrons, and electrons.</text:p>
        </text:list-item>
        <text:list-item>
          <text:p text:style-name="P89">Music consists of sound patterns.</text:p>
        </text:list-item>
        <text:list-item>
          <text:p text:style-name="P89">Weather moves in weather patterns.</text:p>
        </text:list-item>
        <text:list-item>
          <text:p text:style-name="P89">Objects that are dropped fall according to a specific pattern.</text:p>
        </text:list-item>
        <text:list-item>
          <text:p text:style-name="P89">Objects that are thrown follow a specific pattern.</text:p>
        </text:list-item>
        <text:list-item>
          <text:p text:style-name="P89">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PiperIDE right now to experiment with generating permutation patterns.</text:p>
      <text:p text:style-name="P32"><text:soft-page-break/></text:p>
      <text:p text:style-name="Text_20_body_20_indent">(Also, the <text:span text:style-name="T6">TableForm()</text:span> function can be used to view the contents of a list vertically if desired):</text:p>
      <text:p text:style-name="P71"/>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8">:=</text:span> <text:span text:style-name="T39">PermutationsList</text:span><text:span text:style-name="T5">({</text:span>a,b,c,d,e,f,g,h<text:span text:style-name="T5">})</text:span>;</text:p>
      <text:p text:style-name="P46"/>
      <text:p text:style-name="P46">numberOfPatterns <text:span text:style-name="T38">:=</text:span> <text:span text:style-name="T7">0</text:span>;</text:p>
      <text:p text:style-name="P46"/>
      <text:p text:style-name="P46"><text:span text:style-name="T20">ForEach</text:span><text:span text:style-name="T5">(</text:span>pattern, patterns<text:span text:style-name="T5">)</text:span></text:p>
      <text:p text:style-name="Standard">[</text:p>
      <text:p text:style-name="P46"><text:s text:c="4"/>numberOfPatterns<text:span text:style-name="T5">++</text:span>;</text:p>
      <text:p text:style-name="Standard">];</text:p>
      <text:p text:style-name="P46"/>
      <text:p text:style-name="P46"><text:span text:style-name="T20">NewLine</text:span><text:span text:style-name="T5">(</text:span><text:span text:style-name="T7">2</text:span><text:span text:style-name="T5">)</text:span>;</text:p>
      <text:p text:style-name="P46"/>
      <text:p text:style-name="P46"><text:span text:style-name="T20">Echo</text:span><text:span text:style-name="T5">(</text:span><text:span text:style-name="T40">"Number of patterns: "</text:span>, numberOfPatterns<text:span text:style-name="T5">)</text:span>;</text:p>
      <text:p text:style-name="P46"/>
      <text:p text:style-name="P39">%/mathpiper</text:p>
      <text:p text:style-name="P46"/>
      <text:p text:style-name="P46"><text:s text:c="4"/><text:span text:style-name="T21">%output,preserve="false"</text:span></text:p>
      <text:p text:style-name="P46"><text:soft-page-break/><text:s text:c="6"/><text:span text:style-name="T21">Result:</text:span> True</text:p>
      <text:p text:style-name="P46"><text:s text:c="6"/></text:p>
      <text:p text:style-name="P46"><text:s text:c="6"/><text:span text:style-name="T32">Side Effects:</text:span></text:p>
      <text:p text:style-name="P46"><text:s text:c="6"/>Number of patterns: 40320</text:p>
      <text:p text:style-name="P35">. <text:s text:c="2"/>%/output</text:p>
      <text:p text:style-name="P35"/>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8">:=</text:span> <text:span text:style-name="T39">PermutationsList</text:span><text:span text:style-name="T5">({</text:span>a,b,c,d,e,f,g,h<text:span text:style-name="T5">})</text:span>;</text:p>
      <text:p text:style-name="P46"/>
      <text:p text:style-name="P46"><text:span text:style-name="T41">Length</text:span><text:span text:style-name="T5">(</text:span>patterns<text:span text:style-name="T5">)</text:span>;</text:p>
      <text:p text:style-name="P46"/>
      <text:p text:style-name="P46">%/mathpiper</text:p>
      <text:p text:style-name="P46"/>
      <text:p text:style-name="P46"><text:s text:c="4"/><text:span text:style-name="T21">%output,preserve="false"</text:span></text:p>
      <text:p text:style-name="P46"><text:s text:c="6"/><text:span text:style-name="T21">Result:</text:span> 40320</text:p>
      <text:p text:style-name="P46">. <text:s text:c="2"/><text:span text:style-name="T21">%/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6"/>
      <text:p text:style-name="P46">numberOfPatterns <text:span text:style-name="T38">:=</text:span> <text:span text:style-name="T7">0</text:span>;</text:p>
      <text:p text:style-name="P46"/>
      <text:p text:style-name="P46">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6"><text:s text:c="4"/>numberOfPatterns<text:span text:style-name="T5">++</text:span>;</text:p>
      <text:p text:style-name="Standard">];</text:p>
      <text:p text:style-name="P46"/>
      <text:p text:style-name="P46"><text:span text:style-name="T20">NewLine</text:span><text:span text:style-name="T5">(</text:span><text:span text:style-name="T7">2</text:span><text:span text:style-name="T5">)</text:span>;</text:p>
      <text:p text:style-name="P46"/>
      <text:p text:style-name="P46"><text:span text:style-name="T20">Echo</text:span><text:span text:style-name="T5">(</text:span><text:span text:style-name="T40">"Number of patterns: "</text:span>, numberOfPatterns<text:span text:style-name="T5">)</text:span>;</text:p>
      <text:p text:style-name="P46"/>
      <text:p text:style-name="P46"><text:span text:style-name="T20">Echo</text:span><text:span text:style-name="T5">(</text:span><text:span text:style-name="T40">"Pattern generation time: "</text:span>, patternGenerationTime, <text:span text:style-name="T40">"seconds."</text:span><text:span text:style-name="T5">)</text:span>;</text:p>
      <text:p text:style-name="P46"/>
      <text:p text:style-name="P46"><text:span text:style-name="T20">Echo</text:span><text:span text:style-name="T5">(</text:span><text:span text:style-name="T40">"Counting time: "</text:span>, countingTime, <text:span text:style-name="T40">"seconds."</text:span><text:span text:style-name="T5">)</text:span>;</text:p>
      <text:p text:style-name="P46"/>
      <text:p text:style-name="P46"><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6"/>
      <text:p text:style-name="P46">%/mathpiper</text:p>
      <text:p text:style-name="P46"/>
      <text:p text:style-name="P46"><text:s text:c="4"/><text:span text:style-name="T21">%output,preserve="false"</text:span></text:p>
      <text:p text:style-name="P46"><text:s text:c="6"/><text:span text:style-name="T21">Result:</text:span> True</text:p>
      <text:p text:style-name="P46"><text:s text:c="6"/></text:p>
      <text:p text:style-name="P46"><text:soft-page-break/><text:s text:c="6"/><text:span text:style-name="T32">Side Effects:</text:span></text:p>
      <text:p text:style-name="P46"><text:s text:c="6"/>Number of patterns: 40320 </text:p>
      <text:p text:style-name="P46"><text:s text:c="6"/>Pattern generation time: 2.004516503 seconds.</text:p>
      <text:p text:style-name="P46"><text:s text:c="6"/>Counting time: 0.531656747 seconds.</text:p>
      <text:p text:style-name="P46"><text:s text:c="6"/>Total Time: 2.536173250 seconds.</text:p>
      <text:p text:style-name="P46">. <text:s text:c="2"/><text:span text:style-name="T21">%/output</text:span></text:p>
      <text:p text:style-name="P46"/>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3">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text:soft-page-break/>0.000828178 seconds taken.</text:p>
      <text:p text:style-name="Preformatted_20_Text"/>
      <text:p text:style-name="Preformatted_20_Text">In&gt; EchoTime() Permutations(5)</text:p>
      <text:p text:style-name="P32">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6"><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8">:=</text:span> <text:span text:style-name="T7">0</text:span>;</text:p>
      <text:p text:style-name="P46"/>
      <text:p text:style-name="P27">index <text:span text:style-name="T38">:=</text:span> <text:span text:style-name="T7">1</text:span>;</text:p>
      <text:p text:style-name="P46"/>
      <text:p text:style-name="P27">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7"><text:s text:c="4"/>sum <text:span text:style-name="T38">:=</text:span> sum <text:span text:style-name="T5">+</text:span> index;</text:p>
      <text:p text:style-name="P27"><text:s text:c="4"/></text:p>
      <text:p text:style-name="P27"><text:s text:c="4"/>index<text:span text:style-name="T5">++</text:span>;</text:p>
      <text:p text:style-name="Standard">];</text:p>
      <text:p text:style-name="P46"/>
      <text:p text:style-name="P27"><text:span text:style-name="T20">Echo</text:span><text:span text:style-name="T5">(</text:span><text:span text:style-name="T40">"Sum: "</text:span>, sum<text:span text:style-name="T5">)</text:span>;</text:p>
      <text:p text:style-name="P46"/>
      <text:p text:style-name="P27"><text:span text:style-name="T20">Echo</text:span><text:span text:style-name="T5">(</text:span><text:span text:style-name="T40">"Run time: "</text:span>, runTime<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Sum: 5050 </text:p>
      <text:p text:style-name="P27"><text:s text:c="6"/>Run time: 0.006013</text:p>
      <text:p text:style-name="P67">. <text:s text:c="2"/>%/output</text:p>
      <text:p text:style-name="P36"/>
      <text:p text:style-name="Text_20_body"><text:soft-page-break/>The program took about<draw:frame draw:style-name="fr4"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PiperIDE,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9">sumOfIntegers</text:span><text:span text:style-name="T5">(</text:span>highestInteger<text:span text:style-name="T5">)</text:span> <text:span text:style-name="T38">:=</text:span> </text:p>
      <text:p text:style-name="Standard">[</text:p>
      <text:p text:style-name="P27"><text:s text:c="4"/><text:span text:style-name="T41">Local</text:span><text:span text:style-name="T5">(</text:span>sum, index<text:span text:style-name="T5">)</text:span>;</text:p>
      <text:p text:style-name="P27"><text:s text:c="4"/></text:p>
      <text:p text:style-name="P27"><text:s text:c="4"/>sum <text:span text:style-name="T38">:=</text:span> <text:span text:style-name="T7">0</text:span>;</text:p>
      <text:p text:style-name="P27"><text:s text:c="4"/></text:p>
      <text:p text:style-name="P27"><text:s text:c="4"/>index <text:span text:style-name="T38">:=</text:span> <text:span text:style-name="T7">1</text:span>;</text:p>
      <text:p text:style-name="P27"><text:s text:c="4"/></text:p>
      <text:p text:style-name="P27"><text:s text:c="4"/><text:span text:style-name="T41">While</text:span><text:span text:style-name="T5">(</text:span>index <text:span text:style-name="T5">&lt;=</text:span> highestInteger<text:span text:style-name="T5">)</text:span></text:p>
      <text:p text:style-name="Standard"><text:s text:c="4"/>[</text:p>
      <text:p text:style-name="P27"><text:s text:c="8"/>sum <text:span text:style-name="T38">:=</text:span> sum <text:span text:style-name="T5">+</text:span> index;</text:p>
      <text:p text:style-name="P27"><text:soft-page-break/><text:s text:c="8"/></text:p>
      <text:p text:style-name="P27"><text:s text:c="8"/>index<text:span text:style-name="T5">++</text:span>;</text:p>
      <text:p text:style-name="Standard"><text:s text:c="4"/>];</text:p>
      <text:p text:style-name="P27"><text:s text:c="4"/></text:p>
      <text:p text:style-name="P27"><text:s text:c="4"/>sum;</text:p>
      <text:p text:style-name="Standard">];</text:p>
      <text:p text:style-name="P46"/>
      <text:p text:style-name="P64">%/mathpiper</text:p>
      <text:p text:style-name="P64"/>
      <text:p text:style-name="P39">%mathpiper,title=""</text:p>
      <text:p text:style-name="P46"/>
      <text:p text:style-name="P27"><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7"><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7"><text:s text:c="4"/></text:p>
      <text:p text:style-name="P27"><text:s text:c="4"/><text:span text:style-name="T20">Echo</text:span><text:span text:style-name="T5">(</text:span><text:span text:style-name="T40">"High number: "</text:span>, highNumber<text:span text:style-name="T5">)</text:span>;</text:p>
      <text:p text:style-name="P27"><text:s text:c="4"/></text:p>
      <text:p text:style-name="P27"><text:s text:c="4"/><text:span text:style-name="T20">Echo</text:span><text:span text:style-name="T5">(</text:span><text:span text:style-name="T40">"Sum: "</text:span>, sum<text:span text:style-name="T5">)</text:span>;</text:p>
      <text:p text:style-name="P27"><text:s text:c="4"/></text:p>
      <text:p text:style-name="P27"><text:s text:c="4"/><text:span text:style-name="T20">Echo</text:span><text:span text:style-name="T5">(</text:span><text:span text:style-name="T40">"Run time: "</text:span>, runTime, <text:span text:style-name="T40">"seconds."</text:span><text:span text:style-name="T5">)</text:span>;</text:p>
      <text:p text:style-name="P27"><text:s text:c="4"/></text:p>
      <text:p text:style-name="P27"><text:s text:c="4"/><text:span text:style-name="T20">NewLine</text:span><text:span text:style-name="T5">()</text:span>;</text:p>
      <text:p text:style-name="Standard">];</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8">.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In&gt; (1 .. 15) + (15 .. 1)</text:p>
      <text:p text:style-name="P32"><text:soft-page-break/>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4"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5"><draw:frame draw:style-name="fr4"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6">(<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8"><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4"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5"><draw:frame draw:style-name="fr4"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6">(<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7"><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7"><text:s text:c="4"/></text:p>
      <text:p text:style-name="P27"><text:s text:c="4"/><text:span text:style-name="T20">Echo</text:span><text:span text:style-name="T5">(</text:span><text:span text:style-name="T40">"High number: "</text:span>, highNumber<text:span text:style-name="T5">)</text:span>;</text:p>
      <text:p text:style-name="P27"><text:s text:c="4"/></text:p>
      <text:p text:style-name="P27"><text:s text:c="4"/><text:span text:style-name="T20">Echo</text:span><text:span text:style-name="T5">(</text:span><text:span text:style-name="T40">"Sum: "</text:span>, sum<text:span text:style-name="T5">)</text:span>;</text:p>
      <text:p text:style-name="P27"><text:s text:c="4"/></text:p>
      <text:p text:style-name="P27"><text:s text:c="4"/><text:span text:style-name="T20">Echo</text:span><text:span text:style-name="T5">(</text:span><text:span text:style-name="T40">"Run time: "</text:span>, runTime, <text:span text:style-name="T40">"seconds."</text:span><text:span text:style-name="T5">)</text:span>;</text:p>
      <text:p text:style-name="P27"><text:s text:c="4"/></text:p>
      <text:p text:style-name="P27"><text:s text:c="4"/><text:span text:style-name="T20">NewLine</text:span><text:span text:style-name="T5">()</text:span>;</text:p>
      <text:p text:style-name="Standard">];</text:p>
      <text:p text:style-name="P46"/>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 text:c="6"/>Sum: 5000050000 </text:p>
      <text:p text:style-name="P27"><text:soft-page-break/><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6"><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09"><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10"><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11"><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5"/>
      <table:table table:name="Table4" table:style-name="Table4">
        <table:table-column table:style-name="Table4.A"/>
        <table:table-column table:style-name="Table4.B"/>
        <table:table-header-rows>
          <table:table-row>
            <table:table-cell table:style-name="Table4.A1" office:value-type="string">
              <text:p text:style-name="P75"><draw:frame draw:style-name="fr4" draw:name="Object24" text:anchor-type="as-char" svg:width="0.5965in" svg:height="0.7807in" draw:z-index="112"><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6">(<text:sequence text:ref-name="refText2" text:name="Text" text:formula="ooow:Text+1" style:num-format="1">3</text:sequence>)</text:p>
            </table:table-cell>
          </table:table-row>
        </table:table-header-rows>
      </table:table>
      <text:p text:style-name="P20"/>
      <text:p text:style-name="P57">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7"/>
      <table:table table:name="Table5" table:style-name="Table5">
        <table:table-column table:style-name="Table5.A"/>
        <table:table-column table:style-name="Table5.B"/>
        <table:table-header-rows>
          <table:table-row>
            <table:table-cell table:style-name="Table5.A1" office:value-type="string">
              <text:p text:style-name="P75"><draw:frame draw:style-name="fr4" draw:name="Object25" text:anchor-type="as-char" svg:width="2.1201in" svg:height="0.7839in" draw:z-index="113"><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6">(<text:sequence text:ref-name="refText3" text:name="Text" text:formula="ooow:Text+1" style:num-format="1">4</text:sequence>)</text:p>
            </table:table-cell>
          </table:table-row>
        </table:table-header-rows>
      </table:table>
      <text:p text:style-name="P57"/>
      <text:p text:style-name="P57">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8">:=</text:span> <text:span text:style-name="T7">0</text:span>;</text:p>
      <text:p text:style-name="P46"/>
      <text:p text:style-name="P27">x <text:span text:style-name="T38">:=</text:span> 1;</text:p>
      <text:p text:style-name="P46"/>
      <text:p text:style-name="P27"><text:span text:style-name="T41">While</text:span><text:span text:style-name="T5">(</text:span>x <text:span text:style-name="T5">&lt;=</text:span> 3<text:span text:style-name="T5">)</text:span></text:p>
      <text:p text:style-name="Standard">[</text:p>
      <text:p text:style-name="P27"><text:soft-page-break/><text:s text:c="4"/>sum <text:span text:style-name="T38">:=</text:span> sum <text:span text:style-name="T5">+</text:span> <text:span text:style-name="T50">x</text:span>;</text:p>
      <text:p text:style-name="P46"/>
      <text:p text:style-name="P27"><text:s text:c="4"/>x<text:span text:style-name="T5">++</text:span>;</text:p>
      <text:p text:style-name="Standard">];</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6</text:p>
      <text:p text:style-name="P67">.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5"/>
      <table:table table:name="Table6" table:style-name="Table6">
        <table:table-column table:style-name="Table6.A"/>
        <table:table-column table:style-name="Table6.B"/>
        <table:table-header-rows>
          <table:table-row>
            <table:table-cell table:style-name="Table6.A1" office:value-type="string">
              <text:p text:style-name="P75"><draw:frame draw:style-name="fr4" draw:name="Object26" text:anchor-type="as-char" svg:width="2.6138in" svg:height="0.7839in" draw:z-index="114"><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6">(<text:sequence text:ref-name="refText4" text:name="Text" text:formula="ooow:Text+1" style:num-format="1">5</text:sequence>)</text:p>
            </table:table-cell>
          </table:table-row>
        </table:table-header-rows>
      </table:table>
      <text:p text:style-name="P20"/>
      <text:p text:style-name="P57">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8">:=</text:span> <text:span text:style-name="T7">0</text:span>;</text:p>
      <text:p text:style-name="P46"/>
      <text:p text:style-name="P27">x <text:span text:style-name="T38">:=</text:span> 1;</text:p>
      <text:p text:style-name="P46"/>
      <text:p text:style-name="P27"><text:span text:style-name="T41">While</text:span><text:span text:style-name="T5">(</text:span>x <text:span text:style-name="T5">&lt;=</text:span> 3<text:span text:style-name="T5">)</text:span></text:p>
      <text:p text:style-name="Standard">[</text:p>
      <text:p text:style-name="P27"><text:s text:c="4"/>sum <text:span text:style-name="T38">:=</text:span> sum <text:span text:style-name="T5">+</text:span> <text:span text:style-name="T50">2*x</text:span>;</text:p>
      <text:p text:style-name="P46"/>
      <text:p text:style-name="P27"><text:s text:c="4"/>x<text:span text:style-name="T5">++</text:span>;</text:p>
      <text:p text:style-name="Standard">];</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12</text:p>
      <text:p text:style-name="P66">.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5"><draw:frame draw:style-name="fr4" draw:name="Object27" text:anchor-type="as-char" svg:width="0.5563in" svg:height="0.3335in" draw:z-index="115"><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6">(<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75"><draw:frame draw:style-name="fr4" draw:name="Object28" text:anchor-type="as-char" svg:width="0.3634in" svg:height="0.3346in" draw:z-index="116"><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6">(<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5"><draw:frame draw:style-name="fr4" draw:name="Object29" text:anchor-type="as-char" svg:width="1.0362in" svg:height="0.711in" draw:z-index="117"><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6">(<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5"><draw:frame draw:style-name="fr4" draw:name="Object30" text:anchor-type="as-char" svg:width="2.4118in" svg:height="0.7839in" draw:z-index="119"><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6">(<text:sequence text:ref-name="refText8" text:name="Text" text:formula="ooow:Text+1" style:num-format="1">9</text:sequence>)</text:p>
            </table:table-cell>
          </table:table-row>
        </table:table-header-rows>
      </table:table>
      <text:p text:style-name="Standard"/>
      <text:p text:style-name="P70">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8"><text:soft-page-break/></text:p>
      <text:p text:style-name="P39">%mathpiper,title=""</text:p>
      <text:p text:style-name="P46"/>
      <text:p text:style-name="P27">cat <text:span text:style-name="T38">:=</text:span> <text:span text:style-name="T20">FillList</text:span><text:span text:style-name="T5">(</text:span>kit,<text:span text:style-name="T7">7</text:span><text:span text:style-name="T5">)</text:span>;</text:p>
      <text:p text:style-name="P46"/>
      <text:p text:style-name="P27">sack <text:span text:style-name="T38">:=</text:span> <text:span text:style-name="T20">FillList</text:span><text:span text:style-name="T5">(</text:span>cat,<text:span text:style-name="T7">7</text:span><text:span text:style-name="T5">)</text:span>;</text:p>
      <text:p text:style-name="P46"/>
      <text:p text:style-name="P27">wife <text:span text:style-name="T38">:=</text:span> <text:span text:style-name="T20">FillList</text:span><text:span text:style-name="T5">(</text:span>sack,<text:span text:style-name="T7">7</text:span><text:span text:style-name="T5">)</text:span>;</text:p>
      <text:p text:style-name="P46"/>
      <text:p text:style-name="P27">man <text:span text:style-name="T38">:=</text:span> <text:span text:style-name="T20">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20">ForEach</text:span><text:span text:style-name="T5">(</text:span>wife, man<text:span text:style-name="T5">)</text:span></text:p>
      <text:p text:style-name="Standard">[</text:p>
      <text:p text:style-name="P27"><text:s text:c="4"/><text:span text:style-name="T20">Echo</text:span><text:span text:style-name="T5">(</text:span><text:span text:style-name="T40">"Wife"</text:span><text:span text:style-name="T5">)</text:span>;</text:p>
      <text:p text:style-name="P27"><text:s text:c="4"/></text:p>
      <text:p text:style-name="P27"><text:s text:c="4"/><text:span text:style-name="T20">ForEach</text:span><text:span text:style-name="T5">(</text:span>sack, wife<text:span text:style-name="T5">)</text:span></text:p>
      <text:p text:style-name="Standard"><text:s text:c="6"/>[</text:p>
      <text:p text:style-name="P27"><text:s text:c="8"/><text:span text:style-name="T20">Echo</text:span><text:span text:style-name="T5">(</text:span><text:span text:style-name="T40">" <text:s text:c="2"/>Sack"</text:span><text:span text:style-name="T5">)</text:span>;</text:p>
      <text:p text:style-name="P27"><text:s text:c="8"/></text:p>
      <text:p text:style-name="P27"><text:s text:c="8"/><text:span text:style-name="T20">ForEach</text:span><text:span text:style-name="T5">(</text:span>cat, sack<text:span text:style-name="T5">)</text:span></text:p>
      <text:p text:style-name="Preformatted_20_Text"><text:s text:c="7"/>[</text:p>
      <text:p text:style-name="P27"><text:s text:c="12"/><text:span text:style-name="T20">Echo</text:span><text:span text:style-name="T5">(</text:span><text:span text:style-name="T40">" <text:s text:c="6"/>Cat"</text:span><text:span text:style-name="T5">)</text:span>;</text:p>
      <text:p text:style-name="P27"><text:s text:c="12"/></text:p>
      <text:p text:style-name="P27"><text:s text:c="12"/><text:span text:style-name="T20">Space</text:span><text:span text:style-name="T5">(</text:span><text:span text:style-name="T7">12</text:span><text:span text:style-name="T5">)</text:span>;</text:p>
      <text:p text:style-name="P27"><text:s text:c="12"/></text:p>
      <text:p text:style-name="P27"><text:s text:c="12"/><text:span text:style-name="T20">ForEach</text:span><text:span text:style-name="T5">(</text:span>kit, cat<text:span text:style-name="T5">)</text:span></text:p>
      <text:p text:style-name="Preformatted_20_Text"><text:s text:c="11"/>[</text:p>
      <text:p text:style-name="P27"><text:s text:c="16"/><text:span text:style-name="T41">Write</text:span><text:span text:style-name="T5">(</text:span>kit,,<text:span text:style-name="T5">)</text:span>;</text:p>
      <text:p text:style-name="P27"><text:s text:c="12"/></text:p>
      <text:p text:style-name="Preformatted_20_Text"><text:s text:c="11"/>];</text:p>
      <text:p text:style-name="P27"><text:s text:c="12"/><text:span text:style-name="T20">NewLine</text:span><text:span text:style-name="T5">()</text:span>;</text:p>
      <text:p text:style-name="P27"><text:s text:c="8"/></text:p>
      <text:p text:style-name="Preformatted_20_Text"><text:s text:c="8"/>];</text:p>
      <text:p text:style-name="P27"><text:s text:c="4"/></text:p>
      <text:p text:style-name="Preformatted_20_Text"><text:s text:c="4"/>];</text:p>
      <text:p text:style-name="P46"/>
      <text:p text:style-name="Standard">];</text:p>
      <text:p text:style-name="P46"/>
      <text:p text:style-name="P64">%/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82"><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4"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5"><draw:frame draw:style-name="fr4" draw:name="Object33" text:anchor-type="as-char" svg:width="1.6807in" svg:height="0.3346in" draw:z-index="122"><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6">(<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20"><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21"><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5"><draw:frame draw:style-name="fr4" draw:name="Object37" text:anchor-type="as-char" svg:width="2.9339in" svg:height="0.3346in" draw:z-index="123"><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6">(<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24"><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8"><draw:frame draw:style-name="fr5"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6">Zoom</text:p>
      <text:p text:style-name="P58"><draw:frame draw:style-name="fr5"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6"><text:soft-page-break/>Zoom</text:p>
      <text:p text:style-name="P56"><draw:frame draw:style-name="fr5"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6">Zoom</text:p>
      <text:p text:style-name="P58"><draw:frame draw:style-name="fr5"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8">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8">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8">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79">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8">You can see that the word <text:span text:style-name="T6">discrete</text:span> fits the concept of numbers separated by gaps fairly well.</text:p>
      <text:p text:style-name="P58"><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25"><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5"><draw:frame draw:style-name="fr4" draw:name="Objekt4" text:anchor-type="as-char" svg:width="1.1736in" svg:height="0.4256in" draw:z-index="126"><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27"><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6">(<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5"><draw:frame draw:style-name="fr4" draw:name="Object44" text:anchor-type="as-char" svg:width="1.7575in" svg:height="0.2008in" draw:z-index="131"><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32"><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6">(<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5"><text:s/><draw:frame draw:style-name="fr4" draw:name="Object48" text:anchor-type="as-char" svg:width="1.6902in" svg:height="0.2008in" draw:z-index="135"><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36"><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6">(<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37"><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38"><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39"><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40"><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41"><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42"><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44"><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46"><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3">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Standard"><text:s text:c="20"/><text:span text:style-name="T9">|</text:span></text:p>
      <text:p text:style-name="Standard">----------------------------------------------------------------</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text:soft-page-break/></text:p>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Standard"><text:s text:c="44"/><text:span text:style-name="T9">|</text:span></text:p>
      <text:p text:style-name="Standard">---------------------------------------------------------------</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Standard"><text:s text:c="26"/>|</text:p>
      <text:p text:style-name="Standard">----------------------------------------------------------------</text:p>
      <text:p text:style-name="P42">1/2 <text:s text:c="2"/>33/64 <text:s text:c="2"/>17/32 <text:s text:c="2"/>35/64 <text:s text:c="2"/>9/16 <text:s text:c="2"/>37/64 <text:s text:c="2"/>19/32 <text:s text:c="2"/>39/64 <text:s text:c="2"/>5/8 <text:s text:c="2"/></text:p>
      <text:p text:style-name="Standard"><text:s text:c="4"/>|</text:p>
      <text:p text:style-name="Standard">--------------------------------------------------------------------------------</text:p>
      <text:p text:style-name="P42">1/2 <text:s text:c="2"/>257/512 <text:s text:c="2"/>129/256 <text:s text:c="2"/>259/512 <text:s text:c="2"/>65/128 <text:s text:c="2"/>261/512 <text:s text:c="2"/>131/256 <text:s text:c="2"/>263/512 <text:s text:c="2"/>33/64 <text:s text:c="2"/></text:p>
      <text:p text:style-name="Standard"><text:s text:c="73"/>|</text:p>
      <text:p text:style-name="Standard">--------------------------------------------------------------------------------------------------</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50"><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52"><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53"><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oft-page-break/><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54"><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55"><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3">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56"><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2">Result: Sqrt(2)</text:p>
      <text:p text:style-name="Preformatted_20_Text"/>
      <text:p text:style-name="Text_20_body"><text:soft-page-break/>Since Sqrt(2) is how MathPiper <text:span text:style-name="T9">symbolically</text:span> represents<draw:frame draw:style-name="fr4" draw:name="Object65" text:anchor-type="as-char" svg:width="0.2693in" svg:height="0.2161in" draw:z-index="157"><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58"><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59"><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60"><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61"><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6">decimal representations of </text:span><text:soft-page-break/><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2">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62"><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63"><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8"><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8"><text:soft-page-break/><text:span text:style-name="T15">2) </text:span><text:span text:style-name="T14">Irrational numbers</text:span><text:span text:style-name="T15"> like</text:span><text:span text:style-name="T15"><draw:frame draw:style-name="fr4" draw:name="Object71" text:anchor-type="as-char" svg:width="0.2693in" svg:height="0.2161in" draw:z-index="164"><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1"><text:bookmark-start text:name="DDE_LINK27"/><text:bookmark-start text:name="DDE_LINK11"/>In&gt; NumberLinePrintZoom(<text:span text:style-name="T10">0.0</text:span>,<text:span text:style-name="T24">1.0</text:span>,8,1)<text:bookmark-end text:name="DDE_LINK11"/></text:p>
      <text:p text:style-name="P41"><text:soft-page-break/>Result: True</text:p>
      <text:p text:style-name="P41">Side Effects:</text:p>
      <text:p text:style-name="P41">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text:soft-page-break/></text:p>
      <text:p text:style-name="P43"><text:bookmark-start text:name="DDE_LINK28"/>In&gt; N(NumberLinePrintZoom(0.0,1.0,8,4),6)</text:p>
      <text:p text:style-name="P34">Result: True</text:p>
      <text:p text:style-name="P42">Side Effects:</text:p>
      <text:p text:style-name="P42">0.0 <text:s text:c="2"/>0.125 <text:s text:c="2"/>0.250 <text:s text:c="2"/>0.375 <text:s text:c="2"/>0.500 <text:s text:c="2"/>0.625 <text:s text:c="2"/>0.750 <text:s text:c="2"/>0.875 <text:s text:c="2"/>1.000 <text:s text:c="2"/></text:p>
      <text:p text:style-name="Standard"><text:s text:c="36"/>|</text:p>
      <text:p text:style-name="Standard">---------------------------------------------------------------------------------------------</text:p>
      <text:p text:style-name="P42">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2">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PiperIDE worksheet file called <text:span text:style-name="T6">book_2_section_4_exercises_&lt;your first name&gt;_&lt;your last name&gt;.mrw</text:span><text:span text:style-name="T46">. </text:span><text:s/><text:soft-page-break/>(<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7"/><text:bookmark-start text:name="DDE_LINK16"/>%mathpiper,title="Counting."</text:p>
      <text:p text:style-name="P46"/>
      <text:p text:style-name="P27">outerMostLoopCounter <text:span text:style-name="T38">:=</text:span> <text:span text:style-name="T7">0</text:span>;</text:p>
      <text:p text:style-name="P46"/>
      <text:p text:style-name="P27"><text:span text:style-name="T41">While</text:span><text:span text:style-name="T5">(</text:span>outerMostLoopCounter <text:span text:style-name="T5">&lt;=</text:span> <text:span text:style-name="T7">5</text:span><text:span text:style-name="T5">)</text:span></text:p>
      <text:p text:style-name="Standard">[</text:p>
      <text:p text:style-name="P27"><text:s text:c="3"/>middleLoopCounter <text:span text:style-name="T38">:=</text:span> <text:span text:style-name="T7">0</text:span>;</text:p>
      <text:p text:style-name="P27"><text:s text:c="4"/></text:p>
      <text:p text:style-name="P27"><text:s text:c="3"/><text:span text:style-name="T41">While</text:span><text:span text:style-name="T5">(</text:span>middleLoopCounter <text:span text:style-name="T5">&lt;=</text:span> 7<text:span text:style-name="T5">)</text:span></text:p>
      <text:p text:style-name="Standard"><text:s text:c="3"/>[</text:p>
      <text:p text:style-name="P27"><text:s text:c="6"/>innerMostLoopCounter <text:span text:style-name="T38">:=</text:span> <text:span text:style-name="T7">0</text:span>;</text:p>
      <text:p text:style-name="P27"><text:s text:c="7"/></text:p>
      <text:p text:style-name="P27"><text:s text:c="6"/><text:span text:style-name="T41">While</text:span><text:span text:style-name="T5">(</text:span>innerMostLoopCounter <text:span text:style-name="T5">&lt;=</text:span> <text:span text:style-name="T7">3</text:span><text:span text:style-name="T5">)</text:span></text:p>
      <text:p text:style-name="Standard"><text:s text:c="6"/>[</text:p>
      <text:p text:style-name="P27"><text:s text:c="9"/><text:span text:style-name="T28">//How many times does this Echo() function get called?</text:span></text:p>
      <text:p text:style-name="P27"><text:s text:c="9"/><text:span text:style-name="T20">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Standard"><text:s text:c="6"/>];</text:p>
      <text:p text:style-name="P27"><text:s text:c="6"/></text:p>
      <text:p text:style-name="P27"><text:s text:c="6"/>middleLoopCounter<text:span text:style-name="T5">++</text:span>;</text:p>
      <text:p text:style-name="Standard"><text:s text:c="3"/>];</text:p>
      <text:p text:style-name="P27"><text:s text:c="3"/></text:p>
      <text:p text:style-name="P27"><text:s text:c="3"/>outerMostLoopCounter<text:span text:style-name="T5">++</text:span>;</text:p>
      <text:p text:style-name="Standard">];</text:p>
      <text:p text:style-name="P46"/>
      <text:p text:style-name="P10">%/mathpiper<text:bookmark-end text:name="DDE_LINK17"/><text:bookmark-end text:name="DDE_LINK16"/></text:p>
      <text:h text:style-name="Heading_20_3" text:outline-level="3"><text:soft-page-break/>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3">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349857851" text:style-name="L1">
        <text:list-header>
          <text:p text:style-name="P90"><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0"><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0"><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4"><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0"/>
      <text:p text:style-name="P39">%mathpiper</text:p>
      <text:p text:style-name="P46"/>
      <text:p text:style-name="P27"><text:span text:style-name="T39">Repeat</text:span><text:span text:style-name="T5">(</text:span><text:span text:style-name="T7">10</text:span><text:span text:style-name="T5">)</text:span></text:p>
      <text:p text:style-name="Standard">[</text:p>
      <text:p text:style-name="P27"><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7"><text:s text:c="4"/></text:p>
      <text:p text:style-name="P27"><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7"><text:s text:c="4"/></text:p>
      <text:p text:style-name="P27"><text:s text:c="4"/><text:span text:style-name="T41">WriteString</text:span><text:span text:style-name="T5">(</text:span><text:span text:style-name="T40">"Probability of "</text:span> : <text:span text:style-name="T41">ToString(</text:span>probability<text:span text:style-name="T5">)</text:span> : </text:p>
      <text:p text:style-name="P27"><text:s text:c="4"/><text:span text:style-name="T40">" = "</text:span> : <text:span text:style-name="T41">ToString(</text:span>percent<text:span text:style-name="T5">)</text:span> : <text:span text:style-name="T40">"% chance"</text:span><text:span text:style-name="T5">)</text:span>;</text:p>
      <text:p text:style-name="P27"><text:s text:c="4"/></text:p>
      <text:p text:style-name="P27"><text:s text:c="4"/><text:span text:style-name="T20">NewLine</text:span><text:span text:style-name="T5">()</text:span>;</text:p>
      <text:p text:style-name="Standard">];</text:p>
      <text:p text:style-name="P46"/>
      <text:p text:style-name="P39">%/mathpiper</text:p>
      <text:p text:style-name="P46"/>
      <text:p text:style-name="P27"><text:s text:c="4"/><text:span text:style-name="T21">%output,preserve="false"</text:span></text:p>
      <text:p text:style-name="P27"><text:s text:c="6"/><text:span text:style-name="T21">Result:</text:span> 10</text:p>
      <text:p text:style-name="P27"><text:s text:c="6"/></text:p>
      <text:p text:style-name="P27"><text:s text:c="6"/><text:span text:style-name="T32">Side Effects:</text:span></text:p>
      <text:p text:style-name="P27"><text:s text:c="6"/>Probability of 0.67 = 67% chance</text:p>
      <text:p text:style-name="P27"><text:s text:c="6"/>Probability of 0.64 = 64% chance</text:p>
      <text:p text:style-name="P27"><text:s text:c="6"/>Probability of 0.51 = 51% chance</text:p>
      <text:p text:style-name="P27"><text:s text:c="6"/>Probability of 0.84 = 84% chance</text:p>
      <text:p text:style-name="P27"><text:s text:c="6"/>Probability of 0.60 = 60% chance</text:p>
      <text:p text:style-name="P27"><text:s text:c="6"/>Probability of 0.45 = 45% chance</text:p>
      <text:p text:style-name="P27"><text:s text:c="6"/>Probability of 0.85 = 85% chance</text:p>
      <text:p text:style-name="P27"><text:s text:c="6"/>Probability of 0.18 = 18% chance</text:p>
      <text:p text:style-name="P27"><text:s text:c="6"/>Probability of 0.26 = 26% chance</text:p>
      <text:p text:style-name="P27"><text:s text:c="6"/>Probability of 0.31 = 31% chance</text:p>
      <text:p text:style-name="P66">.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216830511" text:style-name="L2">
        <text:list-item>
          <text:p text:style-name="P99"><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99"><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99"><text:span text:style-name="T6">Experiment</text:span> - measuring or observing a system to collect data on it. <text:s/><text:span text:style-name="T46">An example is rolling two dice.</text:span></text:p>
        </text:list-item>
        <text:list-item>
          <text:p text:style-name="P99"><text:span text:style-name="T6">Outcome</text:span><text:span text:style-name="T46"> - the result of a given experiment. <text:s/>An example is rolling a 3 and a 4 on a pair of dice.</text:span></text:p>
        </text:list-item>
        <text:list-item>
          <text:p text:style-name="P99"><text:span text:style-name="T6">Sample space</text:span><text:span text:style-name="T46"> - all of the possible outcomes of a given experiment. <text:s/>For the experiment of rolling two dice, the sample space is {2,3,4,5,6,7,8,9,10,11,12}.</text:span></text:p>
        </text:list-item>
        <text:list-item>
          <text:p text:style-name="P99"><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65"><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113753657" text:continue-numbering="true" text:style-name="L2">
        <text:list-item>
          <text:p text:style-name="P100"><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1">Probability is represented with a real number between 0 and 1 (or 0% chance and 100% chance) inclusive.</text:p>
        </text:list-item>
        <text:list-item>
          <text:p text:style-name="P101">A probability of 0 means that the event will not occur.</text:p>
        </text:list-item>
        <text:list-item>
          <text:p text:style-name="P101">Rare events have probabilities which are close to 0.</text:p>
        </text:list-item>
        <text:list-item>
          <text:p text:style-name="P101">A probability of 1 means that the event will definitely occur.</text:p>
        </text:list-item>
        <text:list-item>
          <text:p text:style-name="P101">Common events have probabilities which are close to 1.</text:p>
        </text:list-item>
        <text:list-item>
          <text:p text:style-name="P101">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957473501" text:continue-numbering="true" text:style-name="L2">
        <text:list-item>
          <text:p text:style-name="P91">The probability that the next time you visit the supermarket the floors would have just been waxed (perhaps .05 or 5% chance).</text:p>
        </text:list-item>
        <text:list-item>
          <text:p text:style-name="P101">The probability that the next time you visit a restaurant that has a buffet, the container which holds your favorite food is empty when you go to fill your plate (perhaps .3 or 30% chance).</text:p>
        </text:list-item>
        <text:list-item>
          <text:p text:style-name="P101">The probability that the next time you order a pop or soda at a restaurant it does not have enough carbonation in it (perhaps .15 or 15% chance).</text:p>
        </text:list-item>
        <text:list-item>
          <text:p text:style-name="P101">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66"><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67"><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5"><draw:frame draw:style-name="fr4" draw:name="Object75" text:anchor-type="as-char" svg:width="3.0193in" svg:height="0.1984in" draw:z-index="169"><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6">(<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68"><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5"><draw:frame draw:style-name="fr4" draw:name="Object77" text:anchor-type="as-char" svg:width="5.8689in" svg:height="0.422in" draw:z-index="170"><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6">(<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5"><draw:frame draw:style-name="fr4" draw:name="Object79" text:anchor-type="as-char" svg:width="5.6937in" svg:height="0.4264in" draw:z-index="173"><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6">(<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71"><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72"><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5"><draw:frame draw:style-name="fr4" draw:name="Object82" text:anchor-type="as-char" svg:width="5.9134in" svg:height="0.4264in" draw:z-index="174"><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6">(<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7"/>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3"/>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3"/>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5"><draw:frame draw:style-name="fr4" draw:name="Object86" text:anchor-type="as-char" svg:width="4.5591in" svg:height="0.422in" draw:z-index="175"><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6">(<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8"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76"><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4">In&gt; dieRollsList := RandomIntegerList(10,1,6)</text:p>
      <text:p text:style-name="P32">Result: {2,6,<text:span text:style-name="T9">5</text:span>,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List(100,1,6)</text:p>
      <text:p text:style-name="P32">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List(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8">:=</text:span> <text:span text:style-name="T7">10000</text:span>;</text:p>
      <text:p text:style-name="P46"/>
      <text:p text:style-name="P27">dieRollsList <text:span text:style-name="T38">:=</text:span> <text:span text:style-name="T20">RandomIntegerList</text:span><text:span text:style-name="T5">(</text:span>totalNumberOfRolls,<text:span text:style-name="T7">1</text:span>,<text:span text:style-name="T7">6</text:span><text:span text:style-name="T5">)</text:span>;</text:p>
      <text:p text:style-name="P46"/>
      <text:p text:style-name="P27">numberOfFives <text:span text:style-name="T38">:=</text:span> <text:span text:style-name="T20">Count</text:span><text:span text:style-name="T5">(</text:span>dieRollsList,<text:span text:style-name="T7">5</text:span><text:span text:style-name="T5">)</text:span>;</text:p>
      <text:p text:style-name="P46"/>
      <text:p text:style-name="P27"><text:span text:style-name="T20">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39"/>
      <text:p text:style-name="P39">%mathpiper,title=""</text:p>
      <text:p text:style-name="P46"/>
      <text:p text:style-name="P27">totalNumberOfRolls <text:span text:style-name="T38">:=</text:span> <text:span text:style-name="T7">100000</text:span>;</text:p>
      <text:p text:style-name="P46"/>
      <text:p text:style-name="P27">dieRollsList <text:span text:style-name="T38">:=</text:span> <text:span text:style-name="T20">RandomIntegerList</text:span><text:span text:style-name="T5">(</text:span>totalNumberOfRolls,<text:span text:style-name="T7">1</text:span>,<text:span text:style-name="T7">6</text:span><text:span text:style-name="T5">)</text:span>;</text:p>
      <text:p text:style-name="P46"/>
      <text:p text:style-name="P27">numberOfFives <text:span text:style-name="T38">:=</text:span> <text:span text:style-name="T20">Count</text:span><text:span text:style-name="T5">(</text:span>dieRollsList,<text:span text:style-name="T7">5</text:span><text:span text:style-name="T5">)</text:span>;</text:p>
      <text:p text:style-name="P46"/>
      <text:p text:style-name="P27"><text:span text:style-name="T20">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7"/>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7"/>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text:soft-page-break/>passed to Histogram():</text:p>
      <text:p text:style-name="P59"/>
      <text:p text:style-name="P39">%mathpiper,title="Plain Histogram No Title"</text:p>
      <text:p text:style-name="P46"/>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
      <text:p text:style-name="P39">%mathpiper,title="Plain Histogram With Title"</text:p>
      <text:p text:style-name="P46"/>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6"><text:soft-page-break/></text:p>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39"/>
      <text:p text:style-name="P39">%mathpiper,title="Histogram With Configured Bins"</text:p>
      <text:p text:style-name="P46"><text:soft-page-break/></text:p>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7"><text:tab/>title <text:span text:style-name="T5">-&gt;</text:span> <text:span text:style-name="T40">"Histogram With Configured Bins"</text:span>, </text:p>
      <text:p text:style-name="P27"><text:tab/>binMinimum <text:span text:style-name="T5">-&gt;</text:span> .<text:span text:style-name="T7">5</text:span>, </text:p>
      <text:p text:style-name="P27"><text:tab/>binMaximum <text:span text:style-name="T5">-&gt;</text:span> <text:span text:style-name="T7">6</text:span>.<text:span text:style-name="T7">5</text:span>, </text:p>
      <text:p text:style-name="P27"><text:tab/>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oft-page-break/><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7"><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8">:=</text:span> <text:span text:style-name="T7">1000</text:span>;</text:p>
      <text:p text:style-name="P46"/>
      <text:p text:style-name="P27">dieRollsList <text:span text:style-name="T38">:=</text:span> <text:span text:style-name="T20">RandomIntegerList</text:span><text:span text:style-name="T5">(</text:span>numberOfRolls,<text:span text:style-name="T7">1</text:span>,<text:span text:style-name="T7">6</text:span><text:span text:style-name="T5">)</text:span>;</text:p>
      <text:p text:style-name="P46"/>
      <text:p text:style-name="P27"><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ToString(</text:span>numberOfRolls<text:span text:style-name="T5">)</text:span> : <text:span text:style-name="T40">" Roll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39"/>
      <text:p text:style-name="P39"><text:bookmark-start text:name="DDE_LINK29"/><text:bookmark-start text:name="DDE_LINK30"/><text:bookmark-start text:name="DDE_LINK31"/>%mathpiper,title="Rolls Two Dice"</text:p>
      <text:p text:style-name="P46"/>
      <text:p text:style-name="P27">numberOfRolls <text:span text:style-name="T38">:=</text:span> <text:span text:style-name="T7">1000</text:span>;</text:p>
      <text:p text:style-name="P46"/>
      <text:p text:style-name="P27">dieRollsList <text:span text:style-name="T38">:=</text:span> <text:span text:style-name="T5">{}</text:span>;</text:p>
      <text:p text:style-name="P46"/>
      <text:p text:style-name="P27"><text:span text:style-name="T39">Repeat</text:span><text:span text:style-name="T5">(</text:span>numberOfRolls<text:span text:style-name="T5">)</text:span></text:p>
      <text:p text:style-name="Standard">[</text:p>
      <text:p text:style-name="P27"><text:s text:c="3"/>die1 <text:span text:style-name="T38">:=</text:span> <text:span text:style-name="T39">RandomInteger</text:span><text:span text:style-name="T5">(</text:span><text:span text:style-name="T7">6</text:span><text:span text:style-name="T5">)</text:span>;</text:p>
      <text:p text:style-name="P27"><text:soft-page-break/><text:s text:c="3"/></text:p>
      <text:p text:style-name="P27"><text:s text:c="3"/>die2 <text:span text:style-name="T38">:=</text:span> <text:span text:style-name="T39">RandomInteger</text:span><text:span text:style-name="T5">(</text:span><text:span text:style-name="T7">6</text:span><text:span text:style-name="T5">)</text:span>;</text:p>
      <text:p text:style-name="P27"><text:s text:c="3"/></text:p>
      <text:p text:style-name="P27"><text:s text:c="3"/>dieRollsList <text:span text:style-name="T38">:=</text:span> <text:span text:style-name="T20">Append</text:span><text:span text:style-name="T5">(</text:span>dieRollsList, die1 <text:span text:style-name="T5">+</text:span> die2<text:span text:style-name="T5">)</text:span>;</text:p>
      <text:p text:style-name="Standard">];</text:p>
      <text:p text:style-name="P46"/>
      <text:p text:style-name="P27"><text:span text:style-name="T39">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40">"Rolling Two Dice"</text:span>, </text:p>
      <text:p text:style-name="P27"><text:s text:c="10"/>xAxisLabel <text:span text:style-name="T5">-&gt;</text:span> <text:span text:style-name="T40">"Sum Rolled"</text:span>, </text:p>
      <text:p text:style-name="P27"><text:s text:c="10"/>yAxisLabel <text:span text:style-name="T5">-&gt;</text:span> <text:span text:style-name="T40">"Frequency"</text:span>, </text:p>
      <text:p text:style-name="P27"><text:s text:c="10"/>seriesTitle <text:span text:style-name="T5">-&gt;</text:span> <text:span text:style-name="T41">ToString(</text:span>numberOfRolls<text:span text:style-name="T5">)</text:span> : <text:span text:style-name="T40">" Rolls"</text:span></text:p>
      <text:p text:style-name="Standard"><text:s text:c="10"/><text:span text:style-name="T5">)</text:span>;</text:p>
      <text:p text:style-name="P46"/>
      <text:p text:style-name="P39">%/mathpiper<text:bookmark-end text:name="DDE_LINK29"/><text:bookmark-end text:name="DDE_LINK30"/><text:bookmark-end text:name="DDE_LINK31"/></text:p>
      <text:p text:style-name="P46"/>
      <text:p text:style-name="P27"><text:s text:c="4"/><text:span text:style-name="T21">%output,preserve="false"</text:span></text:p>
      <text:p text:style-name="P27"><text:s text:c="6"/><text:span text:style-name="T21">Result:</text:span> org.jfree.chart.ChartPanel</text:p>
      <text:p text:style-name="P69"><text:span text:style-name="T12">. <text:s text:c="2"/></text:span><text:span text:style-name="T21">%/output</text:span></text:p>
      <text:p text:style-name="P46"/>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PiperIDE worksheet file called <text:soft-page-break/><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1"/>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8">:=</text:span> <text:span text:style-name="T7">1000</text:span>;</text:p>
      <text:p text:style-name="P46"/>
      <text:p text:style-name="P27">firstPickList <text:span text:style-name="T38">:=</text:span> <text:span text:style-name="T5">{}</text:span>;</text:p>
      <text:p text:style-name="P46"/>
      <text:p text:style-name="P27">secondPickList <text:span text:style-name="T38">:=</text:span> <text:span text:style-name="T5">{}</text:span>;</text:p>
      <text:p text:style-name="P46"/>
      <text:p text:style-name="P27"><text:span text:style-name="T39">Repeat</text:span><text:span text:style-name="T5">(</text:span>numberOfTrials<text:span text:style-name="T5">)</text:span></text:p>
      <text:p text:style-name="Standard">[</text:p>
      <text:p text:style-name="P27"><text:s text:c="4"/>doorsList <text:span text:style-name="T38">:=</text:span> <text:bookmark-start text:name="DDE_LINK40"/><text:span text:style-name="T39">Shuffle</text:span><text:span text:style-name="T5">({</text:span>EMPTY, PRIZE, EMPTY<text:span text:style-name="T5">})</text:span>;<text:bookmark-end text:name="DDE_LINK40"/></text:p>
      <text:p text:style-name="P27"><text:s text:c="4"/></text:p>
      <text:p text:style-name="P27"><text:s text:c="4"/><text:span text:style-name="T28">//The contestant always picks door 1 as their first pick.</text:span></text:p>
      <text:p text:style-name="P27"><text:s text:c="4"/>firstPick <text:span text:style-name="T38">:=</text:span> doorsList[<text:span text:style-name="T7">1</text:span>];</text:p>
      <text:p text:style-name="P27"><text:s text:c="4"/></text:p>
      <text:p text:style-name="Standard"><text:s text:c="4"/><text:span text:style-name="T28">/*</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Standard"><text:s text:c="4"/>*/</text:p>
      <text:p text:style-name="P27"><text:s text:c="4"/><text:span text:style-name="T41">If</text:span><text:span text:style-name="T5">(</text:span>doorsList[<text:span text:style-name="T7">2</text:span>] <text:span text:style-name="T5">=</text:span> EMPTY, </text:p>
      <text:p text:style-name="P27"><text:s text:c="8"/>secondPick <text:span text:style-name="T38">:=</text:span> doorsList[<text:span text:style-name="T7">3</text:span>], </text:p>
      <text:p text:style-name="P27"><text:s text:c="8"/>secondPick <text:span text:style-name="T38">:=</text:span> doorsList[<text:span text:style-name="T7">2</text:span>]<text:span text:style-name="T5">)</text:span>;</text:p>
      <text:p text:style-name="P27"><text:s text:c="4"/></text:p>
      <text:p text:style-name="P27"><text:s text:c="4"/></text:p>
      <text:p text:style-name="P27"><text:s text:c="4"/><text:span text:style-name="T28">//Save all of the first pick results in a list.</text:span></text:p>
      <text:p text:style-name="P27"><text:s text:c="4"/>firstPickList <text:span text:style-name="T38">:=</text:span> <text:span text:style-name="T20">Append</text:span><text:span text:style-name="T5">(</text:span>firstPickList, firstPick<text:span text:style-name="T5">)</text:span>;</text:p>
      <text:p text:style-name="P27"><text:s text:c="4"/></text:p>
      <text:p text:style-name="P27"><text:s text:c="4"/><text:span text:style-name="T28">//Save all of the second pick results in a list.</text:span></text:p>
      <text:p text:style-name="P27"><text:soft-page-break/><text:s text:c="4"/>secondPickList <text:span text:style-name="T38">:=</text:span> <text:span text:style-name="T20">Append</text:span><text:span text:style-name="T5">(</text:span>secondPickList, secondPick<text:span text:style-name="T5">)</text:span>;</text:p>
      <text:p text:style-name="Standard">];</text:p>
      <text:p text:style-name="P46"/>
      <text:p text:style-name="P27">firstPickWins <text:span text:style-name="T38">:=</text:span> <text:span text:style-name="T20">Count</text:span><text:span text:style-name="T5">(</text:span>firstPickList,PRIZE<text:span text:style-name="T5">)</text:span>;</text:p>
      <text:p text:style-name="P46"/>
      <text:p text:style-name="P27">secondPickWins <text:span text:style-name="T38">:=</text:span> <text:span text:style-name="T20">Count</text:span><text:span text:style-name="T5">(</text:span>secondPickList,PRIZE<text:span text:style-name="T5">)</text:span>;</text:p>
      <text:p text:style-name="P46"/>
      <text:p text:style-name="P46"/>
      <text:p text:style-name="P27"><text:span text:style-name="T20">Echo</text:span><text:span text:style-name="T5">(</text:span><text:span text:style-name="T40">"The number of times the first door picked contained a prize: "</text:span>, </text:p>
      <text:p text:style-name="P27"><text:s text:c="4"/>firstPickWins, <text:span text:style-name="T40">"/ "</text:span>, numberOfTrials<text:span text:style-name="T5">)</text:span>;</text:p>
      <text:p text:style-name="P27"><text:span text:style-name="T20">Echo</text:span><text:span text:style-name="T5">(</text:span><text:span text:style-name="T40">"The probability of winning for always staying with the first pick: "</text:span>, </text:p>
      <text:p text:style-name="P27"><text:s text:c="4"/><text:span text:style-name="T20">N</text:span><text:span text:style-name="T5">(</text:span>firstPickWins<text:span text:style-name="T5">/</text:span>numberOfTrials<text:span text:style-name="T5">)</text:span> <text:span text:style-name="T5">)</text:span>;</text:p>
      <text:p text:style-name="P27"><text:span text:style-name="T20">NewLine</text:span><text:span text:style-name="T5">()</text:span>;</text:p>
      <text:p text:style-name="P46"/>
      <text:p text:style-name="P27"><text:span text:style-name="T20">Echo</text:span><text:span text:style-name="T5">(</text:span><text:span text:style-name="T40">"The number of times the second door picked contained a prize: "</text:span>, </text:p>
      <text:p text:style-name="P27"><text:s text:c="4"/>secondPickWins, <text:span text:style-name="T40">"/ "</text:span>, numberOfTrials<text:span text:style-name="T5">)</text:span>;</text:p>
      <text:p text:style-name="P27"><text:span text:style-name="T20">Echo</text:span><text:span text:style-name="T5">(</text:span><text:span text:style-name="T40">"The probability of winning for always changing the pick: "</text:span>, </text:p>
      <text:p text:style-name="P27"><text:s text:c="4"/><text:span text:style-name="T20">N</text:span><text:span text:style-name="T5">(</text:span>secondPickWins<text:span text:style-name="T5">/</text:span>numberOfTrials<text:span text:style-name="T5">)</text:span> <text:span text:style-name="T5">)</text:span>;</text:p>
      <text:p text:style-name="P46"/>
      <text:p text:style-name="P46"/>
      <text:p text:style-name="P64">%/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2">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8">:=</text:span> <text:span text:style-name="T7">0</text:span>;</text:p>
      <text:p text:style-name="P46"/>
      <text:p text:style-name="P27">numberOfPeople <text:span text:style-name="T38">:=</text:span> <text:span text:style-name="T7">20</text:span>;</text:p>
      <text:p text:style-name="P46"/>
      <text:p text:style-name="P27"><text:soft-page-break/>numberOfTrials <text:span text:style-name="T38">:=</text:span> <text:span text:style-name="T7">40</text:span>;</text:p>
      <text:p text:style-name="P46"/>
      <text:p text:style-name="P27"><text:span text:style-name="T39">Repeat</text:span><text:span text:style-name="T5">(</text:span>numberOfTrials<text:span text:style-name="T5">)</text:span></text:p>
      <text:p text:style-name="Standard">[</text:p>
      <text:p text:style-name="P27"><text:s text:c="4"/><text:span text:style-name="T28">//Create a random birthday for each simulated person in the room.</text:span></text:p>
      <text:p text:style-name="P27"><text:s text:c="4"/>birthdaysList <text:span text:style-name="T38">:=</text:span> <text:span text:style-name="T20">RandomIntegerList</text:span><text:span text:style-name="T5">(</text:span>numberOfPeople, <text:span text:style-name="T7">1</text:span>, <text:span text:style-name="T7">365</text:span><text:span text:style-name="T5">)</text:span>;</text:p>
      <text:p text:style-name="P27"><text:s text:c="4"/></text:p>
      <text:p text:style-name="P27"><text:s text:c="4"/><text:span text:style-name="T28">//Print the birthdays for this room of simulated people (comment </text:span></text:p>
      <text:p text:style-name="P27"><text:s text:c="4"/><text:span text:style-name="T28">//this line out for a large number of trials).</text:span></text:p>
      <text:p text:style-name="P27"><text:span text:style-name="T29"><text:s text:c="4"/></text:span><text:span text:style-name="T41">Write</text:span><text:span text:style-name="T5">(</text:span>birthdaysList<text:span text:style-name="T5">)</text:span>;</text:p>
      <text:p text:style-name="P27"><text:s text:c="4"/></text:p>
      <text:p text:style-name="Standard"><text:s text:c="4"/><text:span text:style-name="T28">/*</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Standard"><text:s text:c="4"/>*/</text:p>
      <text:p text:style-name="P27"><text:s text:c="4"/><text:span text:style-name="T20">ForEach</text:span><text:span text:style-name="T5">(</text:span>day, <text:span text:style-name="T7">1</text:span> .. <text:span text:style-name="T7">365</text:span><text:span text:style-name="T5">)</text:span></text:p>
      <text:p text:style-name="Preformatted_20_Text"><text:s text:c="4"/>[</text:p>
      <text:p text:style-name="P27"><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7"><text:s text:c="16"/>birthdayMatchCounter<text:span text:style-name="T5">++</text:span>; </text:p>
      <text:p text:style-name="P27"><text:s text:c="16"/></text:p>
      <text:p text:style-name="P27"><text:s text:c="16"/><text:span text:style-name="T41">WriteString</text:span><text:span text:style-name="T5">(</text:span><text:span text:style-name="T40">" - Match on "</text:span><text:span text:style-name="T5">)</text:span>; </text:p>
      <text:p text:style-name="P27"><text:s text:c="16"/><text:span text:style-name="T41">Write</text:span><text:span text:style-name="T5">(</text:span>day<text:span text:style-name="T5">)</text:span>; </text:p>
      <text:p text:style-name="P27"><text:s text:c="15"/></text:p>
      <text:p text:style-name="P27"><text:span text:style-name="T39"><text:s text:c="16"/>Break</text:span><text:span text:style-name="T5">()</text:span>;</text:p>
      <text:p text:style-name="Standard"><text:s text:c="12"/>]<text:span text:style-name="T5">)</text:span>;</text:p>
      <text:p text:style-name="Preformatted_20_Text"><text:s text:c="4"/>];</text:p>
      <text:p text:style-name="P27"><text:s text:c="4"/></text:p>
      <text:p text:style-name="P27"><text:s text:c="4"/><text:span text:style-name="T20">NewLine</text:span><text:span text:style-name="T5">()</text:span>;</text:p>
      <text:p text:style-name="P46"/>
      <text:p text:style-name="Standard">];</text:p>
      <text:p text:style-name="P27"><text:s text:c="4"/></text:p>
      <text:p text:style-name="P27"><text:s text:c="4"/><text:span text:style-name="T20">NewLine</text:span><text:span text:style-name="T5">()</text:span>;</text:p>
      <text:p text:style-name="P27"><text:s text:c="4"/><text:span text:style-name="T20">Echo</text:span><text:span text:style-name="T5">(</text:span><text:span text:style-name="T40">"The number of trials is: "</text:span>, numberOfTrials<text:span text:style-name="T5">)</text:span>;</text:p>
      <text:p text:style-name="P27"><text:s text:c="4"/><text:span text:style-name="T20">Echo</text:span><text:span text:style-name="T5">(</text:span><text:span text:style-name="T40">"The number of people in the room is: "</text:span>, numberOfPeople<text:span text:style-name="T5">)</text:span>;</text:p>
      <text:p text:style-name="P27"><text:s text:c="4"/><text:span text:style-name="T20">Echo</text:span><text:span text:style-name="T5">(</text:span><text:span text:style-name="T40">"The number of matches is: "</text:span>, </text:p>
      <text:p text:style-name="P27"><text:s text:c="8"/>birthdayMatchCounter, <text:span text:style-name="T40">"/ "</text:span>, numberOfTrials<text:span text:style-name="T5">)</text:span>;</text:p>
      <text:p text:style-name="P27"><text:s text:c="4"/><text:span text:style-name="T20">Echo</text:span><text:span text:style-name="T5">(</text:span><text:span text:style-name="T40">"The probability of having a birthday match: "</text:span>, </text:p>
      <text:p text:style-name="P27"><text:s text:c="8"/><text:span text:style-name="T20">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80">Side Effects:</text:p>
      <text:p text:style-name="P80"><text:s text:c="6"/>{323,362,99,208,102,237,116,199,25,174,23,160,312,351,72,205,40,114,110,212}</text:p>
      <text:p text:style-name="P80"><text:s text:c="6"/>{166,313,124,334,75,<text:span text:style-name="T9">187</text:span>,102,348,64,363,106,78,238,<text:span text:style-name="T9">187</text:span>,360,245,177,194,34,163} - Match on 187</text:p>
      <text:p text:style-name="P80"><text:s text:c="6"/>{79,148,15,5,81,173,315,50,272,140,319,262,305,95,209,269,14,170,55,179}</text:p>
      <text:p text:style-name="P80"><text:s text:c="6"/>{320,219,45,102,350,163,166,286,271,201,234,99,295,39,77,302,243,314,10,308}</text:p>
      <text:p text:style-name="P80"><text:soft-page-break/><text:s text:c="6"/>{343,251,320,322,351,204,281,57,228,213,134,286,187,285,2,13,62,116,266,258}</text:p>
      <text:p text:style-name="P80"><text:s text:c="6"/>{189,315,293,322,105,274,28,69,175,244,269,297,260,192,281,146,166,70,250,24}</text:p>
      <text:p text:style-name="P80"><text:s text:c="6"/>{<text:span text:style-name="T9">22</text:span>,295,307,248,194,135,322,234,350,80,249,108,214,69,85,75,148,<text:span text:style-name="T9">22</text:span>,352,172} - Match on 22</text:p>
      <text:p text:style-name="P80"><text:s text:c="6"/>{98,4,310,87,142,282,301,242,90,58,319,156,275,238,109,30,253,276,192,118}</text:p>
      <text:p text:style-name="P80"><text:s text:c="6"/>{115,290,360,171,14,297,147,86,84,120,365,39,347,204,15,137,227,313,47,42}</text:p>
      <text:p text:style-name="P80"><text:s text:c="6"/>{213,10,262,96,156,67,<text:span text:style-name="T9">101</text:span>,348,27,328,186,135,195,95,50,75,<text:span text:style-name="T9">101</text:span>,212,216,8} - Match on 101</text:p>
      <text:p text:style-name="P80"><text:s text:c="6"/>{51,149,48,218,275,200,289,197,132,283,211,101,9,336,146,238,43,15,46,120}</text:p>
      <text:p text:style-name="P80"><text:s text:c="6"/>{22,113,82,46,86,143,160,203,5,328,325,247,300,261,43,183,80,284,145,42}</text:p>
      <text:p text:style-name="P80"><text:s text:c="6"/>{321,28,323,262,161,194,336,272,62,152,5,107,127,27,320,<text:span text:style-name="T9">2</text:span>,124,190,<text:span text:style-name="T9">2</text:span>,228} - Match on 2</text:p>
      <text:p text:style-name="P80"><text:s text:c="6"/>{101,269,77,139,103,83,191,161,75,222,354,198,276,323,208,29,4,39,34,272}</text:p>
      <text:p text:style-name="P80"><text:s text:c="6"/>{89,27,333,1,347,302,173,176,32,202,281,211,148,230,97,137,306,177,269,37}</text:p>
      <text:p text:style-name="P80"><text:s text:c="6"/>{321,352,156,120,323,322,355,22,87,169,197,339,114,121,224,246,70,285,310,34}</text:p>
      <text:p text:style-name="P80"><text:s text:c="6"/>{10,<text:span text:style-name="T9">347</text:span>,172,238,19,245,214,349,43,216,<text:span text:style-name="T9">347</text:span>,83,263,120,185,14,174,113,86,156} - Match on 347</text:p>
      <text:p text:style-name="P80"><text:s text:c="6"/>{337,357,255,229,241,28,261,214,258,254,235,159,8,268,242,52,67,189,190,180}</text:p>
      <text:p text:style-name="P80"><text:s text:c="6"/>{22,77,62,232,190,<text:span text:style-name="T9">275</text:span>,274,111,16,355,118,365,69,214,298,86,323,<text:span text:style-name="T9">275</text:span>,231,29} - Match on 275</text:p>
      <text:p text:style-name="P80"><text:s text:c="6"/>{162,331,112,63,91,181,261,146,26,142,80,151,335,209,79,70,141,309,191,299}</text:p>
      <text:p text:style-name="P80"><text:s text:c="6"/>{155,89,3,246,172,290,351,78,327,136,216,204,243,110,38,11,70,140,293,310}</text:p>
      <text:p text:style-name="P80"><text:s text:c="6"/>{112,27,238,75,95,170,264,305,268,286,362,124,277,18,319,144,187,242,1,30}</text:p>
      <text:p text:style-name="P80"><text:s text:c="6"/>{334,185,230,180,345,123,42,289,239,39,336,354,290,332,219,154,352,90,49,206}</text:p>
      <text:p text:style-name="P80"><text:s text:c="6"/>{107,109,51,248,184,324,117,64,136,299,230,155,174,105,220,148,61,11,83,112}</text:p>
      <text:p text:style-name="P80"><text:s text:c="6"/>{274,345,318,112,272,295,239,247,80,302,258,158,38,252,280,264,156,296,203,35}</text:p>
      <text:p text:style-name="P80"><text:s text:c="6"/>{154,165,125,<text:span text:style-name="T9">324</text:span>,156,150,61,<text:span text:style-name="T9">324</text:span>,195,351,53,178,329,268,100,171,251,88,82,236} - Match on 324</text:p>
      <text:p text:style-name="P80"><text:s text:c="6"/>{194,251,186,208,192,299,175,151,224,161,221,106,125,115,165,64,339,52,294,219}</text:p>
      <text:p text:style-name="P80"><text:s text:c="6"/>{<text:span text:style-name="T9">202</text:span>,99,140,114,309,319,<text:span text:style-name="T9">202</text:span>,44,168,86,193,27,261,316,156,58,83,40,256,275} - Match on 202</text:p>
      <text:p text:style-name="P80"><text:s text:c="6"/>{167,<text:span text:style-name="T9">349</text:span>,111,351,48,263,29,24,164,108,292,92,19,242,98,296,233,119,<text:span text:style-name="T9">349</text:span>,365} - Match on 349</text:p>
      <text:p text:style-name="P80"><text:s text:c="6"/>{79,143,217,277,328,354,56,163,67,200,<text:span text:style-name="T9">242</text:span>,296,<text:span text:style-name="T9">242</text:span>,37,109,135,35,198,61,141} - Match on 242</text:p>
      <text:p text:style-name="P80"><text:s text:c="6"/>{284,96,94,228,60,149,344,31,232,225,195,328,153,317,97,207,191,58,71,270}</text:p>
      <text:p text:style-name="P80"><text:s text:c="6"/>{251,248,151,262,90,67,18,309,312,82,169,14,4,360,32,205,124,122,131,108}</text:p>
      <text:p text:style-name="P80"><text:s text:c="6"/>{189,<text:span text:style-name="T9">304</text:span>,56,245,308,139,73,155,124,61,318,153,127,226,296,243,199,25,<text:span text:style-name="T9">304</text:span>,282} - Match on 304</text:p>
      <text:p text:style-name="P80"><text:s text:c="6"/>{126,279,193,356,204,355,7,351,123,303,102,245,98,227,181,88,213,78,316,118}</text:p>
      <text:p text:style-name="P80"><text:s text:c="6"/>{153,102,115,333,29,14,192,333,74,70,<text:span text:style-name="T9">266</text:span>,221,295,<text:span text:style-name="T9">266</text:span>,270,81,51,110,215,291} - Match on 266</text:p>
      <text:p text:style-name="P80"><text:s text:c="6"/>{86,312,104,180,70,73,18,214,14,78,198,114,50,129,173,262,41,63,15,282}</text:p>
      <text:p text:style-name="P80"><text:s text:c="6"/>{62,199,234,311,294,88,102,314,288,219,55,34,151,337,279,41,328,124,43,276}</text:p>
      <text:p text:style-name="P80"><text:s text:c="6"/>{336,288,118,186,67,292,37,146,361,299,240,229,264,249,100,34,76,363,55,13}</text:p>
      <text:p text:style-name="P80"><text:s text:c="6"/>{314,24,315,343,<text:span text:style-name="T9">211</text:span>,42,335,343,115,139,301,312,95,331,41,33,206,220,281,<text:span text:style-name="T9">211</text:span>} - Match on 211</text:p>
      <text:p text:style-name="P80"><text:s text:c="6"/>{207,125,175,336,160,265,57,352,71,86,61,349,2,169,258,181,268,27,279,165}</text:p>
      <text:p text:style-name="P25"><text:s text:c="6"/></text:p>
      <text:p text:style-name="P27"><text:soft-page-break/><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6">.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0">(Note: the documentation for RandomPickWeighted() can be viewed in the MathPiperDocs plugin by first selecting "Private" checkbox which is at the top of the function tree.).</text:p>
      <text:p text:style-name="P26"/>
      <text:p text:style-name="P39"><text:bookmark-start text:name="DDE_LINK32"/>%mathpiper,title="Three boys simulation"</text:p>
      <text:p text:style-name="P46"/>
      <text:p text:style-name="P27">numberOfTrials <text:span text:style-name="T38">:=</text:span> <text:span text:style-name="T7">40</text:span>;</text:p>
      <text:p text:style-name="P46"/>
      <text:p text:style-name="P27">numberOfChildren <text:span text:style-name="T38">:=</text:span> <text:span text:style-name="T7">4</text:span>;</text:p>
      <text:p text:style-name="P46"/>
      <text:p text:style-name="P27">numberOfBoys <text:span text:style-name="T38">:=</text:span> <text:span text:style-name="T7">3</text:span>;</text:p>
      <text:p text:style-name="P46"/>
      <text:p text:style-name="P27">threeBoysCounter <text:span text:style-name="T38">:=</text:span> <text:span text:style-name="T7">0</text:span>;</text:p>
      <text:p text:style-name="P46"/>
      <text:p text:style-name="P27">girlProbability <text:span text:style-name="T38">:=</text:span> <text:span text:style-name="T7">49</text:span><text:span text:style-name="T5">/</text:span><text:span text:style-name="T7">100</text:span>;</text:p>
      <text:p text:style-name="P46"/>
      <text:p text:style-name="P27">boyProbability <text:span text:style-name="T38">:=</text:span> <text:span text:style-name="T7">51</text:span><text:span text:style-name="T5">/</text:span><text:span text:style-name="T7">100</text:span>;</text:p>
      <text:p text:style-name="P46"/>
      <text:p text:style-name="P27"><text:span text:style-name="T39">Repeat</text:span><text:span text:style-name="T5">(</text:span>numberOfTrials<text:span text:style-name="T5">)</text:span></text:p>
      <text:p text:style-name="Standard">[</text:p>
      <text:p text:style-name="P24"><text:soft-page-break/><text:span text:style-name="T1"><text:s text:c="4"/></text:span><text:span text:style-name="T30">//Create a random list of simulated children.</text:span></text:p>
      <text:p text:style-name="P27"><text:s text:c="4"/>childrenList <text:span text:style-name="T38">:=</text:span> <text:span text:style-name="T20">Table</text:span><text:span text:style-name="T5">(</text:span><text:span text:style-name="T39">RandomPickWeighted</text:span><text:span text:style-name="T5">(</text:span> </text:p>
      <text:p text:style-name="P27"><text:s text:c="8"/><text:span text:style-name="T5">{{</text:span>GIRL,girlProbability<text:span text:style-name="T5">}</text:span>, <text:span text:style-name="T5">{</text:span>BOY,boyProbability<text:span text:style-name="T5">}})</text:span>,</text:p>
      <text:p text:style-name="P66"><text:s text:c="9"/>var,<text:span text:style-name="T7">1</text:span>,numberOfChildren,<text:span text:style-name="T7">1</text:span><text:span text:style-name="T5">)</text:span>; <text:s text:c="3"/></text:p>
      <text:p text:style-name="P27"><text:s text:c="4"/><text:span text:style-name="T28">//Print the list of simulated children (comment</text:span></text:p>
      <text:p text:style-name="P27"><text:s text:c="4"/><text:span text:style-name="T28">//this line out for a large number of trials).</text:span></text:p>
      <text:p text:style-name="P27"><text:s text:c="4"/><text:span text:style-name="T41">Write</text:span><text:span text:style-name="T5">(</text:span>childrenList<text:span text:style-name="T5">)</text:span>;</text:p>
      <text:p text:style-name="P27"><text:s text:c="4"/></text:p>
      <text:p text:style-name="Standard"><text:s text:c="4"/><text:span text:style-name="T28">/*</text:span></text:p>
      <text:p text:style-name="P45"><text:s text:c="6"/>If the list contains 3 boys, increment the three</text:p>
      <text:p text:style-name="P45"><text:s text:c="6"/>boys counter.</text:p>
      <text:p text:style-name="Standard"><text:s text:c="4"/>*/</text:p>
      <text:p text:style-name="P27"><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7"><text:s text:c="12"/>threeBoysCounter<text:span text:style-name="T5">++</text:span>;</text:p>
      <text:p text:style-name="P27"><text:s/></text:p>
      <text:p text:style-name="P27"><text:s text:c="12"/><text:span text:style-name="T41">WriteString</text:span><text:span text:style-name="T5">(</text:span><text:span text:style-name="T40">" - "</text:span><text:span text:style-name="T5">)</text:span>;</text:p>
      <text:p text:style-name="P27"><text:s text:c="12"/><text:span text:style-name="T41">Write</text:span><text:span text:style-name="T5">(</text:span>numberOfBoys<text:span text:style-name="T5">)</text:span>;</text:p>
      <text:p text:style-name="P27"><text:s text:c="12"/><text:span text:style-name="T41">WriteString</text:span><text:span text:style-name="T5">(</text:span><text:span text:style-name="T40">" boys."</text:span><text:span text:style-name="T5">)</text:span>; </text:p>
      <text:p text:style-name="Standard"><text:s text:c="8"/>]<text:span text:style-name="T5">)</text:span>;</text:p>
      <text:p text:style-name="P27"><text:s text:c="4"/></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children is: "</text:span>, numberOfChildren<text:span text:style-name="T5">)</text:span>;</text:p>
      <text:p text:style-name="P27"><text:span text:style-name="T20">Echo</text:span><text:span text:style-name="T5">(</text:span><text:span text:style-name="T40">"The number of trials which have 3 boys: "</text:span>, </text:p>
      <text:p text:style-name="P27"><text:s text:c="4"/>threeBoysCounter, <text:span text:style-name="T40">"/ "</text:span>, numberOfTrials<text:span text:style-name="T5">)</text:span>;</text:p>
      <text:p text:style-name="P27"><text:span text:style-name="T20">Echo</text:span><text:span text:style-name="T5">(</text:span><text:span text:style-name="T40">"The probability of having 3 boys: "</text:span>, </text:p>
      <text:p text:style-name="P27"><text:s text:c="4"/><text:span text:style-name="T20">N</text:span><text:span text:style-name="T5">(</text:span>threeBoysCounter<text:span text:style-name="T5">/</text:span>numberOfTrials<text:span text:style-name="T5">)</text:span> <text:span text:style-name="T5">)</text:span>;</text:p>
      <text:p text:style-name="P46"/>
      <text:p text:style-name="P39">%/mathpiper<text:bookmark-end text:name="DDE_LINK32"/></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oft-page-break/><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4"><text:span text:style-name="T1">. <text:s text:c="2"/></text:span><text:span text:style-name="T27">%/output</text:span></text:p>
      <text:p text:style-name="P24"/>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39"/>
      <text:p text:style-name="P39"><text:bookmark-start text:name="DDE_LINK33"/>%mathpiper,title="Five basketball free throws."</text:p>
      <text:p text:style-name="P46"/>
      <text:p text:style-name="P27">numberOfTrials <text:span text:style-name="T38">:=</text:span> <text:span text:style-name="T7">40</text:span>;</text:p>
      <text:p text:style-name="P46"/>
      <text:p text:style-name="P45">//A success is defined as 3 or more hits.</text:p>
      <text:p text:style-name="P27"><text:soft-page-break/>successesCounter <text:span text:style-name="T38">:=</text:span> <text:span text:style-name="T7">0</text:span>;</text:p>
      <text:p text:style-name="P46"/>
      <text:p text:style-name="P27">numberOfThrows <text:span text:style-name="T38">:=</text:span> <text:span text:style-name="T7">5</text:span>;</text:p>
      <text:p text:style-name="P46"/>
      <text:p text:style-name="P27">hitProbability <text:span text:style-name="T38">:=</text:span> .<text:span text:style-name="T7">30</text:span>;</text:p>
      <text:p text:style-name="P46"/>
      <text:p text:style-name="P27">missProbability <text:span text:style-name="T38">:=</text:span> .<text:span text:style-name="T7">70</text:span>;</text:p>
      <text:p text:style-name="P46"/>
      <text:p text:style-name="P27"><text:span text:style-name="T39">Repeat</text:span><text:span text:style-name="T5">(</text:span>numberOfTrials<text:span text:style-name="T5">)</text:span></text:p>
      <text:p text:style-name="Standard">[</text:p>
      <text:p text:style-name="P27"><text:s text:c="4"/>sampleList <text:span text:style-name="T38">:=</text:span> <text:span text:style-name="T20">Table</text:span><text:span text:style-name="T5">(</text:span><text:span text:style-name="T39">RandomPickWeighted</text:span><text:span text:style-name="T5">(</text:span></text:p>
      <text:p text:style-name="P27"><text:s text:c="8"/><text:span text:style-name="T5">{{</text:span>HIT,hitProbability<text:span text:style-name="T5">}</text:span>, <text:span text:style-name="T5">{</text:span>MISS,missProbability<text:span text:style-name="T5">}})</text:span>, </text:p>
      <text:p text:style-name="P66"><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7"><text:s text:c="4"/><text:span text:style-name="T28">//Print the list of simulated throws (comment</text:span></text:p>
      <text:p text:style-name="P27"><text:s text:c="4"/><text:span text:style-name="T28">//this line out for a large number of trials).</text:span></text:p>
      <text:p text:style-name="P27"><text:s text:c="4"/><text:span text:style-name="T41">Write</text:span><text:span text:style-name="T5">(</text:span>sampleList<text:span text:style-name="T5">)</text:span>;</text:p>
      <text:p text:style-name="P27"><text:s text:c="4"/></text:p>
      <text:p text:style-name="Standard"><text:s text:c="4"/><text:span text:style-name="T28">/*</text:span></text:p>
      <text:p text:style-name="P45"><text:s text:c="6"/>If the list contains 3 or more hits, increment the</text:p>
      <text:p text:style-name="P45"><text:s text:c="6"/>success counter.</text:p>
      <text:p text:style-name="Standard"><text:s text:c="4"/>*/</text:p>
      <text:p text:style-name="P27"><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7"><text:s text:c="12"/>successesCounter<text:span text:style-name="T5">++</text:span>;</text:p>
      <text:p text:style-name="P27"><text:s/></text:p>
      <text:p text:style-name="P27"><text:s text:c="12"/><text:span text:style-name="T41">WriteString</text:span><text:span text:style-name="T5">(</text:span><text:span text:style-name="T40">" - "</text:span><text:span text:style-name="T5">)</text:span>;</text:p>
      <text:p text:style-name="P27"><text:s text:c="12"/><text:span text:style-name="T41">WriteString</text:span><text:span text:style-name="T5">(</text:span><text:span text:style-name="T40">" success."</text:span><text:span text:style-name="T5">)</text:span>; </text:p>
      <text:p text:style-name="Standard"><text:s text:c="8"/>]<text:span text:style-name="T5">)</text:span>;</text:p>
      <text:p text:style-name="P27"><text:s text:c="4"/></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throws is: "</text:span>, numberOfThrows<text:span text:style-name="T5">)</text:span>;</text:p>
      <text:p text:style-name="P27"><text:span text:style-name="T20">Echo</text:span><text:span text:style-name="T5">(</text:span><text:span text:style-name="T40">"The number of trials which have 3 or more hits: "</text:span>, </text:p>
      <text:p text:style-name="P27"><text:s text:c="4"/>successesCounter, <text:span text:style-name="T40">"/ "</text:span>, numberOfTrials<text:span text:style-name="T5">)</text:span>;</text:p>
      <text:p text:style-name="P27"><text:span text:style-name="T20">Echo</text:span><text:span text:style-name="T5">(</text:span><text:span text:style-name="T40">"The probability of having 3 or more hits: "</text:span>, </text:p>
      <text:p text:style-name="P27"><text:s text:c="4"/><text:span text:style-name="T20">N</text:span><text:span text:style-name="T5">(</text:span>successesCounter<text:span text:style-name="T5">/</text:span>numberOfTrials<text:span text:style-name="T5">)</text:span> <text:span text:style-name="T5">)</text:span>;</text:p>
      <text:p text:style-name="P46"/>
      <text:p text:style-name="P39">%/mathpiper<text:bookmark-end text:name="DDE_LINK3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oft-page-break/><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6">. <text:s text:c="2"/><text:span text:style-name="T21">%/output</text:span></text:p>
      <text:p text:style-name="P48">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9"/>
      <text:p text:style-name="P39"><text:bookmark-start text:name="DDE_LINK34"/><text:soft-page-break/>%mathpiper,title="Shooting at a target."</text:p>
      <text:p text:style-name="P46"/>
      <text:p text:style-name="P27">numberOfTrials <text:span text:style-name="T38">:=</text:span> <text:span text:style-name="T7">40</text:span>;</text:p>
      <text:p text:style-name="P46"/>
      <text:p text:style-name="P27">numberOfShots <text:span text:style-name="T38">:=</text:span> <text:span text:style-name="T7">5</text:span>;</text:p>
      <text:p text:style-name="P46"/>
      <text:p text:style-name="P27">successCounter <text:span text:style-name="T38">:=</text:span> <text:span text:style-name="T7">0</text:span>;</text:p>
      <text:p text:style-name="P46"/>
      <text:p text:style-name="P27"><text:span text:style-name="T39">Repeat</text:span><text:span text:style-name="T5">(</text:span>numberOfTrials<text:span text:style-name="T5">)</text:span></text:p>
      <text:p text:style-name="Standard">[</text:p>
      <text:p text:style-name="P27"><text:s text:c="4"/>sampleList <text:span text:style-name="T38">:=</text:span> <text:span text:style-name="T20">Table</text:span><text:span text:style-name="T5">(</text:span><text:span text:style-name="T39">RandomPickWeighted</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6"><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7"><text:s text:c="4"/><text:span text:style-name="T28">//Print the list of simulated throws (comment</text:span></text:p>
      <text:p text:style-name="P27"><text:s text:c="4"/><text:span text:style-name="T28">//this line out for a large number of trials).</text:span></text:p>
      <text:p text:style-name="P27"><text:s text:c="4"/><text:span text:style-name="T41">Write</text:span><text:span text:style-name="T5">(</text:span>sampleList<text:span text:style-name="T5">)</text:span>;</text:p>
      <text:p text:style-name="P27"><text:s text:c="4"/></text:p>
      <text:p text:style-name="P27"><text:s text:c="4"/></text:p>
      <text:p text:style-name="Standard"><text:s text:c="4"/><text:span text:style-name="T28">/*</text:span></text:p>
      <text:p text:style-name="P45"><text:s text:c="6"/>If the list contains 1 hit in the black and 3 hits</text:p>
      <text:p text:style-name="P45"><text:s text:c="6"/>in the white, increment the successCounter.</text:p>
      <text:p text:style-name="Standard"><text:s text:c="4"/>*/</text:p>
      <text:p text:style-name="P27"><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7"><text:s text:c="12"/>successCounter<text:span text:style-name="T5">++</text:span>;</text:p>
      <text:p text:style-name="P27"><text:s/></text:p>
      <text:p text:style-name="P27"><text:s text:c="12"/><text:span text:style-name="T41">WriteString</text:span><text:span text:style-name="T5">(</text:span><text:span text:style-name="T40">" - "</text:span><text:span text:style-name="T5">)</text:span>;</text:p>
      <text:p text:style-name="P27"><text:s text:c="12"/><text:span text:style-name="T41">WriteString</text:span><text:span text:style-name="T5">(</text:span><text:span text:style-name="T40">" success."</text:span><text:span text:style-name="T5">)</text:span>; </text:p>
      <text:p text:style-name="Standard"><text:s text:c="8"/>]<text:span text:style-name="T5">)</text:span>;</text:p>
      <text:p text:style-name="P27"><text:s text:c="4"/></text:p>
      <text:p text:style-name="P27"><text:s text:c="4"/><text:span text:style-name="T20">NewLine</text:span><text:span text:style-name="T5">()</text:span>;</text:p>
      <text:p text:style-name="P27"><text:s text:c="4"/></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shots per trial is: "</text:span>, numberOfShots<text:span text:style-name="T5">)</text:span>;</text:p>
      <text:p text:style-name="P27"><text:span text:style-name="T20">Echo</text:span><text:span text:style-name="T5">(</text:span><text:span text:style-name="T40">"The number of trials which have 1 black hit and 3 white hits: "</text:span>, </text:p>
      <text:p text:style-name="P27"><text:s text:c="4"/>successCounter, <text:span text:style-name="T40">"/ "</text:span>, numberOfTrials<text:span text:style-name="T5">)</text:span>;</text:p>
      <text:p text:style-name="P27"><text:span text:style-name="T20">Echo</text:span><text:span text:style-name="T5">(</text:span><text:span text:style-name="T40">"The probability of having 1 black hit and 3 white hits: "</text:span>, </text:p>
      <text:p text:style-name="P27"><text:s text:c="4"/><text:span text:style-name="T20">N</text:span><text:span text:style-name="T5">(</text:span>successCounter<text:span text:style-name="T5">/</text:span>numberOfTrials<text:span text:style-name="T5">)</text:span> <text:span text:style-name="T5">)</text:span>;</text:p>
      <text:p text:style-name="P46"/>
      <text:p text:style-name="P39">%/mathpiper<text:bookmark-end text:name="DDE_LINK34"/></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oft-page-break/><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BLACK,WHITE,MISS,WHITE} - success</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6 / 40 </text:p>
      <text:p text:style-name="P27"><text:s text:c="6"/>The probability of having 1 black hit and 3 white hits: 0.15</text:p>
      <text:p text:style-name="P65"><text:span text:style-name="T1">. <text:s text:c="2"/></text:span>%/output</text:p>
      <text:p text:style-name="P48">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8"/>
      <text:p text:style-name="P39"><text:bookmark-start text:name="DDE_LINK36"/>%mathpiper,title="Two stacks of pennies."</text:p>
      <text:p text:style-name="P46"/>
      <text:p text:style-name="P27">numberOfTrials <text:span text:style-name="T38">:=</text:span> <text:span text:style-name="T7">20</text:span>;</text:p>
      <text:p text:style-name="P46"/>
      <text:p text:style-name="P27">emptyStackCounter <text:span text:style-name="T38">:=</text:span> <text:span text:style-name="T7">0</text:span>;</text:p>
      <text:p text:style-name="P46"/>
      <text:p text:style-name="P27"><text:span text:style-name="T39">Repeat</text:span><text:span text:style-name="T5">(</text:span>numberOfTrials<text:span text:style-name="T5">)</text:span></text:p>
      <text:p text:style-name="Standard">[</text:p>
      <text:p text:style-name="P27"><text:s text:c="4"/><text:span text:style-name="T28">//Create two stacks of 10 pennies.</text:span></text:p>
      <text:p text:style-name="P27"><text:s text:c="4"/>stack1 <text:span text:style-name="T38">:=</text:span> <text:span text:style-name="T7">10</text:span>; stack2 <text:span text:style-name="T38">:=</text:span> <text:span text:style-name="T7">10</text:span>;</text:p>
      <text:p text:style-name="P27"><text:s text:c="4"/></text:p>
      <text:p text:style-name="P27"><text:s text:c="4"/>maxFlips <text:span text:style-name="T38">:=</text:span> <text:span text:style-name="T7">50</text:span>;</text:p>
      <text:p text:style-name="P27"><text:s text:c="4"/></text:p>
      <text:p text:style-name="P27"><text:s text:c="4"/>emptyMessage <text:span text:style-name="T38">:=</text:span> <text:span text:style-name="T40">""</text:span>;</text:p>
      <text:p text:style-name="P27"><text:s text:c="4"/></text:p>
      <text:p text:style-name="Standard"><text:s text:c="4"/><text:span text:style-name="T28">/*</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Standard"><text:s text:c="4"/>*/</text:p>
      <text:p text:style-name="P27"><text:s text:c="4"/>numberOfFlips <text:span text:style-name="T38">:=</text:span> <text:span text:style-name="T39">Repeat</text:span><text:span text:style-name="T5">(</text:span>maxFlips<text:span text:style-name="T5">)</text:span></text:p>
      <text:p text:style-name="Standard"><text:s text:c="4"/>[</text:p>
      <text:p text:style-name="P27"><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41">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7"><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7"><text:s text:c="4"/></text:p>
      <text:p text:style-name="P27"><text:s text:c="4"/><text:span text:style-name="T28">//Print the state of the stacks after each flip (comment</text:span></text:p>
      <text:p text:style-name="P27"><text:s text:c="4"/><text:span text:style-name="T28">//this line out for a large number of trials).</text:span></text:p>
      <text:p text:style-name="P27"><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7"><text:s text:c="8"/><text:span text:style-name="T40">" <text:s text:c="3"/>Stack 2: "</text:span>, <text:span text:style-name="T39">PadLeft</text:span><text:span text:style-name="T5">(</text:span>stack2,<text:span text:style-name="T7">2</text:span><text:span text:style-name="T5">)</text:span>, </text:p>
      <text:p text:style-name="P27"><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maximum flips per trial: "</text:span>, maxFlips<text:span text:style-name="T5">)</text:span>;</text:p>
      <text:p text:style-name="P27"><text:span text:style-name="T20">Echo</text:span><text:span text:style-name="T5">(</text:span><text:span text:style-name="T40">"The number of trials which resulted in an empty stack: "</text:span>, </text:p>
      <text:p text:style-name="P27"><text:s text:c="4"/>emptyStackCounter, <text:span text:style-name="T40">"/ "</text:span>, numberOfTrials<text:span text:style-name="T5">)</text:span>;</text:p>
      <text:p text:style-name="P27"><text:span text:style-name="T20">Echo</text:span><text:span text:style-name="T5">(</text:span><text:span text:style-name="T40">"The probability of having an empty stack: "</text:span>, </text:p>
      <text:p text:style-name="P27"><text:s text:c="4"/><text:span text:style-name="T20">N</text:span><text:span text:style-name="T5">(</text:span>emptyStackCounter<text:span text:style-name="T5">/</text:span>numberOfTrials<text:span text:style-name="T5">)</text:span> <text:span text:style-name="T5">)</text:span>;</text:p>
      <text:p text:style-name="P46"/>
      <text:p text:style-name="P39">%/mathpiper<text:bookmark-end text:name="DDE_LINK36"/></text:p>
      <text:p text:style-name="P46"/>
      <text:p text:style-name="P27"><text:soft-page-break/><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Stack 1: 14 <text:s text:c="3"/>Stack 2: 06 <text:s text:c="3"/>Number of flips: <text:span text:style-name="T24">050</text:span></text:p>
      <text:p text:style-name="P27"><text:s text:c="6"/>Stack 1: 08 <text:s text:c="3"/>Stack 2: 12 <text:s text:c="3"/>Number of flips: <text:span text:style-name="T24">050</text:span></text:p>
      <text:p text:style-name="P27"><text:s text:c="6"/>Stack 1: 20 <text:s text:c="3"/>Stack 2: 00 <text:s text:c="3"/>Number of flips: <text:span text:style-name="T9">037</text:span> - Empty</text:p>
      <text:p text:style-name="P27"><text:s text:c="6"/>Stack 1: 20 <text:s text:c="3"/>Stack 2: 00 <text:s text:c="3"/>Number of flips: <text:span text:style-name="T9">023</text:span> - Empty</text:p>
      <text:p text:style-name="P27"><text:s text:c="6"/>Stack 1: 10 <text:s text:c="3"/>Stack 2: 10 <text:s text:c="3"/>Number of flips: <text:span text:style-name="T24">050</text:span></text:p>
      <text:p text:style-name="P27"><text:s text:c="6"/>Stack 1: 04 <text:s text:c="3"/>Stack 2: 16 <text:s text:c="3"/>Number of flips: <text:span text:style-name="T24">050</text:span></text:p>
      <text:p text:style-name="P27"><text:s text:c="6"/>Stack 1: 02 <text:s text:c="3"/>Stack 2: 18 <text:s text:c="3"/>Number of flips: <text:span text:style-name="T24">050</text:span></text:p>
      <text:p text:style-name="P27"><text:s text:c="6"/>Stack 1: 02 <text:s text:c="3"/>Stack 2: 18 <text:s text:c="3"/>Number of flips: <text:span text:style-name="T24">050</text:span></text:p>
      <text:p text:style-name="P27"><text:s text:c="6"/>Stack 1: 04 <text:s text:c="3"/>Stack 2: 16 <text:s text:c="3"/>Number of flips: <text:span text:style-name="T24">050</text:span></text:p>
      <text:p text:style-name="P27"><text:s text:c="6"/>Stack 1: 06 <text:s text:c="3"/>Stack 2: 14 <text:s text:c="3"/>Number of flips: <text:span text:style-name="T24">050</text:span></text:p>
      <text:p text:style-name="P27"><text:s text:c="6"/>Stack 1: 20 <text:s text:c="3"/>Stack 2: 00 <text:s text:c="3"/>Number of flips: <text:span text:style-name="T9">035</text:span> - Empty</text:p>
      <text:p text:style-name="P27"><text:s text:c="6"/>Stack 1: 14 <text:s text:c="3"/>Stack 2: 06 <text:s text:c="3"/>Number of flips: <text:span text:style-name="T24">050</text:span></text:p>
      <text:p text:style-name="P27"><text:s text:c="6"/>Stack 1: 00 <text:s text:c="3"/>Stack 2: 20 <text:s text:c="3"/>Number of flips: <text:span text:style-name="T9">031</text:span> - Empty</text:p>
      <text:p text:style-name="P27"><text:s text:c="6"/>Stack 1: 12 <text:s text:c="3"/>Stack 2: 08 <text:s text:c="3"/>Number of flips: <text:span text:style-name="T24">050</text:span></text:p>
      <text:p text:style-name="P27"><text:s text:c="6"/>Stack 1: 08 <text:s text:c="3"/>Stack 2: 12 <text:s text:c="3"/>Number of flips: <text:span text:style-name="T24">050</text:span></text:p>
      <text:p text:style-name="P27"><text:s text:c="6"/>Stack 1: 00 <text:s text:c="3"/>Stack 2: 20 <text:s text:c="3"/>Number of flips: <text:span text:style-name="T9">023</text:span> - Empty</text:p>
      <text:p text:style-name="P27"><text:s text:c="6"/>Stack 1: 04 <text:s text:c="3"/>Stack 2: 16 <text:s text:c="3"/>Number of flips: <text:span text:style-name="T24">050</text:span></text:p>
      <text:p text:style-name="P27"><text:s text:c="6"/>Stack 1: 04 <text:s text:c="3"/>Stack 2: 16 <text:s text:c="3"/>Number of flips: <text:span text:style-name="T24">050</text:span></text:p>
      <text:p text:style-name="P27"><text:s text:c="6"/>Stack 1: 08 <text:s text:c="3"/>Stack 2: 12 <text:s text:c="3"/>Number of flips: <text:span text:style-name="T24">050</text:span></text:p>
      <text:p text:style-name="P27"><text:s text:c="6"/>Stack 1: 08 <text:s text:c="3"/>Stack 2: 12 <text:s text:c="3"/>Number of flips: <text:span text:style-name="T24">050</text:span></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6">. <text:s text:c="2"/><text:span text:style-name="T21">%/output</text:span></text:p>
      <text:p text:style-name="P48">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8">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8">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39"/>
      <text:p text:style-name="P39"><text:bookmark-start text:name="DDE_LINK38"/><text:bookmark-start text:name="DDE_LINK35"/><text:soft-page-break/>%mathpiper,title="Pop vending machine."</text:p>
      <text:p text:style-name="P46"/>
      <text:p text:style-name="P27">daysToEmptyList <text:span text:style-name="T38">:=</text:span> <text:span text:style-name="T5">{}</text:span>;</text:p>
      <text:p text:style-name="P46"/>
      <text:p text:style-name="P27">numberOfTrials <text:span text:style-name="T38">:=</text:span> <text:span text:style-name="T7">10</text:span>;</text:p>
      <text:p text:style-name="P46"/>
      <text:p text:style-name="P27">daysBetweenRestocking <text:span text:style-name="T38">:=</text:span> <text:span text:style-name="T7">3</text:span>;</text:p>
      <text:p text:style-name="P46"/>
      <text:p text:style-name="P27">machineCanCapacity <text:span text:style-name="T38">:=</text:span> <text:span text:style-name="T7">50</text:span>;</text:p>
      <text:p text:style-name="P46"/>
      <text:p text:style-name="P27"><text:span text:style-name="T39">Repeat</text:span><text:span text:style-name="T5">(</text:span>numberOfTrials<text:span text:style-name="T5">)</text:span></text:p>
      <text:p text:style-name="Standard">[</text:p>
      <text:p text:style-name="P27"><text:s text:c="4"/><text:span text:style-name="T28">//Fill the machine to capacity before starting the trial.</text:span></text:p>
      <text:p text:style-name="P27"><text:s text:c="4"/>cansInMachine <text:span text:style-name="T38">:=</text:span> machineCanCapacity;</text:p>
      <text:p text:style-name="P27"><text:s text:c="4"/></text:p>
      <text:p text:style-name="P27"><text:s text:c="4"/>daysToEmptyCounter <text:span text:style-name="T38">:=</text:span> <text:span text:style-name="T7">0</text:span>;</text:p>
      <text:p text:style-name="P27"><text:s text:c="4"/></text:p>
      <text:p text:style-name="P27"><text:s text:c="4"/><text:span text:style-name="T20">Echo</text:span><text:span text:style-name="T5">(</text:span><text:span text:style-name="T40">"New Trial"</text:span><text:span text:style-name="T5">)</text:span>;</text:p>
      <text:p text:style-name="P27"><text:s text:c="4"/></text:p>
      <text:p text:style-name="P27"><text:s text:c="4"/><text:span text:style-name="T28">//Run the simulation in an infinite loop until the machine is empty.</text:span></text:p>
      <text:p text:style-name="P27"><text:s text:c="4"/><text:span text:style-name="T39">Repeat</text:span><text:span text:style-name="T5">()</text:span></text:p>
      <text:p text:style-name="Standard"><text:s text:c="4"/>[</text:p>
      <text:p text:style-name="P27"><text:s text:c="8"/><text:span text:style-name="T28">//Simulate a 24 hour period.</text:span></text:p>
      <text:p text:style-name="P27"><text:s text:c="8"/><text:span text:style-name="T39">Repeat</text:span><text:span text:style-name="T5">(</text:span><text:span text:style-name="T7">24</text:span><text:span text:style-name="T5">)</text:span></text:p>
      <text:p text:style-name="Standard"><text:s text:c="8"/>[</text:p>
      <text:p text:style-name="P27"><text:s text:c="12"/><text:span text:style-name="T28">//Determine the number of cans which were purchased during this hour.</text:span></text:p>
      <text:p text:style-name="P27"><text:s text:c="12"/>numberOfCansPurchasedThisHour <text:span text:style-name="T38">:=</text:span> <text:span text:style-name="T39">RandomPickWeighted</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8">:=</text:span> cansInMachine <text:span text:style-name="T5">-</text:span> numberOfCansPurchasedThisHour;</text:p>
      <text:p text:style-name="P27"><text:s text:c="12"/></text:p>
      <text:p text:style-name="P27"><text:s text:c="12"/><text:span text:style-name="T28">//If the machine has become empty, end the 24 hour simulation.</text:span></text:p>
      <text:p text:style-name="P27"><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7"><text:s text:c="8"/></text:p>
      <text:p text:style-name="P27"><text:s text:c="8"/></text:p>
      <text:p text:style-name="P27"><text:s text:c="8"/><text:span text:style-name="T20">Echo</text:span><text:span text:style-name="T5">(</text:span><text:span text:style-name="T40">"Day: "</text:span> , </text:p>
      <text:p text:style-name="P27"><text:s text:c="12"/><text:span text:style-name="T39">PadLeft</text:span><text:span text:style-name="T5">(</text:span>daysToEmptyCounter,<text:span text:style-name="T7">2</text:span><text:span text:style-name="T5">)</text:span>, </text:p>
      <text:p text:style-name="P27"><text:s text:c="12"/><text:span text:style-name="T40">" <text:s text:c="2"/>Cans in machine: "</text:span>, </text:p>
      <text:p text:style-name="P27"><text:s text:c="12"/><text:span text:style-name="T39">PadLeft</text:span><text:span text:style-name="T5">(</text:span>cansInMachine,<text:span text:style-name="T7">2</text:span><text:span text:style-name="T5">))</text:span>;</text:p>
      <text:p text:style-name="P27"><text:s text:c="8"/></text:p>
      <text:p text:style-name="P27"><text:s text:c="8"/></text:p>
      <text:p text:style-name="P27"><text:s text:c="8"/><text:span text:style-name="T28">//If the machine has become empty, end this trial.</text:span></text:p>
      <text:p text:style-name="P27"><text:s text:c="8"/><text:span text:style-name="T41">If</text:span><text:span text:style-name="T5">(</text:span>cansInMachine <text:span text:style-name="T5">=</text:span> <text:span text:style-name="T7">0</text:span>, <text:span text:style-name="T39">Break</text:span><text:span text:style-name="T5">())</text:span>;</text:p>
      <text:p text:style-name="P27"><text:s text:c="8"/></text:p>
      <text:p text:style-name="Standard"><text:s text:c="8"/><text:span text:style-name="T28">/*</text:span></text:p>
      <text:p text:style-name="P45"><text:s text:c="9"/>Uncomment the following line to enable restocking.</text:p>
      <text:p text:style-name="Standard"><text:s text:c="8"/>*/</text:p>
      <text:p text:style-name="Standard"><text:s text:c="8"/><text:span text:style-name="T28">/*</text:span></text:p>
      <text:p text:style-name="P45"><text:s text:c="9"/>If(Modulo(daysToEmptyCounter,daysBetweenRestocking) = 0, </text:p>
      <text:p text:style-name="P45"><text:s text:c="12"/>cansInMachine := machineCanCapacity);</text:p>
      <text:p text:style-name="Standard"><text:s text:c="8"/>*/</text:p>
      <text:p text:style-name="P27"><text:soft-page-break/><text:s text:c="8"/></text:p>
      <text:p text:style-name="P27"><text:s text:c="8"/>daysToEmptyCounter<text:span text:style-name="T5">++</text:span>;</text:p>
      <text:p text:style-name="Standard"><text:s text:c="4"/>];</text:p>
      <text:p text:style-name="P27"><text:s text:c="4"/></text:p>
      <text:p text:style-name="P27"><text:s text:c="4"/><text:span text:style-name="T20">NewLine</text:span><text:span text:style-name="T5">()</text:span>;</text:p>
      <text:p text:style-name="P27"><text:s text:c="4"/></text:p>
      <text:p text:style-name="P27"><text:s text:c="4"/><text:span text:style-name="T28">//Save the days to empty data in a list for later analysis.</text:span></text:p>
      <text:p text:style-name="P27"><text:s text:c="4"/>daysToEmptyList <text:span text:style-name="T38">:=</text:span> <text:span text:style-name="T20">Append</text:span><text:span text:style-name="T5">(</text:span>daysToEmptyList, daysToEmptyCounter<text:span text:style-name="T5">)</text:span>;</text:p>
      <text:p text:style-name="P27"><text:s text:c="4"/></text:p>
      <text:p text:style-name="Standard">];</text:p>
      <text:p text:style-name="P46"/>
      <text:p text:style-name="P27"><text:span text:style-name="T20">Echo</text:span><text:span text:style-name="T5">(</text:span><text:span text:style-name="T40">"Days to empty data: "</text:span>, daysToEmptyList<text:span text:style-name="T5">)</text:span>;</text:p>
      <text:p text:style-name="P46"/>
      <text:p text:style-name="P27"><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6"/>
      <text:p text:style-name="P46"/>
      <text:p text:style-name="P39">%/mathpiper<text:bookmark-end text:name="DDE_LINK38"/><text:bookmark-end text:name="DDE_LINK35"/></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oft-page-break/><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text:bookmark-start text:name="DDE_LINK39"/><text:bookmark-start text:name="DDE_LINK37"/>{3,4,3,3,2,2,2,2,3,2}<text:bookmark-end text:name="DDE_LINK39"/><text:bookmark-end text:name="DDE_LINK37"/> </text:p>
      <text:p text:style-name="P27"><text:s text:c="6"/>Mean days to empty: 2.6 </text:p>
      <text:p text:style-name="P27">. <text:s text:c="2"/><text:span text:style-name="T21">%/output</text:span></text:p>
      <text:p text:style-name="P65"/>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2">Result: org.jfree.chart.ChartPanel</text:p>
      <text:p text:style-name="Text_20_body"><draw:frame draw:style-name="fr2" draw:name="graphics31" text:anchor-type="paragraph" svg:width="5.2291in" svg:height="2.9791in" draw:z-index="63"><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2">Result: {3,3,3,10,11,2,8,1,8,4,11,5,5,13,13,10,3,8,6,7,2,12,6,9,4,9,8,2,12,1,7,12,4,9,11,13,2,13,10,7,6,7,11,4,10,6,5,1,5,1,9,12}</text:p>
      <text:p text:style-name="P32"/>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4"/>
      <text:p text:style-name="P39">%mathpiper,title="Cards: two of a kind."</text:p>
      <text:p text:style-name="P46"/>
      <text:p text:style-name="P27">pairsCount <text:span text:style-name="T38">:=</text:span> <text:span text:style-name="T7">0</text:span>;</text:p>
      <text:p text:style-name="P46"/>
      <text:p text:style-name="P27">numberOfTrials <text:span text:style-name="T38">:=</text:span> <text:span text:style-name="T7">40</text:span>;</text:p>
      <text:p text:style-name="P46"/>
      <text:p text:style-name="P27"><text:span text:style-name="T39">Repeat</text:span><text:span text:style-name="T5">(</text:span>numberOfTrials<text:span text:style-name="T5">)</text:span></text:p>
      <text:p text:style-name="Standard">[</text:p>
      <text:p text:style-name="P27"><text:s text:c="4"/>deck <text:span text:style-name="T38">:=</text:span> <text:span text:style-name="T39">ShuffledDeckNoSuits</text:span><text:span text:style-name="T5">()</text:span>;</text:p>
      <text:p text:style-name="P27"><text:s text:c="4"/></text:p>
      <text:p text:style-name="P27"><text:s text:c="4"/>hand <text:span text:style-name="T38">:=</text:span> <text:span text:style-name="T20">Take</text:span><text:span text:style-name="T5">(</text:span>deck,<text:span text:style-name="T7">5</text:span><text:span text:style-name="T5">)</text:span>;</text:p>
      <text:p text:style-name="P27"><text:s text:c="4"/></text:p>
      <text:p text:style-name="P27"><text:s text:c="4"/><text:span text:style-name="T41">Write</text:span><text:span text:style-name="T5">(</text:span>hand<text:span text:style-name="T5">)</text:span>;</text:p>
      <text:p text:style-name="P27"><text:s text:c="4"/></text:p>
      <text:p text:style-name="P27"><text:s text:c="4"/>handPairCount <text:span text:style-name="T38">:=</text:span> <text:span text:style-name="T7">0</text:span>;</text:p>
      <text:p text:style-name="P27"><text:s text:c="4"/></text:p>
      <text:p text:style-name="P27"><text:s text:c="4"/><text:span text:style-name="T20">ForEach</text:span><text:span text:style-name="T5">(</text:span>card, <text:span text:style-name="T7">1</text:span> .. <text:span text:style-name="T7">13</text:span><text:span text:style-name="T5">)</text:span></text:p>
      <text:p text:style-name="Standard"><text:s text:c="4"/>[</text:p>
      <text:p text:style-name="P27"><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7"><text:s text:c="4"/></text:p>
      <text:p text:style-name="P27"><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7"><text:s text:c="4"/></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Number of trials: "</text:span>, numberOfTrials<text:span text:style-name="T5">)</text:span>;</text:p>
      <text:p text:style-name="P27"><text:span text:style-name="T20">Echo</text:span><text:span text:style-name="T5">(</text:span><text:span text:style-name="T40">"Probability of receiving a single pair: "</text:span>, </text:p>
      <text:p text:style-name="P27"><text:s text:c="4"/><text:span text:style-name="T20">N</text:span><text:span text:style-name="T5">(</text:span>pairsCount<text:span text:style-name="T5">/</text:span>numberOfTrials<text:span text:style-name="T5">)</text:span> <text:span text:style-name="T5">)</text:span>;</text:p>
      <text:p text:style-name="P46"/>
      <text:p text:style-name="P39">%/mathpiper</text:p>
      <text:p text:style-name="P46"><text:soft-page-break/></text:p>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5,1,7,8,6}</text:p>
      <text:p text:style-name="P27"><text:s text:c="6"/>{11,7,12,4,6}</text:p>
      <text:p text:style-name="P27"><text:s text:c="6"/>{12,4,3,1,12} - pair</text:p>
      <text:p text:style-name="P27"><text:s text:c="6"/>{9,13,6,3,7}</text:p>
      <text:p text:style-name="P27"><text:s text:c="6"/>{5,8,9,10,8} - pair</text:p>
      <text:p text:style-name="P27"><text:s text:c="6"/>{1,5,6,13,8}</text:p>
      <text:p text:style-name="P27"><text:s text:c="6"/>{13,6,9,2,11}</text:p>
      <text:p text:style-name="P27"><text:s text:c="6"/>{13,3,12,13,2} - pair</text:p>
      <text:p text:style-name="P27"><text:s text:c="6"/>{4,1,3,12,1} - pair</text:p>
      <text:p text:style-name="P27"><text:s text:c="6"/>{5,1,1,3,8} - pair</text:p>
      <text:p text:style-name="P27"><text:s text:c="6"/>{2,1,8,10,8} - pair</text:p>
      <text:p text:style-name="P27"><text:s text:c="6"/>{12,10,11,6,13}</text:p>
      <text:p text:style-name="P27"><text:s text:c="6"/>{10,8,3,6,7}</text:p>
      <text:p text:style-name="P27"><text:s text:c="6"/>{6,7,10,8,3}</text:p>
      <text:p text:style-name="P27"><text:s text:c="6"/>{5,1,9,2,4}</text:p>
      <text:p text:style-name="P27"><text:s text:c="6"/>{12,9,11,8,10}</text:p>
      <text:p text:style-name="P27"><text:s text:c="6"/>{12,9,6,3,6} - pair</text:p>
      <text:p text:style-name="P27"><text:s text:c="6"/>{11,4,8,5,7}</text:p>
      <text:p text:style-name="P27"><text:s text:c="6"/>{1,13,7,3,7} - pair</text:p>
      <text:p text:style-name="P27"><text:s text:c="6"/>{1,3,2,6,10}</text:p>
      <text:p text:style-name="P27"><text:s text:c="6"/>{3,13,12,10,11}</text:p>
      <text:p text:style-name="P27"><text:s text:c="6"/>{8,6,4,2,4} - pair</text:p>
      <text:p text:style-name="P27"><text:s text:c="6"/>{1,9,5,13,7}</text:p>
      <text:p text:style-name="P27"><text:s text:c="6"/>{10,12,1,1,9} - pair</text:p>
      <text:p text:style-name="P27"><text:s text:c="6"/>{3,1,13,11,5}</text:p>
      <text:p text:style-name="P27"><text:s text:c="6"/>{13,13,1,2,6} - pair</text:p>
      <text:p text:style-name="P27"><text:s text:c="6"/>{10,1,3,10,11} - pair</text:p>
      <text:p text:style-name="P27"><text:s text:c="6"/>{13,5,11,8,5} - pair</text:p>
      <text:p text:style-name="P27"><text:s text:c="6"/>{4,7,2,13,1}</text:p>
      <text:p text:style-name="P27"><text:s text:c="6"/>{6,11,2,1,11} - pair</text:p>
      <text:p text:style-name="P27"><text:s text:c="6"/>{1,11,12,9,10}</text:p>
      <text:p text:style-name="P27"><text:s text:c="6"/>{1,13,12,4,5}</text:p>
      <text:p text:style-name="P27"><text:s text:c="6"/>{4,5,13,1,11}</text:p>
      <text:p text:style-name="P27"><text:s text:c="6"/>{8,8,7,13,5} - pair</text:p>
      <text:p text:style-name="P27"><text:s text:c="6"/>{10,9,3,11,4}</text:p>
      <text:p text:style-name="P27"><text:s text:c="6"/>{8,1,11,13,3}</text:p>
      <text:p text:style-name="P27"><text:s text:c="6"/>{11,1,3,7,11} - pair</text:p>
      <text:p text:style-name="P27"><text:s text:c="6"/>{4,10,9,9,11} - pair</text:p>
      <text:p text:style-name="P27"><text:s text:c="6"/>{4,13,4,1,8} - pair</text:p>
      <text:p text:style-name="P27"><text:s text:c="6"/>{2,12,11,12,7} - pair</text:p>
      <text:p text:style-name="P27"><text:s text:c="6"/></text:p>
      <text:p text:style-name="P27"><text:s text:c="6"/>Number of trials: 40 </text:p>
      <text:p text:style-name="P27"><text:s text:c="6"/>Probability of receiving a single pair: 0.475</text:p>
      <text:p text:style-name="P68">. <text:s text:c="2"/>%/output</text:p>
      <text:h text:style-name="Heading_20_3" text:outline-level="3">The Probability Of Obtaining Two Pairs Vs. Three Of A Kind In Cards</text:h>
      <text:p text:style-name="P24"/>
      <text:p text:style-name="P39">%mathpiper,title-"Cards: two pairs vs. three of a kind."</text:p>
      <text:p text:style-name="P46"/>
      <text:p text:style-name="P27"><text:soft-page-break/>pairsCount <text:span text:style-name="T38">:=</text:span> <text:span text:style-name="T7">0</text:span>;</text:p>
      <text:p text:style-name="P46"/>
      <text:p text:style-name="P27">threeOfAKindCount <text:span text:style-name="T38">:=</text:span> <text:span text:style-name="T7">0</text:span>;</text:p>
      <text:p text:style-name="P46"/>
      <text:p text:style-name="P27">numberOfTrials <text:span text:style-name="T38">:=</text:span> <text:span text:style-name="T7">1000</text:span>;</text:p>
      <text:p text:style-name="P46"/>
      <text:p text:style-name="P27"><text:span text:style-name="T39">Repeat</text:span><text:span text:style-name="T5">(</text:span>numberOfTrials<text:span text:style-name="T5">)</text:span></text:p>
      <text:p text:style-name="Standard">[</text:p>
      <text:p text:style-name="P27"><text:s text:c="4"/>deck <text:span text:style-name="T38">:=</text:span> <text:span text:style-name="T39">ShuffledDeckNoSuits</text:span><text:span text:style-name="T5">()</text:span>;</text:p>
      <text:p text:style-name="P46"/>
      <text:p text:style-name="P27"><text:s text:c="4"/>hand <text:span text:style-name="T38">:=</text:span> <text:span text:style-name="T20">Take</text:span><text:span text:style-name="T5">(</text:span>deck, <text:span text:style-name="T7">5</text:span><text:span text:style-name="T5">)</text:span>;</text:p>
      <text:p text:style-name="P27"><text:s text:c="4"/></text:p>
      <text:p text:style-name="P27"><text:s text:c="4"/><text:span text:style-name="T28">//Echo(hand);</text:span></text:p>
      <text:p text:style-name="P27"><text:s text:c="4"/></text:p>
      <text:p text:style-name="P27"><text:s text:c="4"/>handPairCount <text:span text:style-name="T38">:=</text:span> <text:span text:style-name="T7">0</text:span>;</text:p>
      <text:p text:style-name="P27"><text:s text:c="4"/></text:p>
      <text:p text:style-name="P27"><text:s text:c="4"/>handThreeOfAKindCount <text:span text:style-name="T38">:=</text:span> <text:span text:style-name="T7">0</text:span>;</text:p>
      <text:p text:style-name="P27"><text:s text:c="4"/></text:p>
      <text:p text:style-name="P27"><text:s text:c="4"/><text:span text:style-name="T20">ForEach</text:span><text:span text:style-name="T5">(</text:span>card, <text:span text:style-name="T7">1</text:span> .. <text:span text:style-name="T7">13</text:span><text:span text:style-name="T5">)</text:span></text:p>
      <text:p text:style-name="Standard"><text:s text:c="4"/>[</text:p>
      <text:p text:style-name="P27"><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7"><text:s text:c="4"/></text:p>
      <text:p text:style-name="P27"><text:s text:c="4"/><text:span text:style-name="T41">If</text:span><text:span text:style-name="T5">(</text:span>handPairCount <text:span text:style-name="T5">=</text:span> <text:span text:style-name="T7">2</text:span>, pairsCount<text:span text:style-name="T5">++)</text:span>;</text:p>
      <text:p text:style-name="P27"><text:s text:c="4"/></text:p>
      <text:p text:style-name="P27"><text:s text:c="4"/><text:span text:style-name="T41">If</text:span><text:span text:style-name="T5">(</text:span>handThreeOfAKindCount <text:span text:style-name="T5">=</text:span> <text:span text:style-name="T7">1</text:span>, threeOfAKindCount<text:span text:style-name="T5">++)</text:span>;</text:p>
      <text:p text:style-name="Standard">];</text:p>
      <text:p text:style-name="P46"/>
      <text:p text:style-name="P27"><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7"><text:span text:style-name="T20">Echo</text:span><text:span text:style-name="T5">(</text:span><text:span text:style-name="T40">"Probability of three of a kind: "</text:span>, </text:p>
      <text:p text:style-name="P27"><text:s text:c="4"/><text:span text:style-name="T20">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Probability of two pairs: 0.071 </text:p>
      <text:p text:style-name="P27"><text:s text:c="6"/>Probability of three of a kind: 0.025</text:p>
      <text:p text:style-name="P65"><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39"/>
      <text:p text:style-name="P39">%mathpiper,title=""</text:p>
      <text:p text:style-name="P46"/>
      <text:p text:style-name="P27">deck <text:span text:style-name="T38">:=</text:span> <text:span text:style-name="T5">{}</text:span>;</text:p>
      <text:p text:style-name="P46"/>
      <text:p text:style-name="P27"><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6"/>
      <text:p text:style-name="P27">suitNames <text:span text:style-name="T38">:=</text:span> <text:span text:style-name="T5">{</text:span>CLUB,DIAMOND,HEART,SPADE<text:span text:style-name="T5">}</text:span>;</text:p>
      <text:p text:style-name="P46"/>
      <text:p text:style-name="P27"><text:span text:style-name="T20">ForEach</text:span><text:span text:style-name="T5">(</text:span>card,cardNames<text:span text:style-name="T5">)</text:span></text:p>
      <text:p text:style-name="Standard">[</text:p>
      <text:p text:style-name="P27"><text:s text:c="4"/><text:span text:style-name="T20">ForEach</text:span><text:span text:style-name="T5">(</text:span>suit,suitNames<text:span text:style-name="T5">)</text:span></text:p>
      <text:p text:style-name="Standard"><text:s text:c="4"/>[</text:p>
      <text:p text:style-name="P27"><text:s text:c="8"/>unboundSymbol <text:span text:style-name="T38">:=</text:span> <text:span text:style-name="T41">ToAtom(</text:span><text:span text:style-name="T41">ToString(</text:span>card<text:span text:style-name="T5">)</text:span> : <text:span text:style-name="T40">"'"</text:span> : <text:span text:style-name="T41">ToString(</text:span>suit<text:span text:style-name="T5">))</text:span>;</text:p>
      <text:p text:style-name="P27"><text:s text:c="8"/></text:p>
      <text:p text:style-name="P27"><text:s text:c="8"/>deck <text:span text:style-name="T38">:=</text:span> <text:span text:style-name="T20">Append</text:span><text:span text:style-name="T5">(</text:span>deck, unboundSymbol<text:span text:style-name="T5">)</text:span>;</text:p>
      <text:p text:style-name="Standard"><text:s text:c="4"/>];</text:p>
      <text:p text:style-name="Standard">];</text:p>
      <text:p text:style-name="P46"/>
      <text:p text:style-name="P27">shuffledDeck <text:span text:style-name="T38">:=</text:span> <text:span text:style-name="T39">Shuffle</text:span><text:span text:style-name="T5">(</text:span>deck<text:span text:style-name="T5">)</text:span>;</text:p>
      <text:p text:style-name="P46"/>
      <text:p text:style-name="P64">%/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39"/>
      <text:p text:style-name="P39"><text:bookmark-start text:name="DDE_LINK43"/>%mathpiper,title="Random walk."</text:p>
      <text:p text:style-name="P46"/>
      <text:p text:style-name="P27">targetPosition <text:span text:style-name="T38">:=</text:span> <text:span text:style-name="T5">{</text:span><text:span text:style-name="T7">2</text:span>,<text:span text:style-name="T7">1</text:span><text:span text:style-name="T5">}</text:span>;</text:p>
      <text:p text:style-name="P46"/>
      <text:p text:style-name="P27">successCount <text:span text:style-name="T38">:=</text:span> <text:span text:style-name="T7">0</text:span>;</text:p>
      <text:p text:style-name="P46"/>
      <text:p text:style-name="P27">numberOfTrials <text:span text:style-name="T38">:=</text:span> <text:span text:style-name="T7">40</text:span>;</text:p>
      <text:p text:style-name="P46"/>
      <text:p text:style-name="P27">numberOfSteps <text:span text:style-name="T38">:=</text:span> <text:span text:style-name="T7">12</text:span>;</text:p>
      <text:p text:style-name="P46"/>
      <text:p text:style-name="P27"><text:span text:style-name="T39">Repeat</text:span><text:span text:style-name="T5">(</text:span>numberOfTrials<text:span text:style-name="T5">)</text:span></text:p>
      <text:p text:style-name="Standard">[</text:p>
      <text:p text:style-name="P27"><text:s text:c="4"/>currentPosition <text:span text:style-name="T38">:=</text:span> <text:span text:style-name="T5">{</text:span><text:span text:style-name="T7">0</text:span>,<text:span text:style-name="T7">0</text:span><text:span text:style-name="T5">}</text:span>;</text:p>
      <text:p text:style-name="P27"><text:s text:c="4"/></text:p>
      <text:p text:style-name="P27"><text:s text:c="4"/>walkPath <text:span text:style-name="T38">:=</text:span> <text:span text:style-name="T5">{}</text:span>;</text:p>
      <text:p text:style-name="P27"><text:s text:c="4"/></text:p>
      <text:p text:style-name="P27"><text:s text:c="4"/><text:span text:style-name="T39">Repeat</text:span><text:span text:style-name="T5">(</text:span>numberOfSteps<text:span text:style-name="T5">)</text:span></text:p>
      <text:p text:style-name="Standard"><text:soft-page-break/><text:s text:c="6"/>[</text:p>
      <text:p text:style-name="P27"><text:s text:c="8"/><text:bookmark-start text:name="DDE_LINK41"/>step<text:span text:style-name="T38">:=</text:span> <text:span text:style-name="T39">RandomPickWeighted</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7"><text:s text:c="8"/></text:p>
      <text:p text:style-name="P27"><text:s text:c="8"/>currentPosition <text:span text:style-name="T38">:=</text:span> currentPosition <text:span text:style-name="T5">+</text:span> step;</text:p>
      <text:p text:style-name="P27"><text:s text:c="8"/></text:p>
      <text:p text:style-name="P27"><text:s text:c="8"/>walkPath <text:span text:style-name="T38">:=</text:span> <text:span text:style-name="T20">Append</text:span><text:span text:style-name="T5">(</text:span>walkPath, currentPosition<text:span text:style-name="T5">)</text:span>;</text:p>
      <text:p text:style-name="Standard"><text:s text:c="6"/>];</text:p>
      <text:p text:style-name="P27"><text:s text:c="4"/></text:p>
      <text:p text:style-name="P27"><text:s text:c="4"/><text:span text:style-name="T41">Write</text:span><text:span text:style-name="T5">(</text:span>walkPath<text:span text:style-name="T5">)</text:span>;</text:p>
      <text:p text:style-name="P27"><text:s text:c="4"/></text:p>
      <text:p text:style-name="P27"><text:s text:c="4"/><text:span text:style-name="T41">If</text:span><text:span text:style-name="T5">(</text:span><text:span text:style-name="T20">Contains</text:span><text:span text:style-name="T5">(</text:span>walkPath, targetPosition<text:span text:style-name="T5">)</text:span>, </text:p>
      <text:p text:style-name="P27"><text:s text:c="8"/>[successCount<text:span text:style-name="T5">++</text:span>; <text:span text:style-name="T41">WriteString</text:span><text:span text:style-name="T5">(</text:span><text:span text:style-name="T40">" - Success"</text:span><text:span text:style-name="T5">)</text:span>;]<text:span text:style-name="T5">)</text:span>;</text:p>
      <text:p text:style-name="P27"><text:s text:c="8"/></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Number of trials: "</text:span>, numberOfTrials<text:span text:style-name="T5">)</text:span>;</text:p>
      <text:p text:style-name="P27"><text:span text:style-name="T20">Echo</text:span><text:span text:style-name="T5">(</text:span><text:span text:style-name="T40">"The last walk path: "</text:span>, walkPath<text:span text:style-name="T5">)</text:span>;</text:p>
      <text:p text:style-name="P27"><text:span text:style-name="T20">Echo</text:span><text:span text:style-name="T5">(</text:span><text:span text:style-name="T40">"Number of successes: "</text:span>, successCount<text:span text:style-name="T5">)</text:span>;</text:p>
      <text:p text:style-name="P27"><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6"/>
      <text:p text:style-name="P46"/>
      <text:p text:style-name="P39">%/mathpiper<text:bookmark-end text:name="DDE_LINK4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oft-page-break/><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6">. <text:s text:c="2"/><text:span text:style-name="T21">%/output</text:span></text:p>
      <text:p text:style-name="P48">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2">Result: {{1,0},{2,0},{2,1},{2,0},{3,0},{3,1},{4,1},{4,2},{4,1},{5,1},{4,1},{3,1}}</text:p>
      <text:p text:style-name="Preformatted_20_Text"/>
      <text:p text:style-name="Preformatted_20_Text">In&gt; GeoGebraPlot(walkPath, lines -&gt; True)</text:p>
      <text:p text:style-name="P32">Result: True</text:p>
      <text:p text:style-name="P48"/>
      <text:p text:style-name="P48"><draw:frame draw:style-name="fr2" draw:name="graphics32" text:anchor-type="paragraph" svg:width="3.4634in" svg:height="2.0535in" draw:z-index="64"><draw:image xlink:href="Pictures/100000000000040F00000268EB6C7349.png" xlink:type="simple" xlink:show="embed" xlink:actuate="onLoad"/></draw:frame></text:p>
      <text:p text:style-name="P48">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1">For the following exercises, create a Monte Carlo simulation to solve the problem that is presented in each exercise.</text:p>
      <text:h text:style-name="P96" text:outline-level="3">Exercise 1</text:h>
      <text:p text:style-name="P48">In a room full of 5 people, what is the probability that at least two of them will have the same zodiac sign?</text:p>
      <text:h text:style-name="P96" text:outline-level="3">Exercise 2</text:h>
      <text:p text:style-name="P48">What is the probability that a family with 6 children will have exactly 2 girls?</text:p>
      <text:h text:style-name="Heading_20_3" text:outline-level="3">Exercise 3</text:h>
      <text:p text:style-name="P48">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8">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8">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8">Come up with a problem in an area you are interested in that can be solved with a Monte Carlo simulation and then create a simulation to solve it.</text:p>
      <text:h text:style-name="Heading_20_3" text:outline-level="3">Exercise 6 (extra credit)</text:h>
      <text:p text:style-name="P48">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3">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5"><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2">Result: "42"</text:p>
      <text:p text:style-name="Preformatted_20_Text"/>
      <text:p text:style-name="Preformatted_20_Text">In&gt; inputValue</text:p>
      <text:p text:style-name="P32">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2">Result: 42</text:p>
      <text:p text:style-name="P32"/>
      <text:p text:style-name="Text_20_body">The ToAtom() function can also be used to turn a string into an unbound variable symbol:</text:p>
      <text:p text:style-name="Preformatted_20_Text"/>
      <text:p text:style-name="Preformatted_20_Text">In&gt; ToAtom("a")</text:p>
      <text:p text:style-name="P32">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3">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2">Result: True</text:p>
      <text:p text:style-name="Text_20_body"/>
      <text:p text:style-name="Text_20_body"><draw:frame draw:style-name="fr2" draw:name="graphics34" text:anchor-type="paragraph" svg:width="3.2602in" svg:height="1.2291in" draw:z-index="66"><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39"/>
      <text:p text:style-name="P39">%mathpiper,title=""</text:p>
      <text:p text:style-name="P46"/>
      <text:p text:style-name="P27"><text:span text:style-name="T39">Repeat</text:span><text:span text:style-name="T5">()</text:span></text:p>
      <text:p text:style-name="Standard">[</text:p>
      <text:p text:style-name="P27"><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6"/>
      <text:p text:style-name="P27"><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7"><text:s text:c="4"/></text:p>
      <text:p text:style-name="P27"><text:s text:c="4"/>integerValue <text:span text:style-name="T38">:=</text:span> <text:span text:style-name="T41">ToAtom(</text:span>inputValue<text:span text:style-name="T5">)</text:span>;</text:p>
      <text:p text:style-name="P27"><text:s text:c="4"/></text:p>
      <text:p text:style-name="P27"><text:s text:c="4"/><text:span text:style-name="T41">If</text:span><text:span text:style-name="T5">(</text:span><text:span text:style-name="T41">Not</text:span> <text:span text:style-name="T41">IsInteger</text:span><text:span text:style-name="T5">(</text:span>integerValue<text:span text:style-name="T5">)</text:span>, </text:p>
      <text:p text:style-name="P27"><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7"><text:s text:c="4"/></text:p>
      <text:p text:style-name="P27"><text:s text:c="4"/><text:span text:style-name="T39">TellUser</text:span><text:span text:style-name="T5">(</text:span><text:span text:style-name="T40">"The integer you entered is "</text:span> : <text:span text:style-name="T41">ToString(</text:span>integerValue<text:span text:style-name="T5">)</text:span> : <text:span text:style-name="T40">"."</text:span> : <text:span text:style-name="T20">Nl</text:span><text:span text:style-name="T5">()</text:span> :</text:p>
      <text:p text:style-name="P27"><text:s text:c="4"/><text:span text:style-name="T40">"It took you "</text:span> : <text:span text:style-name="T41">ToString(</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6"/>
      <text:p text:style-name="P64">%/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1">For the following exercises, use the AskUser() and TellUser() functions in an infinite Repeat() loop.</text:p>
      <text:h text:style-name="P96"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81"><draw:object xlink:href="./Object 89" xlink:type="simple" xlink:show="embed" xlink:actuate="onLoad"/><draw:image xlink:href="./ObjectReplacements/Object 89" xlink:type="simple" xlink:show="embed" xlink:actuate="onLoad"/></draw:frame></text:p>
      <text:p text:style-name="P50">or</text:p>
      <text:p text:style-name="P21"><draw:frame draw:style-name="fr4" draw:name="Object89" text:anchor-type="as-char" svg:width="0.689in" svg:height="0.3307in" draw:z-index="86"><draw:object xlink:href="./Object 90" xlink:type="simple" xlink:show="embed" xlink:actuate="onLoad"/><draw:image xlink:href="./ObjectReplacements/Object 90" xlink:type="simple" xlink:show="embed" xlink:actuate="onLoad"/></draw:frame></text:p>
      <text:p text:style-name="P48">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5"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8">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29"/>
      <text:p text:style-name="P37">%mathpiper,title=""</text:p>
      <text:p text:style-name="P46"/>
      <text:p text:style-name="P27">v <text:span text:style-name="T38">:=</text:span> <text:span text:style-name="T7">55</text:span>.<text:span text:style-name="T7">0</text:span>; <text:span text:style-name="T28">//Miles per hour.</text:span></text:p>
      <text:p text:style-name="P46"/>
      <text:p text:style-name="P27">t <text:span text:style-name="T38">:=</text:span> <text:span text:style-name="T7">1</text:span>.<text:span text:style-name="T7">0</text:span>; <text:span text:style-name="T28">//Hour.</text:span></text:p>
      <text:p text:style-name="P46"/>
      <text:p text:style-name="P27">d <text:span text:style-name="T38">:=</text:span> v<text:span text:style-name="T5">*</text:span>t;</text:p>
      <text:p text:style-name="P46"/>
      <text:p text:style-name="P27"><text:span text:style-name="T20">Echo</text:span><text:span text:style-name="T5">(</text:span><text:span text:style-name="T40">"The speed of the car is "</text:span>, v, <text:span text:style-name="T40">"miles per hour."</text:span><text:span text:style-name="T5">)</text:span>;</text:p>
      <text:p text:style-name="P27"><text:span text:style-name="T20">Echo</text:span><text:span text:style-name="T5">(</text:span><text:span text:style-name="T40">"The amount of time the car has been traveling at this speed is "</text:span>, t, <text:span text:style-name="T40">"hour."</text:span><text:span text:style-name="T5">)</text:span>;</text:p>
      <text:p text:style-name="P27"><text:span text:style-name="T20">Echo</text:span><text:span text:style-name="T5">(</text:span><text:span text:style-name="T40">"Therefore, the distance traveled is "</text:span>, d, <text:span text:style-name="T40">"mile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6">. <text:s text:c="2"/><text:span text:style-name="T21">%/output</text:span></text:p>
      <text:p text:style-name="P48"><text:span text:style-name="T46">As indicated in the </text:span><text:span text:style-name="T46"><draw:frame draw:style-name="fr4" draw:name="Object99" text:anchor-type="as-char" svg:width="0.4457in" svg:height="0.1984in" draw:z-index="88"><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8">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3"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89"><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63">Solve(equation, variable)</text:p>
          </table:table-cell>
        </table:table-row>
      </table:table>
      <text:p text:style-name="P24"/>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90"><draw:object xlink:href="./Object 93" xlink:type="simple" xlink:show="embed" xlink:actuate="onLoad"/><draw:image xlink:href="./ObjectReplacements/Object 93" xlink:type="simple" xlink:show="embed" xlink:actuate="onLoad"/></draw:frame></text:span><text:span text:style-name="T12">for v:</text:span></text:p>
      <text:p text:style-name="P24"/>
      <text:p text:style-name="P24">In&gt; Solve(d == v*t, v)</text:p>
      <text:p text:style-name="P32">Result: {v==d/t}</text:p>
      <text:p text:style-name="P32"/>
      <text:p text:style-name="Text_20_body"><text:span text:style-name="T12">Notice how the formula</text:span><text:span text:style-name="T12"><draw:frame draw:style-name="fr4" draw:name="Object93" text:anchor-type="as-char" svg:width="0.4457in" svg:height="0.1984in" draw:z-index="91"><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93"><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4"/>
      <text:p text:style-name="P24">In&gt; solutionsList := Solve(d == v*t, t)</text:p>
      <text:p text:style-name="P32">Result: {t==d/v}</text:p>
      <text:p text:style-name="P24"/>
      <text:p text:style-name="P24">In&gt; solution := solutionsList[1];</text:p>
      <text:p text:style-name="P32">Result: t==d/v</text:p>
      <text:p text:style-name="Text_20_body">Finally, Solve() is used to solve<draw:frame draw:style-name="fr4" draw:name="Object100" text:anchor-type="as-char" svg:width="0.4138in" svg:height="0.422in" draw:z-index="94"><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100"><draw:object xlink:href="./Object 101" xlink:type="simple" xlink:show="embed" xlink:actuate="onLoad"/><draw:image xlink:href="./ObjectReplacements/Object 101" xlink:type="simple" xlink:show="embed" xlink:actuate="onLoad"/></draw:frame>form of the equation which we started with:</text:p>
      <text:p text:style-name="P24"/>
      <text:p text:style-name="P24">In&gt; Solve(solution, d)</text:p>
      <text:p text:style-name="P32">Result: {d==t*v}</text:p>
      <text:p text:style-name="P24"/>
      <text:h text:style-name="P93"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02"><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28"><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4"/>
      <text:p text:style-name="P24">In&gt; f(1)</text:p>
      <text:p text:style-name="P32">Result: 55</text:p>
      <text:p text:style-name="P24"/>
      <text:p text:style-name="P24">In&gt; f(2)</text:p>
      <text:p text:style-name="P32">Result: 110</text:p>
      <text:p text:style-name="P24"/>
      <text:p text:style-name="P24">In&gt; f(5)</text:p>
      <text:p text:style-name="P32"><text:soft-page-break/>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4" draw:name="Object101" text:anchor-type="as-char" svg:width="0.7366in" svg:height="0.2008in" draw:z-index="103"><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7"><text:bookmark-start text:name="DDE_LINK23"/>%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domainList <text:span text:style-name="T38">:=</text:span> <text:span text:style-name="T7">0</text:span> .. <text:span text:style-name="T7">10</text:span>;</text:p>
      <text:p text:style-name="P46"/>
      <text:p text:style-name="P27">rangeList <text:span text:style-name="T38">:=</text:span> <text:span text:style-name="T5">{}</text:span>;</text:p>
      <text:p text:style-name="P46"><text:soft-page-break/></text:p>
      <text:p text:style-name="P27"><text:span text:style-name="T20">ForEach</text:span><text:span text:style-name="T5">(</text:span>domainValue, domainList<text:span text:style-name="T5">)</text:span></text:p>
      <text:p text:style-name="Standard">[</text:p>
      <text:p text:style-name="P27"><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6"/>
      <text:p text:style-name="P27"><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Some of the function's domain values are: "</text:span>, domainList<text:span text:style-name="T5">)</text:span>;</text:p>
      <text:p text:style-name="P27"><text:span text:style-name="T20">Echo</text:span><text:span text:style-name="T5">(</text:span><text:span text:style-name="T40">"Some of the function's range values are: "</text:span>, rangeList<text:span text:style-name="T5">)</text:span>;<text:bookmark-end text:name="DDE_LINK20"/></text:p>
      <text:p text:style-name="P46"/>
      <text:p text:style-name="P39">%/mathpiper<text:bookmark-end text:name="DDE_LINK2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The function f(t) = 55*t </text:p>
      <text:p text:style-name="P27"><text:s text:c="6"/>Some of the function's domain values are: {0,1,2,3,4,5,6,7,8,9,10} </text:p>
      <text:p text:style-name="P27"><text:s text:c="6"/>Some of the function's range values are: <text:s text:c="6"/></text:p>
      <text:p text:style-name="P27"><text:tab/> <text:s/>{0,55,110,165,220,275,330,385,440,495,550}</text:p>
      <text:p text:style-name="P66">. <text:s text:c="2"/><text:span text:style-name="T21">%/output</text:span></text:p>
      <text:p text:style-name="P48">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8">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118"><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3"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0">(domain_value, range_value)</text:p>
      <text:p text:style-name="P52"><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8">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178"><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domainList <text:span text:style-name="T38">:=</text:span> <text:span text:style-name="T7">0</text:span> .. <text:span text:style-name="T7">10</text:span>;</text:p>
      <text:p text:style-name="P46"/>
      <text:p text:style-name="P27">rangeList <text:span text:style-name="T38">:=</text:span> <text:span text:style-name="T5">{}</text:span>;</text:p>
      <text:p text:style-name="P46"/>
      <text:p text:style-name="P27"><text:span text:style-name="T20">ForEach</text:span><text:span text:style-name="T5">(</text:span>domainValue, domainList<text:span text:style-name="T5">)</text:span></text:p>
      <text:p text:style-name="Standard">[</text:p>
      <text:p text:style-name="P27"><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6"/>
      <text:p text:style-name="P27"><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The domain values: "</text:span>, domainList<text:span text:style-name="T5">)</text:span>;</text:p>
      <text:p text:style-name="P27"><text:soft-page-break/><text:span text:style-name="T20">Echo</text:span><text:span text:style-name="T5">(</text:span><text:span text:style-name="T40">"The range values: "</text:span>, rangeList<text:span text:style-name="T5">)</text:span>;</text:p>
      <text:p text:style-name="P46"/>
      <text:p text:style-name="P27"><text:span text:style-name="T39">ScatterPlot</text:span><text:span text:style-name="T5">({</text:span>domainList, rangeList<text:span text:style-name="T5">}</text:span>, </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2">Side Effects:</text:span></text:p>
      <text:p text:style-name="P27"><text:s text:c="6"/>The function f(t) = 55*t </text:p>
      <text:p text:style-name="P27"><text:s text:c="6"/>The domain values: {0,1,2,3,4,5,6,7,8,9,10} </text:p>
      <text:p text:style-name="P27"><text:s text:c="6"/>The range values: {0,55,110,165,220,275,330,385,440,495,550}</text:p>
      <text:p text:style-name="P66"><text:bookmark-start text:name="DDE_LINK21"/><text:span text:style-name="T54">. <text:s text:c="2"/></text:span><text:span text:style-name="T22">%/output</text:span><text:bookmark-end text:name="DDE_LINK21"/></text:p>
      <text:p text:style-name="P48">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8">Here is the plot the program produces:</text:p>
      <text:p text:style-name="P48"/>
      <text:p text:style-name="P48"><draw:frame draw:style-name="fr2" draw:name="graphics11" text:anchor-type="paragraph" svg:width="5.4327in" svg:height="3.3783in" draw:z-index="35"><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8"><draw:frame draw:style-name="fr2" draw:name="graphics12" text:anchor-type="paragraph" svg:width="5.5366in" svg:height="3.4429in" draw:z-index="36"><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6" text:outline-level="3">Generating 11 Points With Table() And Plotting Them With ScatterPlot()</text:h>
      <text:p text:style-name="P48">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39"/>
      <text:p text:style-name="P39"><text:bookmark-start text:name="DDE_LINK19"/>%mathpiper,title="Table() based program."</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beginValue <text:span text:style-name="T38">:=</text:span> <text:span text:style-name="T7">0</text:span>;</text:p>
      <text:p text:style-name="P46"/>
      <text:p text:style-name="P27">endValue <text:span text:style-name="T38">:=</text:span> <text:span text:style-name="T7">10</text:span>;</text:p>
      <text:p text:style-name="P46"/>
      <text:p text:style-name="P27">stepAmount <text:span text:style-name="T38">:=</text:span> <text:span text:style-name="T7">1</text:span>;</text:p>
      <text:p text:style-name="P46"/>
      <text:p text:style-name="P27">domainList <text:span text:style-name="T38">:=</text:span> <text:span text:style-name="T20">Table</text:span><text:span text:style-name="T5">(</text:span>x,x,beginValue,endValue,stepAmount<text:span text:style-name="T5">)</text:span>;</text:p>
      <text:p text:style-name="P46"/>
      <text:p text:style-name="P27">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6"/>
      <text:p text:style-name="P27"><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The domain values: "</text:span>, domainList<text:span text:style-name="T5">)</text:span>;</text:p>
      <text:p text:style-name="P27"><text:span text:style-name="T20">Echo</text:span><text:span text:style-name="T5">(</text:span><text:span text:style-name="T40">"The range values: "</text:span>, rangeList<text:span text:style-name="T5">)</text:span>;</text:p>
      <text:p text:style-name="P46"/>
      <text:p text:style-name="P27"><text:span text:style-name="T39">ScatterPlot</text:span><text:span text:style-name="T5">({</text:span>domainList,rangeList<text:span text:style-name="T5">}</text:span>, </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6"/>
      <text:p text:style-name="P39">%/mathpiper<text:bookmark-end text:name="DDE_LINK19"/></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2">Side Effects:</text:span></text:p>
      <text:p text:style-name="P27"><text:s text:c="6"/>The function f(t) = 55*t </text:p>
      <text:p text:style-name="P27"><text:s text:c="6"/>The domain values: {0,1,2,3,4,5,6,7,8,9,10} </text:p>
      <text:p text:style-name="P27"><text:s text:c="6"/>The range values: {0,55,110,165,220,275,330,385,440,495,550}</text:p>
      <text:p text:style-name="P68">.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6" text:outline-level="3">Generating More Accurate Plots With Table() And ScatterPlot()</text:h>
      <text:p text:style-name="P48">The plots of the function<draw:frame draw:style-name="fr4" draw:name="Object103" text:anchor-type="as-char" svg:width="0.7366in" svg:height="0.2008in" draw:z-index="129"><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8"/>
      <text:p text:style-name="P48"><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2" draw:name="graphics15" text:anchor-type="paragraph" svg:width="5.3571in" svg:height="3.3311in" draw:z-index="39"><draw:image xlink:href="Pictures/100002010000025B000001775C8B6C1F.png" xlink:type="simple" xlink:show="embed" xlink:actuate="onLoad"/></draw:frame></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text:soft-page-break/></text:p>
      <text:p text:style-name="P48"><draw:frame draw:style-name="fr2" draw:name="graphics16" text:anchor-type="paragraph" svg:width="5.3098in" svg:height="3.302in" draw:z-index="40"><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130"><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6">. <text:s text:c="2"/><text:span text:style-name="T21">%/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8">The following program uses Plot2D() to display a <text:span text:style-name="T6">graphical plot</text:span> of the function<draw:frame draw:style-name="fr4" draw:name="Object105" text:anchor-type="as-char" svg:width="0.7366in" svg:height="0.2008in" draw:z-index="133"><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5"><text:span text:style-name="T1">. <text:s text:c="2"/></text:span><text:span text:style-name="T27">%/output</text:span></text:p>
      <text:p text:style-name="P68"/>
      <text:p text:style-name="P48"><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9">f</text:span><text:span text:style-name="T5">(</text:span>t<text:span text:style-name="T5">)</text:span> <text:span text:style-name="T38">:=</text:span> <text:span text:style-name="T7">55</text:span> <text:span text:style-name="T5">*</text:span> t;</text:p>
      <text:p text:style-name="P46"/>
      <text:p text:style-name="P27"><text:span text:style-name="T20">Plot2D</text:span><text:span text:style-name="T5">(</text:span><text:span text:style-name="T39">f</text:span><text:span text:style-name="T5">(</text:span>t<text:span text:style-name="T5">)</text:span>,<text:span text:style-name="T7">0</text:span>:<text:span text:style-name="T7">10</text:span>,</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0">"Enough plotted points to display a solid line"</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6">. <text:s text:c="2"/><text:span text:style-name="T21">%/output</text:span></text:p>
      <text:p text:style-name="P48"/>
      <text:p text:style-name="P48"><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4" draw:name="Object108" text:anchor-type="as-char" svg:width="0.7366in" svg:height="0.2008in" draw:z-index="148"><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8">If you will recall, the function<text:span text:style-name="T6"><draw:frame draw:style-name="fr4" draw:name="Object110" text:anchor-type="as-char" svg:width="0.7366in" svg:height="0.2008in" draw:z-index="149"><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151"><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8">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177"><draw:object xlink:href="./Object 115" xlink:type="simple" xlink:show="embed" xlink:actuate="onLoad"/><draw:image xlink:href="./ObjectReplacements/Object 115" xlink:type="simple" xlink:show="embed" xlink:actuate="onLoad"/></draw:frame>.</text:p>
      <text:p text:style-name="P48">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3"/>
      <text:p text:style-name="P53"><text:soft-page-break/>Speed</text:p>
      <text:p text:style-name="P21">=</text:p>
      <text:p text:style-name="P53">The rate of change of distance</text:p>
      <text:p text:style-name="P21">=</text:p>
      <text:p text:style-name="P53">The steepness of a distance vs. time line</text:p>
      <text:p text:style-name="P21">=</text:p>
      <text:p text:style-name="P53">The slope of this line</text:p>
      <text:p text:style-name="P53"/>
      <text:p text:style-name="P48">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8">The following plot shows the <text:span text:style-name="T6">slope</text:span> of the line being calculated using two adjacent points:</text:p>
      <text:p text:style-name="P48"/>
      <text:p text:style-name="P48"><draw:frame draw:style-name="fr5"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8">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134"><draw:object xlink:href="./Object 112" xlink:type="simple" xlink:show="embed" xlink:actuate="onLoad"/><draw:image xlink:href="./ObjectReplacements/Object 112" xlink:type="simple" xlink:show="embed" xlink:actuate="onLoad"/></draw:frame></text:p>
      <text:p text:style-name="P48"/>
      <text:p text:style-name="P48">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7" text:outline-level="4">Calculating The Slope Using Two Points Which Are Not Adjacent</text:h>
      <text:p text:style-name="P48">The following plot shows the <text:span text:style-name="T6">slope</text:span> of the line being calculated with two points that are <text:span text:style-name="T6">not adjacent</text:span>:</text:p>
      <text:p text:style-name="P48"/>
      <text:p text:style-name="P48"><draw:frame draw:style-name="fr5"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8">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8"/>
      <text:p text:style-name="P21"><draw:frame draw:style-name="fr4" draw:name="Object112" text:anchor-type="as-char" svg:width="2.6201in" svg:height="0.711in" draw:z-index="104"><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4" draw:name="Object113" text:anchor-type="as-char" svg:width="0.5366in" svg:height="0.2008in" draw:z-index="105"><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29"/>
      <text:p text:style-name="P37">%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beginValue <text:span text:style-name="T38">:=</text:span> <text:span text:style-name="T7">0</text:span>;</text:p>
      <text:p text:style-name="P46"/>
      <text:p text:style-name="P27">endValue <text:span text:style-name="T38">:=</text:span> <text:span text:style-name="T7">10</text:span>;</text:p>
      <text:p text:style-name="P46"/>
      <text:p text:style-name="P27">stepAmount <text:span text:style-name="T38">:=</text:span> <text:span text:style-name="T7">1</text:span>;</text:p>
      <text:p text:style-name="P46"/>
      <text:p text:style-name="P45">//Create the points list and print it.</text:p>
      <text:p text:style-name="P27">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7"/>
      <text:p text:style-name="P27"><text:span text:style-name="T20">Echo</text:span><text:span text:style-name="T5">(</text:span><text:span text:style-name="T40">"The "</text:span>,<text:span text:style-name="T41">ToString(</text:span><text:span text:style-name="T41">Length</text:span><text:span text:style-name="T5">(</text:span>pointsList<text:span text:style-name="T5">))</text:span>,<text:span text:style-name="T40">" points in the plot:"</text:span><text:span text:style-name="T5">)</text:span>;</text:p>
      <text:p text:style-name="P27"/>
      <text:p text:style-name="P27"><text:span text:style-name="T20">TableForm</text:span><text:span text:style-name="T5">(</text:span>pointsList<text:span text:style-name="T5">)</text:span>;</text:p>
      <text:p text:style-name="P46"/>
      <text:p text:style-name="P27"><text:span text:style-name="T20">NewLine</text:span><text:span text:style-name="T5">()</text:span>;</text:p>
      <text:p text:style-name="P46"/>
      <text:p text:style-name="P46"/>
      <text:p text:style-name="Standard">/*</text:p>
      <text:p text:style-name="P45"><text:s/>In this loop, 8 unique pairs of points are randomly selected from </text:p>
      <text:p text:style-name="P45"><text:s/>pointsList and each of these pairs is used to calculate the slope </text:p>
      <text:p text:style-name="P45"><text:s/>of the line they are on.</text:p>
      <text:p text:style-name="Standard">*/</text:p>
      <text:p text:style-name="P27"><text:span text:style-name="T39">Repeat</text:span><text:span text:style-name="T5">(</text:span><text:span text:style-name="T7">8</text:span><text:span text:style-name="T5">)</text:span></text:p>
      <text:p text:style-name="Standard">[</text:p>
      <text:p text:style-name="P27"><text:s text:c="4"/><text:span text:style-name="T28">//Randomly select two unique points from pointsList.</text:span></text:p>
      <text:p text:style-name="P27"><text:s text:c="4"/>randomIndex1 <text:span text:style-name="T38">:=</text:span> <text:span text:style-name="T7">0</text:span>;</text:p>
      <text:p text:style-name="P27"><text:s text:c="4"/></text:p>
      <text:p text:style-name="P27"><text:soft-page-break/><text:s text:c="4"/>randomIndex2 <text:span text:style-name="T38">:=</text:span> <text:span text:style-name="T7">0</text:span>;</text:p>
      <text:p text:style-name="P27"><text:s text:c="4"/></text:p>
      <text:p text:style-name="P27"><text:s text:c="4"/><text:span text:style-name="T41">While</text:span><text:span text:style-name="T5">(</text:span>randomIndex1 <text:span text:style-name="T5">=</text:span> randomIndex2<text:span text:style-name="T5">)</text:span></text:p>
      <text:p text:style-name="Standard"><text:s text:c="6"/>[</text:p>
      <text:p text:style-name="P27"><text:s text:c="8"/>randomIndex1 <text:span text:style-name="T38">:=</text:span> <text:span text:style-name="T39">RandomInteger</text:span><text:span text:style-name="T5">(</text:span><text:span text:style-name="T41">Length</text:span><text:span text:style-name="T5">(</text:span>pointsList<text:span text:style-name="T5">))</text:span>;</text:p>
      <text:p text:style-name="P27"><text:s text:c="8"/></text:p>
      <text:p text:style-name="P27"><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6"/>
      <text:p text:style-name="P27"><text:s text:c="4"/>point1 <text:span text:style-name="T38">:=</text:span> pointsList[randomIndex1];</text:p>
      <text:p text:style-name="P27"><text:s/></text:p>
      <text:p text:style-name="P27"><text:s text:c="4"/>point2 <text:span text:style-name="T38">:=</text:span> pointsList[randomIndex2];</text:p>
      <text:p text:style-name="P27"><text:s text:c="4"/></text:p>
      <text:p text:style-name="P27"><text:s text:c="4"/></text:p>
      <text:p text:style-name="P27"><text:s text:c="4"/></text:p>
      <text:p text:style-name="P27"><text:s text:c="4"/><text:span text:style-name="T28">//Make sure that the point with the smallest domain value is placed in point1.</text:span></text:p>
      <text:p text:style-name="P27"><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6"/>
      <text:p text:style-name="P27"><text:s text:c="4"/></text:p>
      <text:p text:style-name="P27"><text:s text:c="4"/><text:span text:style-name="T20">Echo</text:span><text:span text:style-name="T5">(</text:span><text:span text:style-name="T40">"Point1: "</text:span>, point1<text:span text:style-name="T5">)</text:span>;</text:p>
      <text:p text:style-name="P27"><text:s text:c="4"/><text:span text:style-name="T20">Echo</text:span><text:span text:style-name="T5">(</text:span><text:span text:style-name="T40">"Point2: "</text:span>, point2<text:span text:style-name="T5">)</text:span>;</text:p>
      <text:p text:style-name="P27"><text:s text:c="4"/></text:p>
      <text:p text:style-name="P27"><text:s text:c="4"/>rise <text:span text:style-name="T38">:=</text:span> point2[<text:span text:style-name="T7">2</text:span>] <text:span text:style-name="T5">-</text:span> point1[<text:span text:style-name="T7">2</text:span>];</text:p>
      <text:p text:style-name="P27"><text:s text:c="4"/></text:p>
      <text:p text:style-name="P27"><text:s text:c="4"/>run <text:span text:style-name="T38">:=</text:span> point2[<text:span text:style-name="T7">1</text:span>] <text:span text:style-name="T5">-</text:span> point1[<text:span text:style-name="T7">1</text:span>];</text:p>
      <text:p text:style-name="P27"><text:s text:c="4"/></text:p>
      <text:p text:style-name="P27"><text:s text:c="4"/><text:span text:style-name="T20">Echo</text:span><text:span text:style-name="T5">(</text:span><text:span text:style-name="T40">"Rise = Point2y - Point1y = "</text:span> : </text:p>
      <text:p text:style-name="P27"><text:s text:c="8"/><text:span text:style-name="T41">ToString(</text:span>point2[<text:span text:style-name="T7">2</text:span>]<text:span text:style-name="T5">)</text:span>:<text:span text:style-name="T40">" - "</text:span>:</text:p>
      <text:p text:style-name="P27"><text:s text:c="8"/><text:span text:style-name="T41">ToString(</text:span>point1[<text:span text:style-name="T7">2</text:span>]<text:span text:style-name="T5">)</text:span> :<text:span text:style-name="T40">" = "</text:span>, rise<text:span text:style-name="T5">)</text:span>;</text:p>
      <text:p text:style-name="P27"><text:s text:c="4"/><text:span text:style-name="T20">Echo</text:span><text:span text:style-name="T5">(</text:span><text:span text:style-name="T40">"Run = Point2x - Point1x = "</text:span> : </text:p>
      <text:p text:style-name="P27"><text:s text:c="8"/><text:span text:style-name="T41">ToString(</text:span>point2[<text:span text:style-name="T7">1</text:span>]<text:span text:style-name="T5">)</text:span>:<text:span text:style-name="T40">" - "</text:span>:</text:p>
      <text:p text:style-name="P27"><text:s text:c="8"/><text:span text:style-name="T41">ToString(</text:span>point1[<text:span text:style-name="T7">1</text:span>]<text:span text:style-name="T5">)</text:span> :<text:span text:style-name="T40">" = "</text:span>, run<text:span text:style-name="T5">)</text:span>;</text:p>
      <text:p text:style-name="P27"><text:s text:c="4"/><text:span text:style-name="T20">Echo</text:span><text:span text:style-name="T5">(</text:span><text:span text:style-name="T40">"Slope = rise/run = "</text:span>: </text:p>
      <text:p text:style-name="P27"><text:s text:c="8"/><text:span text:style-name="T41">ToString(</text:span>rise<text:span text:style-name="T5">)</text:span> :<text:span text:style-name="T40">"/"</text:span>:</text:p>
      <text:p text:style-name="P27"><text:s text:c="12"/><text:span text:style-name="T41">ToString(</text:span>run<text:span text:style-name="T5">)</text:span>: <text:span text:style-name="T40">" = ***"</text:span>:</text:p>
      <text:p text:style-name="P27"><text:s text:c="16"/><text:span text:style-name="T41">ToString(</text:span>rise<text:span text:style-name="T5">/</text:span>run<text:span text:style-name="T5">)</text:span>:<text:span text:style-name="T40">"***"</text:span><text:span text:style-name="T5">)</text:span>;</text:p>
      <text:p text:style-name="P27"><text:s text:c="4"/></text:p>
      <text:p text:style-name="P27"><text:s text:c="4"/><text:span text:style-name="T20">NewLine</text:span><text:span text:style-name="T5">()</text:span>;</text:p>
      <text:p text:style-name="Standard">];</text:p>
      <text:p text:style-name="P46"/>
      <text:p text:style-name="P64">%/mathpiper</text:p>
      <text:p text:style-name="P46"/>
      <text:p text:style-name="P27"><text:s text:c="4"/><text:span text:style-name="T21">%output,preserve="false"</text:span></text:p>
      <text:p text:style-name="P27"><text:s text:c="6"/><text:span text:style-name="T21">Result:</text:span> 8</text:p>
      <text:p text:style-name="P27"><text:s text:c="6"/></text:p>
      <text:p text:style-name="P27"><text:s text:c="6"/><text:span text:style-name="T32">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 text:c="6"/>{6,330}</text:p>
      <text:p text:style-name="P27"><text:s text:c="6"/>{7,385}</text:p>
      <text:p text:style-name="P27"><text:soft-page-break/><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6">. <text:s text:c="2"/><text:span text:style-name="T21">%/output</text:span></text:p>
      <text:p text:style-name="P48">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6">book_2_section_9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P96"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4"><text:soft-page-break/>20) Solve -5(1 - 5 x) + 5(-8 x - 2) = -4 x - 8 x for x.</text:p>
      <text:h text:style-name="P96" text:outline-level="3">Exercise 2</text:h>
      <text:p text:style-name="P48">Create an executable mathematical function called <text:span text:style-name="T6">f(d)</text:span> which implements <text:span text:style-name="T6">t = d/v</text:span> and uses 55 for v.</text:p>
      <text:h text:style-name="Heading_20_3" text:outline-level="3">Exercise 3</text:h>
      <text:p text:style-name="P48">a) Plot <text:span text:style-name="T6">f(d)</text:span> from d=0 to d=500 using <text:span text:style-name="T6">ScatterPlot()</text:span>. <text:s/>Plot the points so that there is a small gap between them. (Hint: ScatterPlot() cannot take rational numbers)</text:p>
      <text:p text:style-name="P48">b) Use the plot to determine the time values for the following distances:</text:p>
      <text:p text:style-name="P48">75, 150, 225, 400, 475. <text:s/></text:p>
      <text:p text:style-name="P48">Record these time values in your worksheet.</text:p>
      <text:h text:style-name="Heading_20_3" text:outline-level="3">Exercise 4</text:h>
      <text:p text:style-name="P48">a) Plot <text:span text:style-name="T6">f(d)</text:span> from d=0 to d=500 using <text:span text:style-name="T6">Plot2D()</text:span>.</text:p>
      <text:p text:style-name="P48">b) Use the plot to determine the time values for the following distances:</text:p>
      <text:p text:style-name="P48">77, 153, 226, 423, 492.</text:p>
      <text:p text:style-name="P48">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81833406" text:style-name="L3">
        <text:list-item>
          <text:p text:style-name="P92"><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2"><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2"><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2"><text:span text:style-name="T6">Input Text Field</text:span> - This text filed enables GeoGebra commands to be entered one at a time.</text:p>
        </text:list-item>
        <text:list-item>
          <text:p text:style-name="P92"><text:span text:style-name="T6">Domain Axis</text:span> - The <text:span text:style-name="T6">horizontal</text:span> axis which is on the bottom of the drawing pad. <text:s/>It is also referred to as the <text:span text:style-name="T6">x</text:span> axis.</text:p>
        </text:list-item>
        <text:list-item>
          <text:p text:style-name="P92"><text:span text:style-name="T6">Range Axis</text:span> - The <text:span text:style-name="T6">vertical</text:span> axis which is on the left side of the drawing pad. <text:s/>It is also referred to as the <text:span text:style-name="T6">y</text:span> axis.</text:p>
        </text:list-item>
        <text:list-item>
          <text:p text:style-name="P92"><text:span text:style-name="T6">Undo, Redo, And Reset Buttons</text:span> - The undo and redo buttons simply undo and redo actions which have been performed in GeoGebra. <text:s/>The reset button erases all entered work.</text:p>
        </text:list-item>
        <text:list-item>
          <text:p text:style-name="P92"><text:span text:style-name="T6">Object Select/Move Button</text:span> - When this button is selected, the mouse pointer can be used to select mathematical objects in the drawing pad and move them if desired.</text:p>
        </text:list-item>
        <text:list-item>
          <text:p text:style-name="P92"><draw:frame draw:style-name="fr3" draw:name="graphics1" text:anchor-type="paragraph" svg:x="0.7752in" svg:y="-0.0264in" svg:width="0.4898in" svg:height="0.5in" draw:z-index="4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2"><draw:frame draw:style-name="fr3" draw:name="graphics19" text:anchor-type="paragraph" svg:x="0.7752in" svg:y="-0.0161in" svg:width="0.4898in" svg:height="0.4898in" draw:z-index="46"><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67"><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1">(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1">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3"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3"><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4"><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07"><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8"><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2"><draw:image xlink:href="Pictures/1000020100000298000001B605395C2C.png" xlink:type="simple" xlink:show="embed" xlink:actuate="onLoad"/></draw:frame><text:soft-page-break/></text:p>
      <text:p text:style-name="P61">(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0"><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1"><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If you open a browser and go to the following website, you will be able to download a MathPiperIDE worksheet called <text:span text:style-name="T6">slope.mrw</text:span> which contains a better looking version of the above slope simulation <text:span text:style-name="T9">(Note: right click on the </text:span><text:soft-page-break/><text:span text:style-name="T9">"download" link and then save the .mrw file to your disk drive)</text:span>:</text:p>
      <text:p text:style-name="Text_20_body"><text:a xlink:type="simple" xlink:href="https://mathrider.dev.java.net/source/browse/mathrider/trunk/src/examples/books/exploring_stem_with_mathrider/slope.mrw">https://mathrider.dev.java.net/source/browse/mathrider/trunk/src/examples/books</text:a><text:a xlink:type="simple" xlink:href="https://mathrider.dev.java.net/source/browse/mathrider/trunk/src/examples/books/exploring_stem_with_mathrider/slope.mrw">/exploring_stem_with_mathrider/slope.mrw</text:a></text:p>
      <text:p text:style-name="Text_20_body"/>
      <text:p text:style-name="Text_20_body">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59"><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PiperIDE worksheet can also be used to execute GeoGebra commands (Note: this is different than a %geogebra_xml fold). <text:s/>For <text:soft-page-break/>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2"/>
      <text:p text:style-name="P62">%geogebra</text:p>
      <text:p text:style-name="P46"/>
      <text:p text:style-name="P27"><text:span text:style-name="T5">(</text:span><text:span text:style-name="T7">2</text:span>,<text:span text:style-name="T7">3</text:span><text:span text:style-name="T5">)</text:span></text:p>
      <text:p text:style-name="P27"><text:span text:style-name="T5">(</text:span><text:span text:style-name="T7">1</text:span>,<text:span text:style-name="T7">4</text:span><text:span text:style-name="T5">)</text:span></text:p>
      <text:p text:style-name="P27"><text:span text:style-name="T5">(</text:span><text:span text:style-name="T7">1</text:span>.<text:span text:style-name="T7">5</text:span>,<text:span text:style-name="T7">2</text:span><text:span text:style-name="T5">)</text:span></text:p>
      <text:p text:style-name="P46"/>
      <text:p text:style-name="P27"><text:span text:style-name="T7">2 </text:span>x</text:p>
      <text:p text:style-name="P46"/>
      <text:p text:style-name="P64">%/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39"/>
      <text:p text:style-name="P39">%geogebra,clear="true"</text:p>
      <text:p text:style-name="P46"/>
      <text:p text:style-name="P27"><text:span text:style-name="T5">(</text:span><text:span text:style-name="T7">2</text:span>,<text:span text:style-name="T7">3</text:span><text:span text:style-name="T5">)</text:span></text:p>
      <text:p text:style-name="P27"><text:span text:style-name="T5">(</text:span><text:span text:style-name="T7">1</text:span>,<text:span text:style-name="T7">4</text:span><text:span text:style-name="T5">)</text:span></text:p>
      <text:p text:style-name="P27"><text:span text:style-name="T5">(</text:span><text:span text:style-name="T7">1</text:span>.<text:span text:style-name="T7">5</text:span>,<text:span text:style-name="T7">2</text:span><text:span text:style-name="T5">)</text:span></text:p>
      <text:p text:style-name="P46"/>
      <text:p text:style-name="P27"><text:span text:style-name="T7">2</text:span> x</text:p>
      <text:p text:style-name="P46"/>
      <text:p text:style-name="P64">%/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39"/>
      <text:p text:style-name="P38">%geogebra,clear="true"</text:p>
      <text:p text:style-name="Preformatted_20_Text"/>
      <text:p text:style-name="P24">speed <text:span text:style-name="T5">=</text:span> <text:span text:style-name="T7">1</text:span></text:p>
      <text:p text:style-name="Preformatted_20_Text"/>
      <text:p text:style-name="P24"><text:span text:style-name="T39">f</text:span><text:span text:style-name="T5">(</text:span>x<text:span text:style-name="T5">)</text:span> <text:span text:style-name="T5">=</text:span> speed<text:span text:style-name="T5">*</text:span>x</text:p>
      <text:p text:style-name="Preformatted_20_Text"/>
      <text:p text:style-name="P64">%/geogebra</text:p>
      <text:p text:style-name="Text_20_body">After this fold has been executed, the ball which is next to the <text:span text:style-name="T6">speed</text:span> variable in the Free Objects list will need to be selected in order to view the slider for this <text:soft-page-break/>variable.</text:p>
      <text:p text:style-name="P61"/>
      <text:h text:style-name="Heading_20_2" text:outline-level="2">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PiperIDE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3">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2">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39"/>
      <text:p text:style-name="P39">%mathpiper,title=""</text:p>
      <text:p text:style-name="P46"/>
      <text:p text:style-name="P27">index <text:span text:style-name="T38">:=</text:span> <text:span text:style-name="T7">1</text:span>;</text:p>
      <text:p text:style-name="P46"/>
      <text:p text:style-name="P27"><text:span text:style-name="T41">While</text:span><text:span text:style-name="T5">(</text:span>index <text:span text:style-name="T5">&lt;=</text:span> <text:span text:style-name="T7">5</text:span><text:span text:style-name="T5">)</text:span></text:p>
      <text:p text:style-name="P27">[</text:p>
      <text:p text:style-name="P27"><text:s text:c="4"/>x <text:span text:style-name="T38">:=</text:span> <text:span text:style-name="T39">RandomInteger</text:span><text:span text:style-name="T5">(</text:span><text:span text:style-name="T7">8</text:span><text:span text:style-name="T5">)</text:span>;</text:p>
      <text:p text:style-name="P27"><text:s text:c="4"/></text:p>
      <text:p text:style-name="P27"><text:s text:c="4"/>y <text:span text:style-name="T38">:=</text:span> <text:span text:style-name="T39">RandomInteger</text:span><text:span text:style-name="T5">(</text:span><text:span text:style-name="T7">8</text:span><text:span text:style-name="T5">)</text:span>;</text:p>
      <text:p text:style-name="P27"><text:s text:c="4"/></text:p>
      <text:p text:style-name="P27"><text:s text:c="4"/><text:span text:style-name="T39">GeoGebraPoint</text:span><text:span text:style-name="T5">(</text:span><text:span text:style-name="T40">"A"</text:span>:<text:span text:style-name="T41">ToString(</text:span>index<text:span text:style-name="T5">)</text:span>, x, y<text:span text:style-name="T5">)</text:span>;</text:p>
      <text:p text:style-name="P27"><text:s text:c="4"/></text:p>
      <text:p text:style-name="P27"><text:s text:c="4"/>index<text:span text:style-name="T5">++</text:span>;</text:p>
      <text:p text:style-name="P27">];</text:p>
      <text:p text:style-name="P46"/>
      <text:p text:style-name="P64">%/mathpiper</text:p>
      <text:p text:style-name="Text_20_body"><text:soft-page-break/>Notice that in this program the variable <text:span text:style-name="T6">index</text:span> is turned into a string with the <text:span text:style-name="T6">To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Simulating A Ball Falling At A Constant Rate</text:h>
      <text:p text:style-name="Text_20_body">The following program uses a main <text:span text:style-name="T6">While loop</text:span> to simulate the dropping of a ball from a <text:span text:style-name="T6">height</text:span> of <text:span text:style-name="T6">4 units</text:span> and another <text:span text:style-name="T6">While loop inside it</text:span> is used to <text:span text:style-name="T6">regulate the rate</text:span> at which the ball drops:</text:p>
      <text:p text:style-name="P64"/>
      <text:p text:style-name="P64">%mathpiper,title="Ball falling at a constant rate."</text:p>
      <text:p text:style-name="P27">y <text:span text:style-name="T38">:=</text:span> <text:span text:style-name="T7">4</text:span>;</text:p>
      <text:p text:style-name="P46"/>
      <text:p text:style-name="P27"><text:span text:style-name="T41">While</text:span><text:span text:style-name="T5">(</text:span> y <text:span text:style-name="T5">&gt;=</text:span> <text:span text:style-name="T7">0</text:span><text:span text:style-name="T5">)</text:span></text:p>
      <text:p text:style-name="P27">[</text:p>
      <text:p text:style-name="P27"><text:s text:c="4"/><text:span text:style-name="T39">GeoGebraPoint</text:span><text:span text:style-name="T5">(</text:span><text:span text:style-name="T40">"BALL"</text:span>,<text:span text:style-name="T7">1</text:span>,y<text:span text:style-name="T5">)</text:span>;</text:p>
      <text:p text:style-name="P27"><text:s text:c="4"/></text:p>
      <text:p text:style-name="P27"><text:s text:c="4"/>y <text:span text:style-name="T38">:=</text:span> y <text:span text:style-name="T5">-</text:span> .<text:span text:style-name="T7">1</text:span>;</text:p>
      <text:p text:style-name="P27"><text:s text:c="4"/></text:p>
      <text:p text:style-name="P27"><text:s text:c="4"/></text:p>
      <text:p text:style-name="P27"><text:s text:c="4"/><text:span text:style-name="T28">/*</text:span></text:p>
      <text:p text:style-name="P45"><text:s text:c="6"/>The following code creates a delay which waits a</text:p>
      <text:p text:style-name="P45"><text:s text:c="6"/>specified number of nanoseconds before continuing.</text:p>
      <text:p text:style-name="P45"><text:s text:c="4"/>*/</text:p>
      <text:p text:style-name="P27"><text:s text:c="4"/></text:p>
      <text:p text:style-name="P27"><text:s text:c="4"/><text:span text:style-name="T28">//Obtain the current value of the system timer. <text:s/>The time</text:span></text:p>
      <text:p text:style-name="P27"><text:s text:c="4"/><text:span text:style-name="T28">//units are in nanoseconds.</text:span></text:p>
      <text:p text:style-name="P27"><text:s text:c="4"/>currentTime <text:span text:style-name="T38">:=</text:span> <text:span text:style-name="T39">SystemTimer</text:span><text:span text:style-name="T5">()</text:span>;</text:p>
      <text:p text:style-name="P27"><text:s text:c="4"/></text:p>
      <text:p text:style-name="P27"><text:s text:c="4"/><text:span text:style-name="T28">//Set the variable futureTime to a time which is a specified</text:span></text:p>
      <text:p text:style-name="P27"><text:s text:c="4"/><text:span text:style-name="T28">//number of nanoseconds into the future.</text:span></text:p>
      <text:p text:style-name="P27"><text:s text:c="4"/>futureTime <text:span text:style-name="T38">:=</text:span> currentTime <text:span text:style-name="T5">+</text:span> <text:span text:style-name="T7">50000000</text:span>;</text:p>
      <text:p text:style-name="P27"><text:s text:c="4"/></text:p>
      <text:p text:style-name="P27"><text:s text:c="4"/><text:span text:style-name="T28">//Wait in a loop until the system timer catches up to the</text:span></text:p>
      <text:p text:style-name="P27"><text:s text:c="4"/><text:span text:style-name="T28">//value in futureTime. <text:s/>NOP stands for No Operation.</text:span></text:p>
      <text:p text:style-name="P27"><text:s text:c="4"/><text:span text:style-name="T41">While</text:span><text:span text:style-name="T5">(</text:span> futureTime <text:span text:style-name="T5">&gt;</text:span> <text:span text:style-name="T39">SystemTimer</text:span><text:span text:style-name="T5">()</text:span> <text:span text:style-name="T5">)</text:span> NOP;</text:p>
      <text:p text:style-name="P27">];</text:p>
      <text:p text:style-name="P46"/>
      <text:p text:style-name="P64">%/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main While loop are <text:span text:style-name="T6">three lines of code</text:span> which <text:span text:style-name="T6">regulate how fast the loop iterates</text:span>. <text:s/>The <text:span text:style-name="T6">SystemTimer()</text:span> function obtains the <text:span text:style-name="T6">current value</text:span> of a <text:span text:style-name="T6">hardware timer</text:span> in the computer and the <text:span text:style-name="T6">integer it returns</text:span> is in units of <text:span text:style-name="T6">nanoseconds</text:span>:</text:p>
      <text:p text:style-name="Preformatted_20_Text"><text:soft-page-break/></text:p>
      <text:p text:style-name="Preformatted_20_Text">In&gt; SystemTimer()</text:p>
      <text:p text:style-name="P32">Result: 3430964856844</text:p>
      <text:p text:style-name="P32"/>
      <text:p text:style-name="Text_20_body">The <text:span text:style-name="T6">hardware timer starts counting time</text:span> when the computer is <text:span text:style-name="T6">booted up</text:span> and it continues to count time until the computer is <text:span text:style-name="T6">shut down</text:span>. <text:s/>In this example, I executed <text:span text:style-name="T6">SystemTimer()</text:span> on my machine and the number it returned was <text:span text:style-name="T6">3430964856844</text:span>. <text:s/>This means that my computer had been running for <text:s/><text:span text:style-name="T6">3,430,964,856,844</text:span> nanoseconds at the time I executed the function.</text:p>
      <text:p text:style-name="Text_20_body">In the program, the current value of the hardware timer is assigned to the <text:span text:style-name="T6">currentTime</text:span> variable . <text:s/>Then the number <text:span text:style-name="T6">50,000,000 is added to currentTime</text:span> and this value is <text:span text:style-name="T6">assigned</text:span> to the variable <text:span text:style-name="T6">futureTime</text:span>. <text:s/>This results in <text:span text:style-name="T6">futureTime</text:span> being "<text:span text:style-name="T6">sent into the future</text:span>" 50 million nanoseconds, which is <text:span text:style-name="T6">.05 seconds</text:span>. <text:s/>The <text:span text:style-name="T6">While loop</text:span> at the <text:span text:style-name="T6">bottom of the program</text:span> then loops and <text:span text:style-name="T6">waits</text:span> for the <text:span text:style-name="T6">hardware timer</text:span> to "<text:span text:style-name="T6">catch up</text:span>" to the time that is in <text:span text:style-name="T6">futureTime</text:span> and it executes an expression called <text:span text:style-name="T6">NOP</text:span> (which stands for No Operation) while it is waiting.</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68"><draw:image xlink:href="Pictures/10000000000004BB00000274876162AF.png" xlink:type="simple" xlink:show="embed" xlink:actuate="onLoad"/></draw:frame></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1"><draw:image xlink:href="Pictures/10000000000004BB000002749229CF23.png" xlink:type="simple" xlink:show="embed" xlink:actuate="onLoad"/></draw:frame><text:soft-page-break/></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69"><draw:image xlink:href="Pictures/10000000000004BB0000027499872B37.png" xlink:type="simple" xlink:show="embed" xlink:actuate="onLoad"/></draw:frame></text:p>
      <text:p text:style-name="Text_20_body">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0"><draw:image xlink:href="Pictures/10000000000004BB00000274B228C7AB.png" xlink:type="simple" xlink:show="embed" xlink:actuate="onLoad"/></draw:frame><text:soft-page-break/></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4">%mathpiper</text:p>
      <text:p text:style-name="P27">x <text:span text:style-name="T38">:=</text:span> <text:span text:style-name="T7">0</text:span>;</text:p>
      <text:p text:style-name="P46"/>
      <text:p text:style-name="P27">slope <text:span text:style-name="T38">:=</text:span> .<text:span text:style-name="T7">5</text:span>;</text:p>
      <text:p text:style-name="P46"/>
      <text:p text:style-name="P27"><text:span text:style-name="T41">While</text:span><text:span text:style-name="T5">(</text:span>x <text:span text:style-name="T5">&lt;=</text:span> <text:span text:style-name="T7">6</text:span><text:span text:style-name="T5">)</text:span></text:p>
      <text:p text:style-name="P27">[</text:p>
      <text:p text:style-name="P27"><text:s text:c="4"/>y <text:span text:style-name="T38">:=</text:span> slope <text:span text:style-name="T5">*</text:span> x <text:span text:style-name="T5">+</text:span> <text:span text:style-name="T7">1</text:span>;</text:p>
      <text:p text:style-name="P27"><text:s text:c="4"/></text:p>
      <text:p text:style-name="P27"><text:s text:c="4"/><text:span text:style-name="T39">GeoGebraPoint</text:span><text:span text:style-name="T5">(</text:span><text:span text:style-name="T40">"BALL"</text:span>,x,y<text:span text:style-name="T5">)</text:span>;</text:p>
      <text:p text:style-name="P27"/>
      <text:p text:style-name="P27"><text:s text:c="4"/>x <text:span text:style-name="T38">:=</text:span> x <text:span text:style-name="T5">+</text:span> .<text:span text:style-name="T7">1</text:span>;</text:p>
      <text:p text:style-name="P27"><text:s text:c="4"/></text:p>
      <text:p text:style-name="P27"><text:s text:c="4"/>currentTime <text:span text:style-name="T38">:=</text:span> <text:span text:style-name="T39">SystemTimer</text:span><text:span text:style-name="T5">()</text:span>;</text:p>
      <text:p text:style-name="P27"><text:s text:c="4"/>futureTime <text:span text:style-name="T38">:=</text:span> currentTime <text:span text:style-name="T5">+</text:span> <text:span text:style-name="T7">30000000</text:span>;</text:p>
      <text:p text:style-name="P27"><text:s text:c="4"/><text:span text:style-name="T41">While</text:span><text:span text:style-name="T5">(</text:span> futureTime <text:span text:style-name="T5">&gt;</text:span> <text:span text:style-name="T39">SystemTimer</text:span><text:span text:style-name="T5">()</text:span> <text:span text:style-name="T5">)</text:span> NOP;</text:p>
      <text:p text:style-name="P27">];</text:p>
      <text:p text:style-name="P46"/>
      <text:p text:style-name="P64">%/mathpiper</text:p>
      <text:p text:style-name="Text_20_body"><text:soft-page-break/>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4"/>
      <text:p text:style-name="P64">%mathpiper,title="Random walk with a point."</text:p>
      <text:p text:style-name="P27">currentPosition <text:span text:style-name="T38">:=</text:span> <text:span text:style-name="T5">{</text:span><text:span text:style-name="T7">0</text:span>,<text:span text:style-name="T7">0</text:span><text:span text:style-name="T5">}</text:span>;</text:p>
      <text:p text:style-name="P46"/>
      <text:p text:style-name="P27"><text:span text:style-name="T39">Repeat</text:span><text:span text:style-name="T5">(</text:span><text:span text:style-name="T7">75</text:span><text:span text:style-name="T5">)</text:span></text:p>
      <text:p text:style-name="P27">[</text:p>
      <text:p text:style-name="P27"><text:s text:c="4"/>step<text:span text:style-name="T38">:=</text:span> <text:span text:style-name="T39">RandomPickWeighted</text:span><text:span text:style-name="T5">({</text:span></text:p>
      <text:p text:style-name="P27"><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7"><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7"><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7"><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7"><text:s text:c="4"/></text:p>
      <text:p text:style-name="P27"><text:s text:c="4"/>currentPosition <text:span text:style-name="T38">:=</text:span> currentPosition <text:span text:style-name="T5">+</text:span> step;</text:p>
      <text:p text:style-name="P27"><text:s text:c="4"/></text:p>
      <text:p text:style-name="P27"><text:s text:c="4"/><text:span text:style-name="T39">GeoGebraPoint</text:span><text:span text:style-name="T5">(</text:span><text:span text:style-name="T40">"A"</text:span>,currentPosition[<text:span text:style-name="T7">1</text:span>],currentPosition[<text:span text:style-name="T7">2</text:span>]<text:span text:style-name="T5">)</text:span>;</text:p>
      <text:p text:style-name="P27"><text:s text:c="4"/></text:p>
      <text:p text:style-name="P27"><text:s text:c="4"/><text:span text:style-name="T28">//Time delay.</text:span></text:p>
      <text:p text:style-name="P27"><text:s text:c="4"/>time <text:span text:style-name="T38">:=</text:span> <text:span text:style-name="T39">SystemTimer</text:span><text:span text:style-name="T5">()</text:span>;</text:p>
      <text:p text:style-name="P27"><text:s text:c="4"/>time <text:span text:style-name="T38">:=</text:span> time <text:span text:style-name="T5">+</text:span> <text:span text:style-name="T7">100000000</text:span>;</text:p>
      <text:p text:style-name="P27"><text:s text:c="4"/><text:span text:style-name="T41">While</text:span><text:span text:style-name="T5">(</text:span> time <text:span text:style-name="T5">&gt;</text:span> <text:span text:style-name="T39">SystemTimer</text:span><text:span text:style-name="T5">()</text:span> <text:span text:style-name="T5">)</text:span> NOP;</text:p>
      <text:p text:style-name="P27">];</text:p>
      <text:p text:style-name="P46"/>
      <text:p text:style-name="P64">%/mathpiper</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2"><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2"/>
      <text:p text:style-name="P64">%geogebra,clear="true"</text:p>
      <text:p text:style-name="P45">//Creat the corners of the rectangle.</text:p>
      <text:p text:style-name="P27">C1 <text:span text:style-name="T5">=</text:span> <text:span text:style-name="T5">(</text:span><text:span text:style-name="T7">85</text:span>,<text:span text:style-name="T7">0</text:span><text:span text:style-name="T5">)</text:span></text:p>
      <text:p text:style-name="P27">C2 <text:span text:style-name="T5">=</text:span> <text:span text:style-name="T5">(</text:span><text:span text:style-name="T7">85</text:span>,<text:span text:style-name="T7">50</text:span><text:span text:style-name="T5">)</text:span></text:p>
      <text:p text:style-name="P27">C3 <text:span text:style-name="T5">=</text:span> <text:span text:style-name="T5">(</text:span><text:span text:style-name="T7">0</text:span>,<text:span text:style-name="T7">50</text:span><text:span text:style-name="T5">)</text:span></text:p>
      <text:p text:style-name="P46"/>
      <text:p text:style-name="P45">//Create top and left sides of the rectangle.</text:p>
      <text:p text:style-name="P27">Segment[C1,C2]</text:p>
      <text:p text:style-name="P27">Segment[C2,C3]</text:p>
      <text:p text:style-name="P46"/>
      <text:p text:style-name="P64">%/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74"><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39">%mathpiper,title="Bouncing Ball"</text:p>
      <text:p text:style-name="P46"/>
      <text:p text:style-name="P27">x <text:span text:style-name="T38">:=</text:span> <text:span text:style-name="T7">27</text:span>;</text:p>
      <text:p text:style-name="P46"/>
      <text:p text:style-name="P27">y <text:span text:style-name="T38">:=</text:span> <text:span text:style-name="T7">9</text:span>;</text:p>
      <text:p text:style-name="P46"/>
      <text:p text:style-name="P27">xDirection <text:span text:style-name="T38">:=</text:span> .<text:span text:style-name="T7">5</text:span>;</text:p>
      <text:p text:style-name="P46"/>
      <text:p text:style-name="P27">yDirection <text:span text:style-name="T38">:=</text:span> .<text:span text:style-name="T7">5</text:span>;</text:p>
      <text:p text:style-name="P46"/>
      <text:p text:style-name="P27"><text:span text:style-name="T39">Repeat</text:span><text:span text:style-name="T5">()</text:span></text:p>
      <text:p text:style-name="P27">[</text:p>
      <text:p text:style-name="P27"><text:s text:c="4"/><text:span text:style-name="T39">GeoGebraPoint</text:span><text:span text:style-name="T5">(</text:span><text:span text:style-name="T40">"A"</text:span>,x,y<text:span text:style-name="T5">)</text:span>;</text:p>
      <text:p text:style-name="P27"><text:s text:c="4"/></text:p>
      <text:p text:style-name="P27"><text:s text:c="4"/>x <text:span text:style-name="T38">:=</text:span> x <text:span text:style-name="T5">+</text:span> xDirection;</text:p>
      <text:p text:style-name="P27"><text:s text:c="4"/></text:p>
      <text:p text:style-name="P27"><text:s text:c="4"/>y <text:span text:style-name="T38">:=</text:span> y <text:span text:style-name="T5">+</text:span> yDirection;</text:p>
      <text:p text:style-name="P27"><text:s text:c="4"/></text:p>
      <text:p text:style-name="P27"><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7"><text:s text:c="4"/></text:p>
      <text:p text:style-name="P27"><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7"><text:s text:c="4"/></text:p>
      <text:p text:style-name="P27"><text:s text:c="4"/><text:span text:style-name="T28">//Time delay.</text:span></text:p>
      <text:p text:style-name="P27"><text:s text:c="4"/>time <text:span text:style-name="T38">:=</text:span> <text:span text:style-name="T39">SystemTimer</text:span><text:span text:style-name="T5">()</text:span>;</text:p>
      <text:p text:style-name="P27"><text:s text:c="4"/>time <text:span text:style-name="T38">:=</text:span> time <text:span text:style-name="T5">+</text:span> <text:span text:style-name="T7">10000000</text:span>;</text:p>
      <text:p text:style-name="P27"><text:s text:c="4"/><text:span text:style-name="T41">While</text:span><text:span text:style-name="T5">(</text:span> time <text:span text:style-name="T5">&gt;</text:span> <text:span text:style-name="T39">SystemTimer</text:span><text:span text:style-name="T5">()</text:span> <text:span text:style-name="T5">)</text:span> NOP;</text:p>
      <text:p text:style-name="P27">];</text:p>
      <text:p text:style-name="P46"/>
      <text:p text:style-name="P64">%/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oft-page-break/><text:span text:style-name="T9">Calculation" button is pressed in the MathPiper console. </text:span><text:s/></text:p>
      <text:p text:style-name="Text_20_body">The ball <text:span text:style-name="T6">always moves in a diagonal direction</text:span> and this is done by <text:span text:style-name="T6">adding .5</text:span> 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2">x Change</text:p>
            </table:table-cell>
            <table:table-cell table:style-name="BouncingBallDirections.A1" office:value-type="string">
              <text:p text:style-name="P82">y Change</text:p>
            </table:table-cell>
            <table:table-cell table:style-name="BouncingBallDirections.C1" office:value-type="string">
              <text:p text:style-name="P82">Direction</text:p>
            </table:table-cell>
          </table:table-row>
        </table:table-header-rows>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lef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73"><draw:image xlink:href="Pictures/1000000000000782000003E41EA9D178.png" xlink:type="simple" xlink:show="embed" xlink:actuate="onLoad"/></draw:frame></text:h>
      <text:h text:style-name="Heading_20_2" text:outline-level="2">The GeoGebraPlot() Function</text:h>
      <text:p text:style-name="Text_20_body">The <text:span text:style-name="T6">GeoGebraPlot()</text:span> function takes a function and then plots it in GeoGebra. <text:s/>In the following code, GeoGebraPlot() is used to plot x^2:</text:p>
      <text:p text:style-name="Text_20_body"><draw:frame draw:style-name="fr3" draw:name="graphics58" text:anchor-type="paragraph" svg:x="0.7165in" svg:y="0in" svg:width="5.8071in" svg:height="2.7346in" draw:z-index="101"><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text:soft-page-break/>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5"><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76"><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7"><draw:image xlink:href="Pictures/10000000000005440000025F8E7422A7.png" xlink:type="simple" xlink:show="embed" xlink:actuate="onLoad"/></draw:frame></text:p>
      <text:p text:style-name="P61"/>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3">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5"><draw:frame draw:style-name="fr4" draw:name="Object78" text:anchor-type="as-char" svg:width="1.4528in" svg:height="0.6571in" draw:z-index="143"><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6">(<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145"><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on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download the following <text:span text:style-name="T6">tossing_a_ball_into_the_air.mrw</text:span> file to your computer by <text:span text:style-name="T6">right clicking on the download link</text:span> which is at this URL and selecting "<text:span text:style-name="T6">Save Link As...</text:span>" from the popup menu which is displayed"</text:p>
      <text:p text:style-name="Text_20_body"><text:a xlink:type="simple" xlink:href="https://mathrider.dev.java.net/source/browse/mathrider/trunk/src/examples/books/exploring_stem_with_mathrider/tossing_a_ball_into_the_air.mrw">https://mathrider.dev.java.net/source/browse/mathrider/trunk/src/examples/books/exploring_stem_with_mathrider/tossing_a_ball_into_the_air.mrw</text:a></text:p>
      <text:p text:style-name="Text_20_body"/>
      <text:p text:style-name="Text_20_body">This .mr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92"><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5"><draw:frame draw:style-name="fr4" draw:name="Object85" text:anchor-type="as-char" svg:width="3.1862in" svg:height="0.3575in" draw:z-index="147"><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6">(<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95"><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2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96"><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start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information that they relay.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97"><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Turn on the V<text:span text:style-name="T6">elocity vs. time function</text:span> check box and observe what happens on the drawing pad:</text:p>
      <text:p text:style-name="Text_20_body"><draw:frame draw:style-name="fr3" draw:name="graphics50" text:anchor-type="paragraph" svg:x="0.6854in" svg:y="0.1791in" svg:width="5.4075in" svg:height="5.2591in" draw:z-index="98"><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99"><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In&gt; <text:bookmark-start text:name="DDE_LINK45"/>f(x) := 20*x-9.8*x^2/2<text:bookmark-end text:name="DDE_LINK45"/></text:p>
      <text:p text:style-name="P32">Result: True</text:p>
      <text:p text:style-name="Preformatted_20_Text"/>
      <text:p text:style-name="Preformatted_20_Text">In&gt; f(x)</text:p>
      <text:p text:style-name="P32">Result: 20*x-(9.8*x^2)/2</text:p>
      <text:p text:style-name="Preformatted_20_Text"/>
      <text:p text:style-name="Preformatted_20_Text">In&gt; GeoGebraPlot(f(x))</text:p>
      <text:p text:style-name="P32">Result: java.lang.Boolean</text:p>
      <text:p text:style-name="Text_20_body"/>
      <text:p text:style-name="Text_20_body"/>
      <text:p text:style-name="Text_20_body"><draw:frame draw:style-name="fr3" draw:name="graphics52" text:anchor-type="paragraph" svg:x="0.7866in" svg:y="0.1772in" svg:width="5.2736in" svg:height="4.9217in" draw:z-index="78"><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ifferentiate()</text:span>. <text:s/>Here is the simplest calling format for the <text:span text:style-name="T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ifferentiate()</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g(x) := Differentiate(x) f(x)</text:p>
      <text:p text:style-name="P32">Result: True</text:p>
      <text:p text:style-name="Preformatted_20_Text"/>
      <text:p text:style-name="Preformatted_20_Text">In&gt; g(x)</text:p>
      <text:p text:style-name="P32">Result: <text:bookmark-start text:name="DDE_LINK42"/>20-(19.6*x)/2<text:bookmark-end text:name="DDE_LINK42"/></text:p>
      <text:p text:style-name="Preformatted_20_Text"/>
      <text:p text:style-name="Preformatted_20_Text">In&gt; GeoGebraPlot(g(x))</text:p>
      <text:p text:style-name="P32">Result: java.lang.Boolean</text:p>
      <text:p text:style-name="Text_20_body"/>
      <text:p text:style-name="Text_20_body"><draw:frame draw:style-name="fr3" draw:name="graphics53" text:anchor-type="paragraph" svg:x="0.8098in" svg:y="0.1457in" svg:width="5.2102in" svg:height="4.8626in" draw:z-index="79"><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g2(x) := 20-(19.6*x)/2</text:p>
      <text:p text:style-name="P32">Result: True</text:p>
      <text:p text:style-name="Preformatted_20_Text"/>
      <text:p text:style-name="Preformatted_20_Text">In&gt; GeoGebraPlot(g2(x))</text:p>
      <text:p text:style-name="P32">Result: java.lang.Boolean</text:p>
      <text:p text:style-name="Text_20_body"/>
      <text:p text:style-name="Text_20_body"/>
      <text:p text:style-name="Text_20_body"><draw:frame draw:style-name="fr3" draw:name="graphics54" text:anchor-type="paragraph" svg:x="0.8465in" svg:y="0.0744in" svg:width="5.2575in" svg:height="5.0555in" draw:z-index="80"><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2">Result: True</text:p>
      <text:p text:style-name="Preformatted_20_Text"/>
      <text:p text:style-name="Preformatted_20_Text">In&gt; f2(x)</text:p>
      <text:p text:style-name="P32">Result: 20*x-(19.6*x^2)/4</text:p>
      <text:p text:style-name="Preformatted_20_Text"/>
      <text:p text:style-name="Preformatted_20_Text">In&gt; GeoGebraPlot(f2(x))</text:p>
      <text:p text:style-name="P32">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3"><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f(x) := 20*x-9.8*x^2/2<text:bookmark-end text:name="DDE_LINK47"/></text:p>
      <text:p text:style-name="P32">Result: True</text:p>
      <text:p text:style-name="Preformatted_20_Text"/>
      <text:p text:style-name="Preformatted_20_Text">In&gt; Solve(f(x) == 0, x)</text:p>
      <text:p text:style-name="P32">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2">Result: {x==0,x==4.081632653}</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In&gt; <text:bookmark-start text:name="DDE_LINK48"/>f(x) := 20*x-9.8*x^2/2<text:bookmark-end text:name="DDE_LINK48"/></text:p>
      <text:p text:style-name="P32">Result: True</text:p>
      <text:p text:style-name="Preformatted_20_Text"/>
      <text:p text:style-name="Preformatted_20_Text">In&gt; f(x)</text:p>
      <text:p text:style-name="P32">Result: 20*x-(9.8*x^2)/2</text:p>
      <text:p text:style-name="Preformatted_20_Text"/>
      <text:p text:style-name="Preformatted_20_Text">In&gt; g(x) := Differentiate(x) f(x) <text:s/>//Derive the velocity vs. time function.</text:p>
      <text:p text:style-name="P32">Result: True</text:p>
      <text:p text:style-name="Preformatted_20_Text"/>
      <text:p text:style-name="Preformatted_20_Text">In&gt; g(x)</text:p>
      <text:p text:style-name="P32">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2">Result: x==2.040816327</text:p>
      <text:p text:style-name="P32"/>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highestPointTime := EquationRight(highestPointTimeEquation)</text:p>
      <text:p text:style-name="P32">Result: 2.040816327</text:p>
      <text:p text:style-name="P32"/>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highestPoint := N( f(highestPointTime) )</text:p>
      <text:p text:style-name="P32">Result: 20.40816326</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2"/>
      <text:p text:style-name="P39"><text:bookmark-start text:name="DDE_LINK44"/>%mathpiper,title="Dropping a ball with gravity."</text:p>
      <text:p text:style-name="P46"/>
      <text:p text:style-name="P27">simulatedTime <text:span text:style-name="T38">:=</text:span> <text:span text:style-name="T7">0</text:span>; <text:span text:style-name="T28">//Simulated time in seconds.</text:span></text:p>
      <text:p text:style-name="P46"/>
      <text:p text:style-name="P27">dt <text:span text:style-name="T38">:=</text:span> <text:span text:style-name="T7">0</text:span>.<text:span text:style-name="T7">01</text:span>; <text:span text:style-name="T28">//Delta t in seconds: the amount time changes in each loop iteration.</text:span></text:p>
      <text:p text:style-name="P45"/>
      <text:p text:style-name="P27">x<text:span text:style-name="T28"> </text:span><text:span text:style-name="T38">:=</text:span><text:span text:style-name="T28"> </text:span><text:span text:style-name="T7">1</text:span><text:span text:style-name="T28">; //Set the horizontal position of the ball 1 meter to the right of 0.</text:span></text:p>
      <text:p text:style-name="P46"/>
      <text:p text:style-name="P27">y <text:span text:style-name="T38">:=</text:span> <text:span text:style-name="T7">20</text:span>; <text:span text:style-name="T28">//Set the vertical position of the ball to 20 meters above the ground.</text:span></text:p>
      <text:p text:style-name="P46"/>
      <text:p text:style-name="P27">v <text:span text:style-name="T38">:=</text:span> <text:span text:style-name="T7">0</text:span>; <text:span text:style-name="T28">//Set the initial velocity of the ball to 0 meters/second.</text:span></text:p>
      <text:p text:style-name="P46"/>
      <text:p text:style-name="P27">g <text:span text:style-name="T38">:=</text:span> <text:span text:style-name="T5">-</text:span><text:span text:style-name="T7">9</text:span>.<text:span text:style-name="T7">8</text:span>; <text:span text:style-name="T28">//Set the acceleration of gravity to -9.8 meters per second^2.</text:span></text:p>
      <text:p text:style-name="P27"/>
      <text:p text:style-name="P46"/>
      <text:p text:style-name="P27"><text:span text:style-name="T39">Repeat</text:span><text:span text:style-name="T5">()</text:span></text:p>
      <text:p text:style-name="P27">[</text:p>
      <text:p text:style-name="P27"><text:s text:c="4"/><text:span text:style-name="T39">GeoGebraPoint</text:span><text:span text:style-name="T5">(</text:span><text:span text:style-name="T40">"Ball"</text:span>,x,y<text:span text:style-name="T5">)</text:span>; <text:span text:style-name="T28">//Plot the ball.</text:span></text:p>
      <text:p text:style-name="P27"><text:s text:c="4"/></text:p>
      <text:p text:style-name="P27"><text:s text:c="4"/>y <text:span text:style-name="T38">:=</text:span> y <text:span text:style-name="T5">+</text:span> v<text:span text:style-name="T5">*</text:span>dt; <text:span text:style-name="T28">//Calculate the new y position of the ball.</text:span></text:p>
      <text:p text:style-name="P27"><text:s text:c="4"/></text:p>
      <text:p text:style-name="P2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7"><text:s text:c="4"/></text:p>
      <text:p text:style-name="P27"><text:s text:c="4"/>v <text:span text:style-name="T38">:=</text:span> v <text:span text:style-name="T5">+</text:span> g<text:span text:style-name="T5">*</text:span>dt; <text:span text:style-name="T28">//Calculate the new velocity of the ball.</text:span></text:p>
      <text:p text:style-name="P27"><text:s text:c="4"/></text:p>
      <text:p text:style-name="P27"><text:s text:c="4"/>simulatedTime <text:span text:style-name="T38">:=</text:span> simulatedTime <text:span text:style-name="T5">+</text:span> dt; <text:span text:style-name="T28">//Move simulated time ahead .01 seconds.</text:span></text:p>
      <text:p text:style-name="P27"><text:s text:c="4"/></text:p>
      <text:p text:style-name="P27"><text:s text:c="4"/><text:span text:style-name="T28">//Time delay.</text:span></text:p>
      <text:p text:style-name="P27"><text:s text:c="4"/>currentTime <text:span text:style-name="T38">:=</text:span> <text:span text:style-name="T39">SystemTimer</text:span><text:span text:style-name="T5">()</text:span>;</text:p>
      <text:p text:style-name="P27"><text:s text:c="4"/>futureTime <text:span text:style-name="T38">:=</text:span> currentTime <text:span text:style-name="T5">+</text:span> <text:span text:style-name="T7">10000000</text:span>; <text:span text:style-name="T28">//10000000 nanoseconds = .01 second.</text:span></text:p>
      <text:p text:style-name="P27"><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7">];</text:p>
      <text:p text:style-name="P46"/>
      <text:p text:style-name="P64"><text:soft-page-break/>%/mathpiper<text:bookmark-end text:name="DDE_LINK44"/></text:p>
      <text:p text:style-name="Text_20_body">Here is the trace that is produced if a line is connected to the dropping ball:</text:p>
      <text:p text:style-name="Text_20_body"/>
      <text:p text:style-name="Text_20_body"><draw:frame draw:style-name="fr2" draw:name="graphics56" text:anchor-type="paragraph" svg:width="6.9252in" svg:height="3.452in" draw:z-index="84"><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79"><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text:soft-page-break/>How The Line y := y + v*dt Works</text:h>
      <text:p text:style-name="Text_20_body">An especially important line of code in the above program is <text:span text:style-name="T6">y := y + v*dt</text:span> which <text:span text:style-name="T6">calculates the new position of y for the next time increment dt</text:span>. <text:s/>In order to understand how this lin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87"><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2">Result: {rise==slope*run}</text:p>
      <text:p text:style-name="Preformatted_20_Text"/>
      <text:p text:style-name="Text_20_body">If you look at <text:span text:style-name="T6">y := y + v*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Line v := v + g*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In&gt; f(x) := 20*x-9.8*x^2/2</text:p>
      <text:p text:style-name="P32">Result: True</text:p>
      <text:p text:style-name="Preformatted_20_Text"/>
      <text:p text:style-name="Preformatted_20_Text">In&gt; f(x)</text:p>
      <text:p text:style-name="P32">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g(x) := Differentiate(x) f(x)</text:p>
      <text:p text:style-name="P32">Result: True</text:p>
      <text:p text:style-name="Preformatted_20_Text"/>
      <text:p text:style-name="Preformatted_20_Text">In&gt; g(x)</text:p>
      <text:p text:style-name="P32">Result: 20-(19.6*x)/2</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N( Differentiate(x) g(x) )</text:p>
      <text:p text:style-name="P32">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39"/>
      <text:p text:style-name="P39">%mathpiper,title="Tossing a ball into the air with gravity."</text:p>
      <text:p text:style-name="P46"/>
      <text:p text:style-name="P27">simulatedTime <text:span text:style-name="T38">:=</text:span> <text:span text:style-name="T7">0</text:span>; <text:span text:style-name="T28">//Simulated time in seconds.</text:span></text:p>
      <text:p text:style-name="P46"><text:soft-page-break/></text:p>
      <text:p text:style-name="P27">dt <text:span text:style-name="T38">:=</text:span> <text:span text:style-name="T7">0</text:span>.<text:span text:style-name="T7">01</text:span>; <text:span text:style-name="T28">//Delta t in seconds: the amount time changes in each loop iteration.</text:span></text:p>
      <text:p text:style-name="P46"/>
      <text:p text:style-name="P27">x <text:span text:style-name="T38">:=</text:span> <text:span text:style-name="T7">1</text:span>; <text:span text:style-name="T28">//Set the horizontal position of the ball 1 meter to the right of 0.</text:span></text:p>
      <text:p text:style-name="P46"/>
      <text:p text:style-name="P27">y <text:span text:style-name="T38">:=</text:span> <text:span text:style-name="T7">0</text:span>; <text:span text:style-name="T28">//Set the vertical position of the ball to 20 meters above the ground.</text:span></text:p>
      <text:p text:style-name="P46"/>
      <text:p text:style-name="P27">v <text:span text:style-name="T38">:=</text:span> <text:span text:style-name="T7">20</text:span>; <text:span text:style-name="T28">//Set the initial velocity of the ball to 0 meters/second.</text:span></text:p>
      <text:p text:style-name="P46"/>
      <text:p text:style-name="P46"><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6"/>
      <text:p text:style-name="P27"><text:span text:style-name="T39">Repeat</text:span><text:span text:style-name="T5">()</text:span></text:p>
      <text:p text:style-name="P27">[</text:p>
      <text:p text:style-name="P27"><text:s text:c="4"/><text:span text:style-name="T39">GeoGebraPoint</text:span><text:span text:style-name="T5">(</text:span><text:span text:style-name="T40">"Ball"</text:span>,x,y<text:span text:style-name="T5">)</text:span>; <text:span text:style-name="T28">//Plot the ball.</text:span></text:p>
      <text:p text:style-name="P27"><text:s text:c="4"/></text:p>
      <text:p text:style-name="P27"><text:s text:c="4"/>y <text:span text:style-name="T38">:=</text:span> y <text:span text:style-name="T5">+</text:span> v<text:span text:style-name="T5">*</text:span>dt; <text:span text:style-name="T28">//Calculate the new y position of the ball.</text:span></text:p>
      <text:p text:style-name="P27"><text:s text:c="4"/></text:p>
      <text:p text:style-name="P2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7"><text:s text:c="4"/></text:p>
      <text:p text:style-name="P27"><text:s text:c="4"/>v <text:span text:style-name="T38">:=</text:span> v <text:span text:style-name="T5">+</text:span> g<text:span text:style-name="T5">*</text:span>dt; <text:span text:style-name="T28">//Calculate the new velocity of the ball.</text:span></text:p>
      <text:p text:style-name="P27"><text:s text:c="4"/></text:p>
      <text:p text:style-name="P27"><text:s text:c="4"/>simulatedTime <text:span text:style-name="T38">:=</text:span> simulatedTime <text:span text:style-name="T5">+</text:span> dt; <text:span text:style-name="T28">//Move simulated time ahead .01 seconds.</text:span></text:p>
      <text:p text:style-name="P27"><text:s text:c="4"/></text:p>
      <text:p text:style-name="P27"><text:s text:c="4"/><text:span text:style-name="T28">//Time delay.</text:span></text:p>
      <text:p text:style-name="P27"><text:s text:c="4"/>currentTime <text:span text:style-name="T38">:=</text:span> <text:span text:style-name="T39">SystemTimer</text:span><text:span text:style-name="T5">()</text:span>;</text:p>
      <text:p text:style-name="P27"><text:s text:c="4"/>futureTime <text:span text:style-name="T38">:=</text:span> currentTime <text:span text:style-name="T5">+</text:span> <text:span text:style-name="T7">10000000</text:span>; <text:span text:style-name="T28">//10000000 nanoseconds = .01 second.</text:span></text:p>
      <text:p text:style-name="P27"><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7">];</text:p>
      <text:p text:style-name="P46"/>
      <text:p text:style-name="P39">%/mathpiper</text:p>
      <text:p text:style-name="P39"/>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39"/>
      <text:p text:style-name="P39">%mathpiper,title="Throwing a ball horizontally with gravity."</text:p>
      <text:p text:style-name="P46"/>
      <text:p text:style-name="P46">simulatedTime <text:span text:style-name="T38">:=</text:span> <text:span text:style-name="T7">0</text:span>; <text:span text:style-name="T28">//Simulated time in seconds.</text:span></text:p>
      <text:p text:style-name="P46"/>
      <text:p text:style-name="P46">dt <text:span text:style-name="T38">:=</text:span> <text:span text:style-name="T7">0</text:span>.<text:span text:style-name="T7">01</text:span>; <text:span text:style-name="T28">//Delta t in seconds: the amount time changes in each loop iteration.</text:span></text:p>
      <text:p text:style-name="P46"/>
      <text:p text:style-name="P46">x <text:span text:style-name="T38">:=</text:span> <text:span text:style-name="T7">1</text:span>; <text:span text:style-name="T28">//Set the horizontal position of the ball 1 meter to the right of 0.</text:span></text:p>
      <text:p text:style-name="P46"/>
      <text:p text:style-name="P46">y <text:span text:style-name="T38">:=</text:span> <text:span text:style-name="T7">0</text:span>; <text:span text:style-name="T28">//Set the vertical position of the ball to 20 meters above the ground.</text:span></text:p>
      <text:p text:style-name="P46"/>
      <text:p text:style-name="P46">v <text:span text:style-name="T38">:=</text:span> <text:span text:style-name="T7">20</text:span>; <text:span text:style-name="T28">//Set the initial velocity of the ball to 0 meters/second.</text:span></text:p>
      <text:p text:style-name="P46"/>
      <text:p text:style-name="P46"><text:soft-page-break/>g <text:span text:style-name="T38">:=</text:span> <text:span text:style-name="T5">-</text:span><text:span text:style-name="T7">9</text:span>.<text:span text:style-name="T7">8</text:span>; <text:span text:style-name="T28">//Set the acceleration of gravity to -9.8 meters per second.</text:span></text:p>
      <text:p text:style-name="P46"/>
      <text:p text:style-name="P46"><text:span text:style-name="T39">Repeat</text:span><text:span text:style-name="T5">()</text:span></text:p>
      <text:p text:style-name="P46">[</text:p>
      <text:p text:style-name="P46"><text:s text:c="4"/><text:span text:style-name="T39">GeoGebraPoint</text:span><text:span text:style-name="T5">(</text:span><text:span text:style-name="T40">"Ball"</text:span>,x,y<text:span text:style-name="T5">)</text:span>; <text:span text:style-name="T28">//Plot the ball.</text:span></text:p>
      <text:p text:style-name="P46"><text:s text:c="4"/></text:p>
      <text:p text:style-name="P46"><text:s text:c="4"/>y <text:span text:style-name="T38">:=</text:span> y <text:span text:style-name="T5">+</text:span> v<text:span text:style-name="T5">*</text:span>dt; <text:span text:style-name="T28">//Calculate the new y position of the ball.</text:span></text:p>
      <text:p text:style-name="P46"><text:s text:c="4"/></text:p>
      <text:p text:style-name="P46"><text:s text:c="4"/>x <text:span text:style-name="T38">:=</text:span> x <text:span text:style-name="T5">+</text:span> <text:span text:style-name="T7">10</text:span>*dt; <text:span text:style-name="T28">//Move the ball to the right at 10 meters/second.</text:span></text:p>
      <text:p text:style-name="P46"><text:s text:c="4"/></text:p>
      <text:p text:style-name="P46"><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6"><text:s text:c="4"/></text:p>
      <text:p text:style-name="P46"><text:s text:c="4"/>v <text:span text:style-name="T38">:=</text:span> v <text:span text:style-name="T5">+</text:span> g<text:span text:style-name="T5">*</text:span>dt; <text:span text:style-name="T28">//Calculate the new velocity of the ball.</text:span></text:p>
      <text:p text:style-name="P46"><text:s text:c="4"/></text:p>
      <text:p text:style-name="P46"><text:s text:c="4"/>simulatedTime <text:span text:style-name="T38">:=</text:span> simulatedTime <text:span text:style-name="T5">+</text:span> dt; <text:span text:style-name="T28">//Move simulated time ahead .01 seconds.</text:span></text:p>
      <text:p text:style-name="P46"><text:s text:c="4"/></text:p>
      <text:p text:style-name="P46"><text:s text:c="4"/><text:span text:style-name="T28">//Time delay.</text:span></text:p>
      <text:p text:style-name="P46"><text:s text:c="4"/>currentTime <text:span text:style-name="T38">:=</text:span> <text:span text:style-name="T39">SystemTimer</text:span><text:span text:style-name="T5">()</text:span>;</text:p>
      <text:p text:style-name="P46"><text:s text:c="4"/>futureTime <text:span text:style-name="T38">:=</text:span> currentTime <text:span text:style-name="T5">+</text:span> <text:span text:style-name="T7">10000000</text:span>; <text:span text:style-name="T28">//10000000 nanoseconds = .01 second.</text:span></text:p>
      <text:p text:style-name="P46"><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46">];</text:p>
      <text:p text:style-name="Preformatted_20_Text"/>
      <text:p text:style-name="P39">%/mathpiper</text:p>
      <text:p text:style-name="P39"/>
      <text:p text:style-name="P54">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85"><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6">book_2_section_11_exercises_&lt;your first name&gt;_&lt;your last name&gt;.mrw</text:span><text:span text:style-name="T46">. </text:span><text:s/><text:soft-page-break/>(<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1">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 <text:s/></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 </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Also give each ball a different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text:soft-page-break/>bounces differently than the other ones. <text:s/>Also give each ball a different horizontal position.</text:p>
      <text:h text:style-name="Heading_20_3" text:outline-level="3">Exercise 5</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W - <text:date style:data-style-name="N37" text:date-value="2010-01-10T02:28:25">01/10/10</text:date><text:tab/>Exploring STEM With MathPiper<text:tab/><text:page-number text:select-page="current">1</text:page-number>/<text:page-count>17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01-10T02:28:25</dc:date>
    <meta:editing-cycles>844</meta:editing-cycles>
    <meta:editing-duration>PT465H15M11S</meta:editing-duration>
    <meta:document-statistic meta:table-count="31" meta:image-count="58" meta:object-count="120" meta:page-count="174" meta:paragraph-count="3238" meta:word-count="36657" meta:character-count="23936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